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0.7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0.4854in"/>
    </style:style>
    <style:style style:name="co24" style:family="table-column">
      <style:table-column-properties fo:break-before="auto" style:column-width="0.3457in"/>
    </style:style>
    <style:style style:name="co25" style:family="table-column">
      <style:table-column-properties fo:break-before="auto" style:column-width="0.4752in"/>
    </style:style>
    <style:style style:name="co26" style:family="table-column">
      <style:table-column-properties fo:break-before="auto" style:column-width="0.6898in"/>
    </style:style>
    <style:style style:name="co27" style:family="table-column">
      <style:table-column-properties fo:break-before="auto" style:column-width="0.6138in"/>
    </style:style>
    <style:style style:name="co28" style:family="table-column">
      <style:table-column-properties fo:break-before="auto" style:column-width="0.4535in"/>
    </style:style>
    <style:style style:name="co29" style:family="table-column">
      <style:table-column-properties fo:break-before="auto" style:column-width="0.5283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pmachine15-few-loaders-5-400-interleave0.01-sanitiz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48:29</text:p>
          </table:table-cell>
          <table:table-cell office:value-type="float" office:value="59672312" calcext:value-type="float">
            <text:p>59672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1228" calcext:value-type="float">
            <text:p>3791228</text:p>
          </table:table-cell>
          <table:table-cell office:value-type="float" office:value="121636" calcext:value-type="float">
            <text:p>121636</text:p>
          </table:table-cell>
          <table:table-cell office:value-type="float" office:value="93008" calcext:value-type="float">
            <text:p>93008</text:p>
          </table:table-cell>
          <table:table-cell office:value-type="float" office:value="28628" calcext:value-type="float">
            <text:p>286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833" calcext:value-type="float">
            <text:p>3833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808" calcext:value-type="float">
            <text:p>3080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48:30</text:p>
          </table:table-cell>
          <table:table-cell office:value-type="float" office:value="59312380" calcext:value-type="float">
            <text:p>59312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8776" calcext:value-type="float">
            <text:p>188776</text:p>
          </table:table-cell>
          <table:table-cell office:value-type="float" office:value="151752" calcext:value-type="float">
            <text:p>151752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45" calcext:value-type="float">
            <text:p>1945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938" calcext:value-type="float">
            <text:p>26938</text:p>
          </table:table-cell>
          <table:table-cell office:value-type="float" office:value="15744" calcext:value-type="float">
            <text:p>15744</text:p>
          </table:table-cell>
          <table:table-cell office:value-type="float" office:value="15209" calcext:value-type="float">
            <text:p>15209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1296" calcext:value-type="float">
            <text:p>21296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1</text:p>
          </table:table-cell>
          <table:table-cell office:value-type="float" office:value="59094608" calcext:value-type="float">
            <text:p>5909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42060" calcext:value-type="float">
            <text:p>242060</text:p>
          </table:table-cell>
          <table:table-cell office:value-type="float" office:value="205036" calcext:value-type="float">
            <text:p>205036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34" calcext:value-type="float">
            <text:p>133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78" calcext:value-type="float">
            <text:p>67878</text:p>
          </table:table-cell>
          <table:table-cell office:value-type="float" office:value="16512" calcext:value-type="float">
            <text:p>16512</text:p>
          </table:table-cell>
          <table:table-cell office:value-type="float" office:value="15922" calcext:value-type="float">
            <text:p>15922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104" calcext:value-type="float">
            <text:p>151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2</text:p>
          </table:table-cell>
          <table:table-cell office:value-type="float" office:value="59035348" calcext:value-type="float">
            <text:p>59035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45760" calcext:value-type="float">
            <text:p>245760</text:p>
          </table:table-cell>
          <table:table-cell office:value-type="float" office:value="208672" calcext:value-type="float">
            <text:p>208672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992" calcext:value-type="float">
            <text:p>34992</text:p>
          </table:table-cell>
          <table:table-cell office:value-type="float" office:value="17024" calcext:value-type="float">
            <text:p>17024</text:p>
          </table:table-cell>
          <table:table-cell office:value-type="float" office:value="16378" calcext:value-type="float">
            <text:p>16378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936" calcext:value-type="float">
            <text:p>159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3</text:p>
          </table:table-cell>
          <table:table-cell office:value-type="float" office:value="59009600" calcext:value-type="float">
            <text:p>5900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3880" calcext:value-type="float">
            <text:p>253880</text:p>
          </table:table-cell>
          <table:table-cell office:value-type="float" office:value="216792" calcext:value-type="float">
            <text:p>216792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24" calcext:value-type="float">
            <text:p>312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568" calcext:value-type="float">
            <text:p>65568</text:p>
          </table:table-cell>
          <table:table-cell office:value-type="float" office:value="17536" calcext:value-type="float">
            <text:p>17536</text:p>
          </table:table-cell>
          <table:table-cell office:value-type="float" office:value="16908" calcext:value-type="float">
            <text:p>16908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1296" calcext:value-type="float">
            <text:p>21296</text:p>
          </table:table-cell>
          <table:table-cell office:value-type="float" office:value="17856" calcext:value-type="float">
            <text:p>178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24" calcext:value-type="float">
            <text:p>31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4</text:p>
          </table:table-cell>
          <table:table-cell office:value-type="float" office:value="58989084" calcext:value-type="float">
            <text:p>58989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61424" calcext:value-type="float">
            <text:p>261424</text:p>
          </table:table-cell>
          <table:table-cell office:value-type="float" office:value="224296" calcext:value-type="float">
            <text:p>224296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23" calcext:value-type="float">
            <text:p>212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4" calcext:value-type="float">
            <text:p>804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96" calcext:value-type="float">
            <text:p>3079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5</text:p>
          </table:table-cell>
          <table:table-cell office:value-type="float" office:value="59027808" calcext:value-type="float">
            <text:p>59027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4" calcext:value-type="float">
            <text:p>804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6</text:p>
          </table:table-cell>
          <table:table-cell office:value-type="float" office:value="59028272" calcext:value-type="float">
            <text:p>5902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7" calcext:value-type="float">
            <text:p>8047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7</text:p>
          </table:table-cell>
          <table:table-cell office:value-type="float" office:value="59027244" calcext:value-type="float">
            <text:p>59027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9" calcext:value-type="float">
            <text:p>8049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8</text:p>
          </table:table-cell>
          <table:table-cell office:value-type="float" office:value="59026412" calcext:value-type="float">
            <text:p>59026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9" calcext:value-type="float">
            <text:p>8049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9</text:p>
          </table:table-cell>
          <table:table-cell office:value-type="float" office:value="59026772" calcext:value-type="float">
            <text:p>5902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2" calcext:value-type="float">
            <text:p>8052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0</text:p>
          </table:table-cell>
          <table:table-cell office:value-type="float" office:value="59025644" calcext:value-type="float">
            <text:p>59025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1</text:p>
          </table:table-cell>
          <table:table-cell office:value-type="float" office:value="59025432" calcext:value-type="float">
            <text:p>59025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2</text:p>
          </table:table-cell>
          <table:table-cell office:value-type="float" office:value="59024744" calcext:value-type="float">
            <text:p>59024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7" calcext:value-type="float">
            <text:p>8057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3</text:p>
          </table:table-cell>
          <table:table-cell office:value-type="float" office:value="58980140" calcext:value-type="float">
            <text:p>58980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7" calcext:value-type="float">
            <text:p>8057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4</text:p>
          </table:table-cell>
          <table:table-cell office:value-type="float" office:value="58766088" calcext:value-type="float">
            <text:p>5876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2460" calcext:value-type="float">
            <text:p>4052460</text:p>
          </table:table-cell>
          <table:table-cell office:value-type="float" office:value="310140" calcext:value-type="float">
            <text:p>310140</text:p>
          </table:table-cell>
          <table:table-cell office:value-type="float" office:value="273012" calcext:value-type="float">
            <text:p>273012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358" calcext:value-type="float">
            <text:p>17358</text:p>
          </table:table-cell>
          <table:table-cell office:value-type="float" office:value="68148" calcext:value-type="float">
            <text:p>68148</text:p>
          </table:table-cell>
          <table:table-cell office:value-type="float" office:value="65884" calcext:value-type="float">
            <text:p>65884</text:p>
          </table:table-cell>
          <table:table-cell office:value-type="float" office:value="5632" calcext:value-type="float">
            <text:p>5632</text:p>
          </table:table-cell>
          <table:table-cell office:value-type="float" office:value="5018" calcext:value-type="float">
            <text:p>5018</text:p>
          </table:table-cell>
          <table:table-cell office:value-type="float" office:value="84568" calcext:value-type="float">
            <text:p>84568</text:p>
          </table:table-cell>
          <table:table-cell office:value-type="float" office:value="18176" calcext:value-type="float">
            <text:p>181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7900" calcext:value-type="float">
            <text:p>7900</text:p>
          </table:table-cell>
          <table:table-cell office:value-type="float" office:value="4436" calcext:value-type="float">
            <text:p>4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5</text:p>
          </table:table-cell>
          <table:table-cell office:value-type="float" office:value="58450172" calcext:value-type="float">
            <text:p>58450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1244" calcext:value-type="float">
            <text:p>4171244</text:p>
          </table:table-cell>
          <table:table-cell office:value-type="float" office:value="438532" calcext:value-type="float">
            <text:p>438532</text:p>
          </table:table-cell>
          <table:table-cell office:value-type="float" office:value="401404" calcext:value-type="float">
            <text:p>401404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784" calcext:value-type="float">
            <text:p>36784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658" calcext:value-type="float">
            <text:p>192658</text:p>
          </table:table-cell>
          <table:table-cell office:value-type="float" office:value="15052" calcext:value-type="float">
            <text:p>15052</text:p>
          </table:table-cell>
          <table:table-cell office:value-type="float" office:value="13933" calcext:value-type="float">
            <text:p>13933</text:p>
          </table:table-cell>
          <table:table-cell office:value-type="float" office:value="236508" calcext:value-type="float">
            <text:p>23650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9614" calcext:value-type="float">
            <text:p>19614</text:p>
          </table:table-cell>
          <table:table-cell office:value-type="float" office:value="11714" calcext:value-type="float">
            <text:p>1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6</text:p>
          </table:table-cell>
          <table:table-cell office:value-type="float" office:value="58346520" calcext:value-type="float">
            <text:p>58346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office:value-type="float" office:value="3851" calcext:value-type="float">
            <text:p>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7</text:p>
          </table:table-cell>
          <table:table-cell office:value-type="float" office:value="58345584" calcext:value-type="float">
            <text:p>58345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8</text:p>
          </table:table-cell>
          <table:table-cell office:value-type="float" office:value="58339656" calcext:value-type="float">
            <text:p>58339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9</text:p>
          </table:table-cell>
          <table:table-cell office:value-type="float" office:value="58338900" calcext:value-type="float">
            <text:p>58338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0</text:p>
          </table:table-cell>
          <table:table-cell office:value-type="float" office:value="58338900" calcext:value-type="float">
            <text:p>58338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1</text:p>
          </table:table-cell>
          <table:table-cell office:value-type="float" office:value="58339132" calcext:value-type="float">
            <text:p>58339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2</text:p>
          </table:table-cell>
          <table:table-cell office:value-type="float" office:value="58338396" calcext:value-type="float">
            <text:p>58338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3</text:p>
          </table:table-cell>
          <table:table-cell office:value-type="float" office:value="58337924" calcext:value-type="float">
            <text:p>58337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4</text:p>
          </table:table-cell>
          <table:table-cell office:value-type="float" office:value="58336832" calcext:value-type="float">
            <text:p>5833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5</text:p>
          </table:table-cell>
          <table:table-cell office:value-type="float" office:value="58336380" calcext:value-type="float">
            <text:p>58336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6</text:p>
          </table:table-cell>
          <table:table-cell office:value-type="float" office:value="58352784" calcext:value-type="float">
            <text:p>58352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9" calcext:value-type="float">
            <text:p>1128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12860" calcext:value-type="float">
            <text:p>212860</text:p>
          </table:table-cell>
          <table:table-cell office:value-type="float" office:value="18124" calcext:value-type="float">
            <text:p>18124</text:p>
          </table:table-cell>
          <table:table-cell office:value-type="float" office:value="15341" calcext:value-type="float">
            <text:p>1534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8:57</text:p>
          </table:table-cell>
          <table:table-cell office:value-type="float" office:value="58352936" calcext:value-type="float">
            <text:p>58352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1" calcext:value-type="float">
            <text:p>11291</text:p>
          </table:table-cell>
          <table:table-cell office:value-type="float" office:value="239680" calcext:value-type="float">
            <text:p>239680</text:p>
          </table:table-cell>
          <table:table-cell office:value-type="float" office:value="212860" calcext:value-type="float">
            <text:p>212860</text:p>
          </table:table-cell>
          <table:table-cell office:value-type="float" office:value="18124" calcext:value-type="float">
            <text:p>18124</text:p>
          </table:table-cell>
          <table:table-cell office:value-type="float" office:value="15341" calcext:value-type="float">
            <text:p>1534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8</text:p>
          </table:table-cell>
          <table:table-cell office:value-type="float" office:value="58305044" calcext:value-type="float">
            <text:p>58305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1" calcext:value-type="float">
            <text:p>11291</text:p>
          </table:table-cell>
          <table:table-cell office:value-type="float" office:value="239680" calcext:value-type="float">
            <text:p>239680</text:p>
          </table:table-cell>
          <table:table-cell office:value-type="float" office:value="212860" calcext:value-type="float">
            <text:p>212860</text:p>
          </table:table-cell>
          <table:table-cell office:value-type="float" office:value="18124" calcext:value-type="float">
            <text:p>18124</text:p>
          </table:table-cell>
          <table:table-cell office:value-type="float" office:value="15341" calcext:value-type="float">
            <text:p>1534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9</text:p>
          </table:table-cell>
          <table:table-cell office:value-type="float" office:value="58219880" calcext:value-type="float">
            <text:p>58219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33" calcext:value-type="float">
            <text:p>10933</text:p>
          </table:table-cell>
          <table:table-cell office:value-type="float" office:value="239680" calcext:value-type="float">
            <text:p>239680</text:p>
          </table:table-cell>
          <table:table-cell office:value-type="float" office:value="191106" calcext:value-type="float">
            <text:p>191106</text:p>
          </table:table-cell>
          <table:table-cell office:value-type="float" office:value="18124" calcext:value-type="float">
            <text:p>18124</text:p>
          </table:table-cell>
          <table:table-cell office:value-type="float" office:value="13811" calcext:value-type="float">
            <text:p>1381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0</text:p>
          </table:table-cell>
          <table:table-cell office:value-type="float" office:value="58157084" calcext:value-type="float">
            <text:p>58157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33" calcext:value-type="float">
            <text:p>10933</text:p>
          </table:table-cell>
          <table:table-cell office:value-type="float" office:value="239680" calcext:value-type="float">
            <text:p>239680</text:p>
          </table:table-cell>
          <table:table-cell office:value-type="float" office:value="191106" calcext:value-type="float">
            <text:p>191106</text:p>
          </table:table-cell>
          <table:table-cell office:value-type="float" office:value="18124" calcext:value-type="float">
            <text:p>18124</text:p>
          </table:table-cell>
          <table:table-cell office:value-type="float" office:value="13811" calcext:value-type="float">
            <text:p>1381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1</text:p>
          </table:table-cell>
          <table:table-cell office:value-type="float" office:value="58157088" calcext:value-type="float">
            <text:p>58157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33" calcext:value-type="float">
            <text:p>10933</text:p>
          </table:table-cell>
          <table:table-cell office:value-type="float" office:value="239680" calcext:value-type="float">
            <text:p>239680</text:p>
          </table:table-cell>
          <table:table-cell office:value-type="float" office:value="191107" calcext:value-type="float">
            <text:p>191107</text:p>
          </table:table-cell>
          <table:table-cell office:value-type="float" office:value="18124" calcext:value-type="float">
            <text:p>18124</text:p>
          </table:table-cell>
          <table:table-cell office:value-type="float" office:value="13811" calcext:value-type="float">
            <text:p>1381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2</text:p>
          </table:table-cell>
          <table:table-cell office:value-type="float" office:value="58178856" calcext:value-type="float">
            <text:p>5817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72" calcext:value-type="float">
            <text:p>10572</text:p>
          </table:table-cell>
          <table:table-cell office:value-type="float" office:value="239680" calcext:value-type="float">
            <text:p>239680</text:p>
          </table:table-cell>
          <table:table-cell office:value-type="float" office:value="169353" calcext:value-type="float">
            <text:p>169353</text:p>
          </table:table-cell>
          <table:table-cell office:value-type="float" office:value="18124" calcext:value-type="float">
            <text:p>18124</text:p>
          </table:table-cell>
          <table:table-cell office:value-type="float" office:value="12282" calcext:value-type="float">
            <text:p>1228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3</text:p>
          </table:table-cell>
          <table:table-cell office:value-type="float" office:value="58178000" calcext:value-type="float">
            <text:p>5817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75" calcext:value-type="float">
            <text:p>10575</text:p>
          </table:table-cell>
          <table:table-cell office:value-type="float" office:value="239680" calcext:value-type="float">
            <text:p>239680</text:p>
          </table:table-cell>
          <table:table-cell office:value-type="float" office:value="169353" calcext:value-type="float">
            <text:p>169353</text:p>
          </table:table-cell>
          <table:table-cell office:value-type="float" office:value="18124" calcext:value-type="float">
            <text:p>18124</text:p>
          </table:table-cell>
          <table:table-cell office:value-type="float" office:value="12282" calcext:value-type="float">
            <text:p>1228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4</text:p>
          </table:table-cell>
          <table:table-cell office:value-type="float" office:value="58177960" calcext:value-type="float">
            <text:p>58177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75" calcext:value-type="float">
            <text:p>10575</text:p>
          </table:table-cell>
          <table:table-cell office:value-type="float" office:value="239680" calcext:value-type="float">
            <text:p>239680</text:p>
          </table:table-cell>
          <table:table-cell office:value-type="float" office:value="169353" calcext:value-type="float">
            <text:p>169353</text:p>
          </table:table-cell>
          <table:table-cell office:value-type="float" office:value="18124" calcext:value-type="float">
            <text:p>18124</text:p>
          </table:table-cell>
          <table:table-cell office:value-type="float" office:value="12282" calcext:value-type="float">
            <text:p>1228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5</text:p>
          </table:table-cell>
          <table:table-cell office:value-type="float" office:value="58200508" calcext:value-type="float">
            <text:p>58200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" calcext:value-type="float">
            <text:p>10214</text:p>
          </table:table-cell>
          <table:table-cell office:value-type="float" office:value="239680" calcext:value-type="float">
            <text:p>239680</text:p>
          </table:table-cell>
          <table:table-cell office:value-type="float" office:value="147598" calcext:value-type="float">
            <text:p>147598</text:p>
          </table:table-cell>
          <table:table-cell office:value-type="float" office:value="18124" calcext:value-type="float">
            <text:p>18124</text:p>
          </table:table-cell>
          <table:table-cell office:value-type="float" office:value="10752" calcext:value-type="float">
            <text:p>1075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6</text:p>
          </table:table-cell>
          <table:table-cell office:value-type="float" office:value="58200516" calcext:value-type="float">
            <text:p>58200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7" calcext:value-type="float">
            <text:p>10217</text:p>
          </table:table-cell>
          <table:table-cell office:value-type="float" office:value="239680" calcext:value-type="float">
            <text:p>239680</text:p>
          </table:table-cell>
          <table:table-cell office:value-type="float" office:value="147598" calcext:value-type="float">
            <text:p>147598</text:p>
          </table:table-cell>
          <table:table-cell office:value-type="float" office:value="18124" calcext:value-type="float">
            <text:p>18124</text:p>
          </table:table-cell>
          <table:table-cell office:value-type="float" office:value="10752" calcext:value-type="float">
            <text:p>1075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7</text:p>
          </table:table-cell>
          <table:table-cell office:value-type="float" office:value="58202036" calcext:value-type="float">
            <text:p>5820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7" calcext:value-type="float">
            <text:p>10217</text:p>
          </table:table-cell>
          <table:table-cell office:value-type="float" office:value="239680" calcext:value-type="float">
            <text:p>239680</text:p>
          </table:table-cell>
          <table:table-cell office:value-type="float" office:value="147598" calcext:value-type="float">
            <text:p>147598</text:p>
          </table:table-cell>
          <table:table-cell office:value-type="float" office:value="18124" calcext:value-type="float">
            <text:p>18124</text:p>
          </table:table-cell>
          <table:table-cell office:value-type="float" office:value="10752" calcext:value-type="float">
            <text:p>1075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8</text:p>
          </table:table-cell>
          <table:table-cell office:value-type="float" office:value="58224980" calcext:value-type="float">
            <text:p>58224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485024" calcext:value-type="float">
            <text:p>485024</text:p>
          </table:table-cell>
          <table:table-cell office:value-type="float" office:value="447896" calcext:value-type="float">
            <text:p>44789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6" calcext:value-type="float">
            <text:p>9856</text:p>
          </table:table-cell>
          <table:table-cell office:value-type="float" office:value="237632" calcext:value-type="float">
            <text:p>237632</text:p>
          </table:table-cell>
          <table:table-cell office:value-type="float" office:value="125844" calcext:value-type="float">
            <text:p>125844</text:p>
          </table:table-cell>
          <table:table-cell office:value-type="float" office:value="18124" calcext:value-type="float">
            <text:p>18124</text:p>
          </table:table-cell>
          <table:table-cell office:value-type="float" office:value="9223" calcext:value-type="float">
            <text:p>9223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9</text:p>
          </table:table-cell>
          <table:table-cell office:value-type="float" office:value="58224476" calcext:value-type="float">
            <text:p>58224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485024" calcext:value-type="float">
            <text:p>485024</text:p>
          </table:table-cell>
          <table:table-cell office:value-type="float" office:value="447896" calcext:value-type="float">
            <text:p>44789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8" calcext:value-type="float">
            <text:p>9858</text:p>
          </table:table-cell>
          <table:table-cell office:value-type="float" office:value="237632" calcext:value-type="float">
            <text:p>237632</text:p>
          </table:table-cell>
          <table:table-cell office:value-type="float" office:value="125844" calcext:value-type="float">
            <text:p>125844</text:p>
          </table:table-cell>
          <table:table-cell office:value-type="float" office:value="18124" calcext:value-type="float">
            <text:p>18124</text:p>
          </table:table-cell>
          <table:table-cell office:value-type="float" office:value="9223" calcext:value-type="float">
            <text:p>9223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0</text:p>
          </table:table-cell>
          <table:table-cell office:value-type="float" office:value="58244364" calcext:value-type="float">
            <text:p>58244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485024" calcext:value-type="float">
            <text:p>485024</text:p>
          </table:table-cell>
          <table:table-cell office:value-type="float" office:value="447896" calcext:value-type="float">
            <text:p>44789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8" calcext:value-type="float">
            <text:p>9858</text:p>
          </table:table-cell>
          <table:table-cell office:value-type="float" office:value="237632" calcext:value-type="float">
            <text:p>237632</text:p>
          </table:table-cell>
          <table:table-cell office:value-type="float" office:value="125844" calcext:value-type="float">
            <text:p>125844</text:p>
          </table:table-cell>
          <table:table-cell office:value-type="float" office:value="18124" calcext:value-type="float">
            <text:p>18124</text:p>
          </table:table-cell>
          <table:table-cell office:value-type="float" office:value="9223" calcext:value-type="float">
            <text:p>9223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1</text:p>
          </table:table-cell>
          <table:table-cell office:value-type="float" office:value="58287488" calcext:value-type="float">
            <text:p>5828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9676" calcext:value-type="float">
            <text:p>4189676</text:p>
          </table:table-cell>
          <table:table-cell office:value-type="float" office:value="464784" calcext:value-type="float">
            <text:p>464784</text:p>
          </table:table-cell>
          <table:table-cell office:value-type="float" office:value="427656" calcext:value-type="float">
            <text:p>42765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8" calcext:value-type="float">
            <text:p>9498</text:p>
          </table:table-cell>
          <table:table-cell office:value-type="float" office:value="217152" calcext:value-type="float">
            <text:p>217152</text:p>
          </table:table-cell>
          <table:table-cell office:value-type="float" office:value="104090" calcext:value-type="float">
            <text:p>104090</text:p>
          </table:table-cell>
          <table:table-cell office:value-type="float" office:value="18124" calcext:value-type="float">
            <text:p>18124</text:p>
          </table:table-cell>
          <table:table-cell office:value-type="float" office:value="7694" calcext:value-type="float">
            <text:p>769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2</text:p>
          </table:table-cell>
          <table:table-cell office:value-type="float" office:value="58287488" calcext:value-type="float">
            <text:p>5828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9676" calcext:value-type="float">
            <text:p>4189676</text:p>
          </table:table-cell>
          <table:table-cell office:value-type="float" office:value="464784" calcext:value-type="float">
            <text:p>464784</text:p>
          </table:table-cell>
          <table:table-cell office:value-type="float" office:value="427656" calcext:value-type="float">
            <text:p>42765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500" calcext:value-type="float">
            <text:p>9500</text:p>
          </table:table-cell>
          <table:table-cell office:value-type="float" office:value="217152" calcext:value-type="float">
            <text:p>217152</text:p>
          </table:table-cell>
          <table:table-cell office:value-type="float" office:value="104090" calcext:value-type="float">
            <text:p>104090</text:p>
          </table:table-cell>
          <table:table-cell office:value-type="float" office:value="18124" calcext:value-type="float">
            <text:p>18124</text:p>
          </table:table-cell>
          <table:table-cell office:value-type="float" office:value="7694" calcext:value-type="float">
            <text:p>769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3</text:p>
          </table:table-cell>
          <table:table-cell office:value-type="float" office:value="58312076" calcext:value-type="float">
            <text:p>58312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9676" calcext:value-type="float">
            <text:p>4189676</text:p>
          </table:table-cell>
          <table:table-cell office:value-type="float" office:value="464784" calcext:value-type="float">
            <text:p>464784</text:p>
          </table:table-cell>
          <table:table-cell office:value-type="float" office:value="427656" calcext:value-type="float">
            <text:p>42765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500" calcext:value-type="float">
            <text:p>9500</text:p>
          </table:table-cell>
          <table:table-cell office:value-type="float" office:value="217152" calcext:value-type="float">
            <text:p>217152</text:p>
          </table:table-cell>
          <table:table-cell office:value-type="float" office:value="104091" calcext:value-type="float">
            <text:p>104091</text:p>
          </table:table-cell>
          <table:table-cell office:value-type="float" office:value="18124" calcext:value-type="float">
            <text:p>18124</text:p>
          </table:table-cell>
          <table:table-cell office:value-type="float" office:value="7694" calcext:value-type="float">
            <text:p>769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4</text:p>
          </table:table-cell>
          <table:table-cell office:value-type="float" office:value="58351644" calcext:value-type="float">
            <text:p>5835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9196" calcext:value-type="float">
            <text:p>4169196</text:p>
          </table:table-cell>
          <table:table-cell office:value-type="float" office:value="444544" calcext:value-type="float">
            <text:p>444544</text:p>
          </table:table-cell>
          <table:table-cell office:value-type="float" office:value="407416" calcext:value-type="float">
            <text:p>40741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42" calcext:value-type="float">
            <text:p>9142</text:p>
          </table:table-cell>
          <table:table-cell office:value-type="float" office:value="196672" calcext:value-type="float">
            <text:p>196672</text:p>
          </table:table-cell>
          <table:table-cell office:value-type="float" office:value="82336" calcext:value-type="float">
            <text:p>82336</text:p>
          </table:table-cell>
          <table:table-cell office:value-type="float" office:value="18124" calcext:value-type="float">
            <text:p>18124</text:p>
          </table:table-cell>
          <table:table-cell office:value-type="float" office:value="6164" calcext:value-type="float">
            <text:p>616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5</text:p>
          </table:table-cell>
          <table:table-cell office:value-type="float" office:value="58351248" calcext:value-type="float">
            <text:p>58351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9196" calcext:value-type="float">
            <text:p>4169196</text:p>
          </table:table-cell>
          <table:table-cell office:value-type="float" office:value="444544" calcext:value-type="float">
            <text:p>444544</text:p>
          </table:table-cell>
          <table:table-cell office:value-type="float" office:value="407416" calcext:value-type="float">
            <text:p>40741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42" calcext:value-type="float">
            <text:p>9142</text:p>
          </table:table-cell>
          <table:table-cell office:value-type="float" office:value="196672" calcext:value-type="float">
            <text:p>196672</text:p>
          </table:table-cell>
          <table:table-cell office:value-type="float" office:value="82336" calcext:value-type="float">
            <text:p>82336</text:p>
          </table:table-cell>
          <table:table-cell office:value-type="float" office:value="18124" calcext:value-type="float">
            <text:p>18124</text:p>
          </table:table-cell>
          <table:table-cell office:value-type="float" office:value="6164" calcext:value-type="float">
            <text:p>616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6</text:p>
          </table:table-cell>
          <table:table-cell office:value-type="float" office:value="58369524" calcext:value-type="float">
            <text:p>58369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9196" calcext:value-type="float">
            <text:p>4169196</text:p>
          </table:table-cell>
          <table:table-cell office:value-type="float" office:value="444544" calcext:value-type="float">
            <text:p>444544</text:p>
          </table:table-cell>
          <table:table-cell office:value-type="float" office:value="407416" calcext:value-type="float">
            <text:p>40741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42" calcext:value-type="float">
            <text:p>9142</text:p>
          </table:table-cell>
          <table:table-cell office:value-type="float" office:value="196672" calcext:value-type="float">
            <text:p>196672</text:p>
          </table:table-cell>
          <table:table-cell office:value-type="float" office:value="82336" calcext:value-type="float">
            <text:p>82336</text:p>
          </table:table-cell>
          <table:table-cell office:value-type="float" office:value="18124" calcext:value-type="float">
            <text:p>18124</text:p>
          </table:table-cell>
          <table:table-cell office:value-type="float" office:value="6164" calcext:value-type="float">
            <text:p>616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7</text:p>
          </table:table-cell>
          <table:table-cell office:value-type="float" office:value="58405632" calcext:value-type="float">
            <text:p>58405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30448" calcext:value-type="float">
            <text:p>430448</text:p>
          </table:table-cell>
          <table:table-cell office:value-type="float" office:value="393320" calcext:value-type="float">
            <text:p>3933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1" calcext:value-type="float">
            <text:p>8781</text:p>
          </table:table-cell>
          <table:table-cell office:value-type="float" office:value="182336" calcext:value-type="float">
            <text:p>182336</text:p>
          </table:table-cell>
          <table:table-cell office:value-type="float" office:value="60582" calcext:value-type="float">
            <text:p>60582</text:p>
          </table:table-cell>
          <table:table-cell office:value-type="float" office:value="18124" calcext:value-type="float">
            <text:p>18124</text:p>
          </table:table-cell>
          <table:table-cell office:value-type="float" office:value="4635" calcext:value-type="float">
            <text:p>4635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8</text:p>
          </table:table-cell>
          <table:table-cell office:value-type="float" office:value="58405972" calcext:value-type="float">
            <text:p>58405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30448" calcext:value-type="float">
            <text:p>430448</text:p>
          </table:table-cell>
          <table:table-cell office:value-type="float" office:value="393320" calcext:value-type="float">
            <text:p>3933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4" calcext:value-type="float">
            <text:p>8784</text:p>
          </table:table-cell>
          <table:table-cell office:value-type="float" office:value="182336" calcext:value-type="float">
            <text:p>182336</text:p>
          </table:table-cell>
          <table:table-cell office:value-type="float" office:value="60582" calcext:value-type="float">
            <text:p>60582</text:p>
          </table:table-cell>
          <table:table-cell office:value-type="float" office:value="18124" calcext:value-type="float">
            <text:p>18124</text:p>
          </table:table-cell>
          <table:table-cell office:value-type="float" office:value="4635" calcext:value-type="float">
            <text:p>4635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9</text:p>
          </table:table-cell>
          <table:table-cell office:value-type="float" office:value="58422744" calcext:value-type="float">
            <text:p>58422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30448" calcext:value-type="float">
            <text:p>430448</text:p>
          </table:table-cell>
          <table:table-cell office:value-type="float" office:value="393320" calcext:value-type="float">
            <text:p>3933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4" calcext:value-type="float">
            <text:p>8784</text:p>
          </table:table-cell>
          <table:table-cell office:value-type="float" office:value="182336" calcext:value-type="float">
            <text:p>182336</text:p>
          </table:table-cell>
          <table:table-cell office:value-type="float" office:value="60582" calcext:value-type="float">
            <text:p>60582</text:p>
          </table:table-cell>
          <table:table-cell office:value-type="float" office:value="18124" calcext:value-type="float">
            <text:p>18124</text:p>
          </table:table-cell>
          <table:table-cell office:value-type="float" office:value="4635" calcext:value-type="float">
            <text:p>4635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0</text:p>
          </table:table-cell>
          <table:table-cell office:value-type="float" office:value="58465864" calcext:value-type="float">
            <text:p>58465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3" calcext:value-type="float">
            <text:p>8423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21</text:p>
          </table:table-cell>
          <table:table-cell office:value-type="float" office:value="58465592" calcext:value-type="float">
            <text:p>58465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2</text:p>
          </table:table-cell>
          <table:table-cell office:value-type="float" office:value="58465496" calcext:value-type="float">
            <text:p>58465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3</text:p>
          </table:table-cell>
          <table:table-cell office:value-type="float" office:value="58465244" calcext:value-type="float">
            <text:p>58465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4</text:p>
          </table:table-cell>
          <table:table-cell office:value-type="float" office:value="58466168" calcext:value-type="float">
            <text:p>58466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5</text:p>
          </table:table-cell>
          <table:table-cell office:value-type="float" office:value="58484032" calcext:value-type="float">
            <text:p>58484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6</text:p>
          </table:table-cell>
          <table:table-cell office:value-type="float" office:value="58483832" calcext:value-type="float">
            <text:p>58483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7</text:p>
          </table:table-cell>
          <table:table-cell office:value-type="float" office:value="58483548" calcext:value-type="float">
            <text:p>58483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8</text:p>
          </table:table-cell>
          <table:table-cell office:value-type="float" office:value="58497848" calcext:value-type="float">
            <text:p>5849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9</text:p>
          </table:table-cell>
          <table:table-cell office:value-type="float" office:value="58498120" calcext:value-type="float">
            <text:p>58498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0</text:p>
          </table:table-cell>
          <table:table-cell office:value-type="float" office:value="58498268" calcext:value-type="float">
            <text:p>58498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1</text:p>
          </table:table-cell>
          <table:table-cell office:value-type="float" office:value="58520336" calcext:value-type="float">
            <text:p>58520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2</text:p>
          </table:table-cell>
          <table:table-cell office:value-type="float" office:value="58520368" calcext:value-type="float">
            <text:p>58520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3</text:p>
          </table:table-cell>
          <table:table-cell office:value-type="float" office:value="58520212" calcext:value-type="float">
            <text:p>5852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4</text:p>
          </table:table-cell>
          <table:table-cell office:value-type="float" office:value="58520188" calcext:value-type="float">
            <text:p>5852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5</text:p>
          </table:table-cell>
          <table:table-cell office:value-type="float" office:value="58538908" calcext:value-type="float">
            <text:p>58538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6</text:p>
          </table:table-cell>
          <table:table-cell office:value-type="float" office:value="58538980" calcext:value-type="float">
            <text:p>5853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7</text:p>
          </table:table-cell>
          <table:table-cell office:value-type="float" office:value="58538668" calcext:value-type="float">
            <text:p>58538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8</text:p>
          </table:table-cell>
          <table:table-cell office:value-type="float" office:value="58538476" calcext:value-type="float">
            <text:p>58538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9</text:p>
          </table:table-cell>
          <table:table-cell office:value-type="float" office:value="58538924" calcext:value-type="float">
            <text:p>58538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0</text:p>
          </table:table-cell>
          <table:table-cell office:value-type="float" office:value="58538608" calcext:value-type="float">
            <text:p>5853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1</text:p>
          </table:table-cell>
          <table:table-cell office:value-type="float" office:value="58538668" calcext:value-type="float">
            <text:p>58538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2</text:p>
          </table:table-cell>
          <table:table-cell office:value-type="float" office:value="58537728" calcext:value-type="float">
            <text:p>58537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3</text:p>
          </table:table-cell>
          <table:table-cell office:value-type="float" office:value="58537064" calcext:value-type="float">
            <text:p>58537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4</text:p>
          </table:table-cell>
          <table:table-cell office:value-type="float" office:value="58537348" calcext:value-type="float">
            <text:p>58537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5</text:p>
          </table:table-cell>
          <table:table-cell office:value-type="float" office:value="58536712" calcext:value-type="float">
            <text:p>58536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6</text:p>
          </table:table-cell>
          <table:table-cell office:value-type="float" office:value="58536088" calcext:value-type="float">
            <text:p>5853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7</text:p>
          </table:table-cell>
          <table:table-cell office:value-type="float" office:value="58536436" calcext:value-type="float">
            <text:p>58536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8</text:p>
          </table:table-cell>
          <table:table-cell office:value-type="float" office:value="58536044" calcext:value-type="float">
            <text:p>58536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9</text:p>
          </table:table-cell>
          <table:table-cell office:value-type="float" office:value="58536080" calcext:value-type="float">
            <text:p>5853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0</text:p>
          </table:table-cell>
          <table:table-cell office:value-type="float" office:value="58536836" calcext:value-type="float">
            <text:p>5853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1</text:p>
          </table:table-cell>
          <table:table-cell office:value-type="float" office:value="58537348" calcext:value-type="float">
            <text:p>58537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2</text:p>
          </table:table-cell>
          <table:table-cell office:value-type="float" office:value="58537852" calcext:value-type="float">
            <text:p>58537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3</text:p>
          </table:table-cell>
          <table:table-cell office:value-type="float" office:value="58538084" calcext:value-type="float">
            <text:p>5853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4</text:p>
          </table:table-cell>
          <table:table-cell office:value-type="float" office:value="58538176" calcext:value-type="float">
            <text:p>58538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5</text:p>
          </table:table-cell>
          <table:table-cell office:value-type="float" office:value="58538144" calcext:value-type="float">
            <text:p>58538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6</text:p>
          </table:table-cell>
          <table:table-cell office:value-type="float" office:value="58537916" calcext:value-type="float">
            <text:p>58537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7</text:p>
          </table:table-cell>
          <table:table-cell office:value-type="float" office:value="58538148" calcext:value-type="float">
            <text:p>58538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8</text:p>
          </table:table-cell>
          <table:table-cell office:value-type="float" office:value="58538264" calcext:value-type="float">
            <text:p>58538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9</text:p>
          </table:table-cell>
          <table:table-cell office:value-type="float" office:value="58537188" calcext:value-type="float">
            <text:p>58537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0</text:p>
          </table:table-cell>
          <table:table-cell office:value-type="float" office:value="58537788" calcext:value-type="float">
            <text:p>5853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1</text:p>
          </table:table-cell>
          <table:table-cell office:value-type="float" office:value="58537584" calcext:value-type="float">
            <text:p>58537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2</text:p>
          </table:table-cell>
          <table:table-cell office:value-type="float" office:value="58537452" calcext:value-type="float">
            <text:p>58537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3</text:p>
          </table:table-cell>
          <table:table-cell office:value-type="float" office:value="58537200" calcext:value-type="float">
            <text:p>5853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4</text:p>
          </table:table-cell>
          <table:table-cell office:value-type="float" office:value="58537684" calcext:value-type="float">
            <text:p>58537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5</text:p>
          </table:table-cell>
          <table:table-cell office:value-type="float" office:value="58537956" calcext:value-type="float">
            <text:p>58537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6</text:p>
          </table:table-cell>
          <table:table-cell office:value-type="float" office:value="58537976" calcext:value-type="float">
            <text:p>58537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7</text:p>
          </table:table-cell>
          <table:table-cell office:value-type="float" office:value="58538028" calcext:value-type="float">
            <text:p>5853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8</text:p>
          </table:table-cell>
          <table:table-cell office:value-type="float" office:value="58537152" calcext:value-type="float">
            <text:p>58537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9</text:p>
          </table:table-cell>
          <table:table-cell office:value-type="float" office:value="58537944" calcext:value-type="float">
            <text:p>58537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0</text:p>
          </table:table-cell>
          <table:table-cell office:value-type="float" office:value="58538412" calcext:value-type="float">
            <text:p>58538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1</text:p>
          </table:table-cell>
          <table:table-cell office:value-type="float" office:value="58538916" calcext:value-type="float">
            <text:p>58538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2</text:p>
          </table:table-cell>
          <table:table-cell office:value-type="float" office:value="58538664" calcext:value-type="float">
            <text:p>5853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3</text:p>
          </table:table-cell>
          <table:table-cell office:value-type="float" office:value="58538156" calcext:value-type="float">
            <text:p>5853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4</text:p>
          </table:table-cell>
          <table:table-cell office:value-type="float" office:value="58537200" calcext:value-type="float">
            <text:p>5853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5</text:p>
          </table:table-cell>
          <table:table-cell office:value-type="float" office:value="58536704" calcext:value-type="float">
            <text:p>58536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6</text:p>
          </table:table-cell>
          <table:table-cell office:value-type="float" office:value="58536884" calcext:value-type="float">
            <text:p>58536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7</text:p>
          </table:table-cell>
          <table:table-cell office:value-type="float" office:value="58536956" calcext:value-type="float">
            <text:p>58536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8</text:p>
          </table:table-cell>
          <table:table-cell office:value-type="float" office:value="58535800" calcext:value-type="float">
            <text:p>58535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9</text:p>
          </table:table-cell>
          <table:table-cell office:value-type="float" office:value="58537468" calcext:value-type="float">
            <text:p>58537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0</text:p>
          </table:table-cell>
          <table:table-cell office:value-type="float" office:value="58537976" calcext:value-type="float">
            <text:p>58537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1</text:p>
          </table:table-cell>
          <table:table-cell office:value-type="float" office:value="58537616" calcext:value-type="float">
            <text:p>58537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2</text:p>
          </table:table-cell>
          <table:table-cell office:value-type="float" office:value="58652568" calcext:value-type="float">
            <text:p>58652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3</text:p>
          </table:table-cell>
          <table:table-cell office:value-type="float" office:value="58800492" calcext:value-type="float">
            <text:p>5880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3" calcext:value-type="float">
            <text:p>8043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0:24</text:p>
          </table:table-cell>
          <table:table-cell office:value-type="float" office:value="58800232" calcext:value-type="float">
            <text:p>58800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5</text:p>
          </table:table-cell>
          <table:table-cell office:value-type="float" office:value="58799892" calcext:value-type="float">
            <text:p>58799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6</text:p>
          </table:table-cell>
          <table:table-cell office:value-type="float" office:value="58800448" calcext:value-type="float">
            <text:p>58800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7</text:p>
          </table:table-cell>
          <table:table-cell office:value-type="float" office:value="58800716" calcext:value-type="float">
            <text:p>58800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8</text:p>
          </table:table-cell>
          <table:table-cell office:value-type="float" office:value="58800372" calcext:value-type="float">
            <text:p>58800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9</text:p>
          </table:table-cell>
          <table:table-cell office:value-type="float" office:value="58800792" calcext:value-type="float">
            <text:p>5880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0</text:p>
          </table:table-cell>
          <table:table-cell office:value-type="float" office:value="58800332" calcext:value-type="float">
            <text:p>58800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1</text:p>
          </table:table-cell>
          <table:table-cell office:value-type="float" office:value="58800332" calcext:value-type="float">
            <text:p>58800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2</text:p>
          </table:table-cell>
          <table:table-cell office:value-type="float" office:value="59069376" calcext:value-type="float">
            <text:p>5906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apmachine15-few-loaders-5-400-interleave0.1-sanitized" table:style-name="ta1">
        <table:table-column table:style-name="co30" table:default-cell-style-name="ce1"/>
        <table:table-column table:style-name="co30" table:number-columns-repeated="4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50:48</text:p>
          </table:table-cell>
          <table:table-cell office:value-type="float" office:value="59674196" calcext:value-type="float">
            <text:p>59674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857792" calcext:value-type="float">
            <text:p>3857792</text:p>
          </table:table-cell>
          <table:table-cell office:value-type="float" office:value="149136" calcext:value-type="float">
            <text:p>149136</text:p>
          </table:table-cell>
          <table:table-cell office:value-type="float" office:value="120624" calcext:value-type="float">
            <text:p>120624</text:p>
          </table:table-cell>
          <table:table-cell office:value-type="float" office:value="28512" calcext:value-type="float">
            <text:p>28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850" calcext:value-type="float">
            <text:p>3850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36" calcext:value-type="float">
            <text:p>318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0:49</text:p>
          </table:table-cell>
          <table:table-cell office:value-type="float" office:value="59305188" calcext:value-type="float">
            <text:p>59305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24672" calcext:value-type="float">
            <text:p>224672</text:p>
          </table:table-cell>
          <table:table-cell office:value-type="float" office:value="187784" calcext:value-type="float">
            <text:p>187784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19" calcext:value-type="float">
            <text:p>1919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68" calcext:value-type="float">
            <text:p>20568</text:p>
          </table:table-cell>
          <table:table-cell office:value-type="float" office:value="15488" calcext:value-type="float">
            <text:p>15488</text:p>
          </table:table-cell>
          <table:table-cell office:value-type="float" office:value="15080" calcext:value-type="float">
            <text:p>1508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1296" calcext:value-type="float">
            <text:p>21296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0</text:p>
          </table:table-cell>
          <table:table-cell office:value-type="float" office:value="59057964" calcext:value-type="float">
            <text:p>59057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4212" calcext:value-type="float">
            <text:p>284212</text:p>
          </table:table-cell>
          <table:table-cell office:value-type="float" office:value="247324" calcext:value-type="float">
            <text:p>247324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83" calcext:value-type="float">
            <text:p>118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08" calcext:value-type="float">
            <text:p>20408</text:p>
          </table:table-cell>
          <table:table-cell office:value-type="float" office:value="16256" calcext:value-type="float">
            <text:p>16256</text:p>
          </table:table-cell>
          <table:table-cell office:value-type="float" office:value="15898" calcext:value-type="float">
            <text:p>15898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168" calcext:value-type="float">
            <text:p>151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1</text:p>
          </table:table-cell>
          <table:table-cell office:value-type="float" office:value="58993448" calcext:value-type="float">
            <text:p>58993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5884" calcext:value-type="float">
            <text:p>285884</text:p>
          </table:table-cell>
          <table:table-cell office:value-type="float" office:value="248996" calcext:value-type="float">
            <text:p>248996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54" calcext:value-type="float">
            <text:p>2154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65" calcext:value-type="float">
            <text:p>23265</text:p>
          </table:table-cell>
          <table:table-cell office:value-type="float" office:value="16768" calcext:value-type="float">
            <text:p>16768</text:p>
          </table:table-cell>
          <table:table-cell office:value-type="float" office:value="16394" calcext:value-type="float">
            <text:p>16394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2</text:p>
          </table:table-cell>
          <table:table-cell office:value-type="float" office:value="58968716" calcext:value-type="float">
            <text:p>5896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93408" calcext:value-type="float">
            <text:p>293408</text:p>
          </table:table-cell>
          <table:table-cell office:value-type="float" office:value="256520" calcext:value-type="float">
            <text:p>256520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16" calcext:value-type="float">
            <text:p>3016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69" calcext:value-type="float">
            <text:p>19869</text:p>
          </table:table-cell>
          <table:table-cell office:value-type="float" office:value="17280" calcext:value-type="float">
            <text:p>17280</text:p>
          </table:table-cell>
          <table:table-cell office:value-type="float" office:value="16833" calcext:value-type="float">
            <text:p>16833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1296" calcext:value-type="float">
            <text:p>21296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52" calcext:value-type="float">
            <text:p>328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3</text:p>
          </table:table-cell>
          <table:table-cell office:value-type="float" office:value="58950448" calcext:value-type="float">
            <text:p>58950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98452" calcext:value-type="float">
            <text:p>298452</text:p>
          </table:table-cell>
          <table:table-cell office:value-type="float" office:value="261460" calcext:value-type="float">
            <text:p>261460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21" calcext:value-type="float">
            <text:p>2521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40" calcext:value-type="float">
            <text:p>2874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4</text:p>
          </table:table-cell>
          <table:table-cell office:value-type="float" office:value="58983820" calcext:value-type="float">
            <text:p>5898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5</text:p>
          </table:table-cell>
          <table:table-cell office:value-type="float" office:value="58984252" calcext:value-type="float">
            <text:p>58984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7" calcext:value-type="float">
            <text:p>8057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6</text:p>
          </table:table-cell>
          <table:table-cell office:value-type="float" office:value="58983060" calcext:value-type="float">
            <text:p>58983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9" calcext:value-type="float">
            <text:p>8059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7</text:p>
          </table:table-cell>
          <table:table-cell office:value-type="float" office:value="58982824" calcext:value-type="float">
            <text:p>5898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9" calcext:value-type="float">
            <text:p>8059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8</text:p>
          </table:table-cell>
          <table:table-cell office:value-type="float" office:value="58982572" calcext:value-type="float">
            <text:p>58982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2" calcext:value-type="float">
            <text:p>8062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9</text:p>
          </table:table-cell>
          <table:table-cell office:value-type="float" office:value="58982332" calcext:value-type="float">
            <text:p>5898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2" calcext:value-type="float">
            <text:p>8062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0</text:p>
          </table:table-cell>
          <table:table-cell office:value-type="float" office:value="58982316" calcext:value-type="float">
            <text:p>58982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4" calcext:value-type="float">
            <text:p>8064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1</text:p>
          </table:table-cell>
          <table:table-cell office:value-type="float" office:value="58982264" calcext:value-type="float">
            <text:p>58982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7" calcext:value-type="float">
            <text:p>8067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2</text:p>
          </table:table-cell>
          <table:table-cell office:value-type="float" office:value="58969520" calcext:value-type="float">
            <text:p>5896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7" calcext:value-type="float">
            <text:p>8067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3</text:p>
          </table:table-cell>
          <table:table-cell office:value-type="float" office:value="58666096" calcext:value-type="float">
            <text:p>58666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6556" calcext:value-type="float">
            <text:p>4056556</text:p>
          </table:table-cell>
          <table:table-cell office:value-type="float" office:value="346848" calcext:value-type="float">
            <text:p>346848</text:p>
          </table:table-cell>
          <table:table-cell office:value-type="float" office:value="309856" calcext:value-type="float">
            <text:p>309856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27" calcext:value-type="float">
            <text:p>19427</text:p>
          </table:table-cell>
          <table:table-cell office:value-type="float" office:value="72116" calcext:value-type="float">
            <text:p>72116</text:p>
          </table:table-cell>
          <table:table-cell office:value-type="float" office:value="68476" calcext:value-type="float">
            <text:p>68476</text:p>
          </table:table-cell>
          <table:table-cell office:value-type="float" office:value="6272" calcext:value-type="float">
            <text:p>6272</text:p>
          </table:table-cell>
          <table:table-cell office:value-type="float" office:value="5241" calcext:value-type="float">
            <text:p>5241</text:p>
          </table:table-cell>
          <table:table-cell office:value-type="float" office:value="84568" calcext:value-type="float">
            <text:p>84568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8180" calcext:value-type="float">
            <text:p>8180</text:p>
          </table:table-cell>
          <table:table-cell office:value-type="float" office:value="4716" calcext:value-type="float">
            <text:p>4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4</text:p>
          </table:table-cell>
          <table:table-cell office:value-type="float" office:value="58208944" calcext:value-type="float">
            <text:p>58208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3532" calcext:value-type="float">
            <text:p>4183532</text:p>
          </table:table-cell>
          <table:table-cell office:value-type="float" office:value="474488" calcext:value-type="float">
            <text:p>474488</text:p>
          </table:table-cell>
          <table:table-cell office:value-type="float" office:value="437496" calcext:value-type="float">
            <text:p>437496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427" calcext:value-type="float">
            <text:p>43427</text:p>
          </table:table-cell>
          <table:table-cell office:value-type="float" office:value="210088" calcext:value-type="float">
            <text:p>210088</text:p>
          </table:table-cell>
          <table:table-cell office:value-type="float" office:value="205833" calcext:value-type="float">
            <text:p>205833</text:p>
          </table:table-cell>
          <table:table-cell office:value-type="float" office:value="16256" calcext:value-type="float">
            <text:p>16256</text:p>
          </table:table-cell>
          <table:table-cell office:value-type="float" office:value="14866" calcext:value-type="float">
            <text:p>14866</text:p>
          </table:table-cell>
          <table:table-cell office:value-type="float" office:value="239000" calcext:value-type="float">
            <text:p>23900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0836" calcext:value-type="float">
            <text:p>20836</text:p>
          </table:table-cell>
          <table:table-cell office:value-type="float" office:value="12656" calcext:value-type="float">
            <text:p>1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5</text:p>
          </table:table-cell>
          <table:table-cell office:value-type="float" office:value="58108584" calcext:value-type="float">
            <text:p>5810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6</text:p>
          </table:table-cell>
          <table:table-cell office:value-type="float" office:value="58107744" calcext:value-type="float">
            <text:p>5810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7</text:p>
          </table:table-cell>
          <table:table-cell office:value-type="float" office:value="58107336" calcext:value-type="float">
            <text:p>58107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8</text:p>
          </table:table-cell>
          <table:table-cell office:value-type="float" office:value="58106764" calcext:value-type="float">
            <text:p>5810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9</text:p>
          </table:table-cell>
          <table:table-cell office:value-type="float" office:value="58106780" calcext:value-type="float">
            <text:p>58106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0</text:p>
          </table:table-cell>
          <table:table-cell office:value-type="float" office:value="58106088" calcext:value-type="float">
            <text:p>5810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1</text:p>
          </table:table-cell>
          <table:table-cell office:value-type="float" office:value="58105840" calcext:value-type="float">
            <text:p>5810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2</text:p>
          </table:table-cell>
          <table:table-cell office:value-type="float" office:value="58105680" calcext:value-type="float">
            <text:p>58105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3</text:p>
          </table:table-cell>
          <table:table-cell office:value-type="float" office:value="58105564" calcext:value-type="float">
            <text:p>58105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4</text:p>
          </table:table-cell>
          <table:table-cell office:value-type="float" office:value="58105460" calcext:value-type="float">
            <text:p>58105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5</text:p>
          </table:table-cell>
          <table:table-cell office:value-type="float" office:value="58104432" calcext:value-type="float">
            <text:p>58104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4" calcext:value-type="float">
            <text:p>11284</text:p>
          </table:table-cell>
          <table:table-cell office:value-type="float" office:value="237608" calcext:value-type="float">
            <text:p>237608</text:p>
          </table:table-cell>
          <table:table-cell office:value-type="float" office:value="212514" calcext:value-type="float">
            <text:p>212514</text:p>
          </table:table-cell>
          <table:table-cell office:value-type="float" office:value="18176" calcext:value-type="float">
            <text:p>18176</text:p>
          </table:table-cell>
          <table:table-cell office:value-type="float" office:value="15329" calcext:value-type="float">
            <text:p>15329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6</text:p>
          </table:table-cell>
          <table:table-cell office:value-type="float" office:value="58104888" calcext:value-type="float">
            <text:p>58104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4" calcext:value-type="float">
            <text:p>11284</text:p>
          </table:table-cell>
          <table:table-cell office:value-type="float" office:value="237608" calcext:value-type="float">
            <text:p>237608</text:p>
          </table:table-cell>
          <table:table-cell office:value-type="float" office:value="212514" calcext:value-type="float">
            <text:p>212514</text:p>
          </table:table-cell>
          <table:table-cell office:value-type="float" office:value="18176" calcext:value-type="float">
            <text:p>18176</text:p>
          </table:table-cell>
          <table:table-cell office:value-type="float" office:value="15329" calcext:value-type="float">
            <text:p>15329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7</text:p>
          </table:table-cell>
          <table:table-cell office:value-type="float" office:value="58103864" calcext:value-type="float">
            <text:p>58103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4" calcext:value-type="float">
            <text:p>11284</text:p>
          </table:table-cell>
          <table:table-cell office:value-type="float" office:value="237608" calcext:value-type="float">
            <text:p>237608</text:p>
          </table:table-cell>
          <table:table-cell office:value-type="float" office:value="212514" calcext:value-type="float">
            <text:p>212514</text:p>
          </table:table-cell>
          <table:table-cell office:value-type="float" office:value="18176" calcext:value-type="float">
            <text:p>18176</text:p>
          </table:table-cell>
          <table:table-cell office:value-type="float" office:value="15329" calcext:value-type="float">
            <text:p>15329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8</text:p>
          </table:table-cell>
          <table:table-cell office:value-type="float" office:value="58124720" calcext:value-type="float">
            <text:p>5812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6" calcext:value-type="float">
            <text:p>10926</text:p>
          </table:table-cell>
          <table:table-cell office:value-type="float" office:value="237608" calcext:value-type="float">
            <text:p>237608</text:p>
          </table:table-cell>
          <table:table-cell office:value-type="float" office:value="190790" calcext:value-type="float">
            <text:p>190790</text:p>
          </table:table-cell>
          <table:table-cell office:value-type="float" office:value="18176" calcext:value-type="float">
            <text:p>18176</text:p>
          </table:table-cell>
          <table:table-cell office:value-type="float" office:value="13801" calcext:value-type="float">
            <text:p>13801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9</text:p>
          </table:table-cell>
          <table:table-cell office:value-type="float" office:value="58125492" calcext:value-type="float">
            <text:p>5812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6" calcext:value-type="float">
            <text:p>10926</text:p>
          </table:table-cell>
          <table:table-cell office:value-type="float" office:value="237608" calcext:value-type="float">
            <text:p>237608</text:p>
          </table:table-cell>
          <table:table-cell office:value-type="float" office:value="190790" calcext:value-type="float">
            <text:p>190790</text:p>
          </table:table-cell>
          <table:table-cell office:value-type="float" office:value="18176" calcext:value-type="float">
            <text:p>18176</text:p>
          </table:table-cell>
          <table:table-cell office:value-type="float" office:value="13801" calcext:value-type="float">
            <text:p>13801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0</text:p>
          </table:table-cell>
          <table:table-cell office:value-type="float" office:value="58124512" calcext:value-type="float">
            <text:p>58124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6" calcext:value-type="float">
            <text:p>10926</text:p>
          </table:table-cell>
          <table:table-cell office:value-type="float" office:value="237608" calcext:value-type="float">
            <text:p>237608</text:p>
          </table:table-cell>
          <table:table-cell office:value-type="float" office:value="190790" calcext:value-type="float">
            <text:p>190790</text:p>
          </table:table-cell>
          <table:table-cell office:value-type="float" office:value="18176" calcext:value-type="float">
            <text:p>18176</text:p>
          </table:table-cell>
          <table:table-cell office:value-type="float" office:value="13801" calcext:value-type="float">
            <text:p>13801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1</text:p>
          </table:table-cell>
          <table:table-cell office:value-type="float" office:value="58140816" calcext:value-type="float">
            <text:p>581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5" calcext:value-type="float">
            <text:p>10565</text:p>
          </table:table-cell>
          <table:table-cell office:value-type="float" office:value="237608" calcext:value-type="float">
            <text:p>237608</text:p>
          </table:table-cell>
          <table:table-cell office:value-type="float" office:value="169067" calcext:value-type="float">
            <text:p>169067</text:p>
          </table:table-cell>
          <table:table-cell office:value-type="float" office:value="18176" calcext:value-type="float">
            <text:p>18176</text:p>
          </table:table-cell>
          <table:table-cell office:value-type="float" office:value="12273" calcext:value-type="float">
            <text:p>12273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2</text:p>
          </table:table-cell>
          <table:table-cell office:value-type="float" office:value="58141216" calcext:value-type="float">
            <text:p>58141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8" calcext:value-type="float">
            <text:p>10568</text:p>
          </table:table-cell>
          <table:table-cell office:value-type="float" office:value="237608" calcext:value-type="float">
            <text:p>237608</text:p>
          </table:table-cell>
          <table:table-cell office:value-type="float" office:value="169067" calcext:value-type="float">
            <text:p>169067</text:p>
          </table:table-cell>
          <table:table-cell office:value-type="float" office:value="18176" calcext:value-type="float">
            <text:p>18176</text:p>
          </table:table-cell>
          <table:table-cell office:value-type="float" office:value="12273" calcext:value-type="float">
            <text:p>12273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3</text:p>
          </table:table-cell>
          <table:table-cell office:value-type="float" office:value="58141108" calcext:value-type="float">
            <text:p>5814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8" calcext:value-type="float">
            <text:p>10568</text:p>
          </table:table-cell>
          <table:table-cell office:value-type="float" office:value="237608" calcext:value-type="float">
            <text:p>237608</text:p>
          </table:table-cell>
          <table:table-cell office:value-type="float" office:value="169067" calcext:value-type="float">
            <text:p>169067</text:p>
          </table:table-cell>
          <table:table-cell office:value-type="float" office:value="18176" calcext:value-type="float">
            <text:p>18176</text:p>
          </table:table-cell>
          <table:table-cell office:value-type="float" office:value="12273" calcext:value-type="float">
            <text:p>12273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4</text:p>
          </table:table-cell>
          <table:table-cell office:value-type="float" office:value="58166916" calcext:value-type="float">
            <text:p>58166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07" calcext:value-type="float">
            <text:p>10207</text:p>
          </table:table-cell>
          <table:table-cell office:value-type="float" office:value="237608" calcext:value-type="float">
            <text:p>237608</text:p>
          </table:table-cell>
          <table:table-cell office:value-type="float" office:value="147343" calcext:value-type="float">
            <text:p>147343</text:p>
          </table:table-cell>
          <table:table-cell office:value-type="float" office:value="18176" calcext:value-type="float">
            <text:p>18176</text:p>
          </table:table-cell>
          <table:table-cell office:value-type="float" office:value="10745" calcext:value-type="float">
            <text:p>10745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5</text:p>
          </table:table-cell>
          <table:table-cell office:value-type="float" office:value="58165704" calcext:value-type="float">
            <text:p>58165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0" calcext:value-type="float">
            <text:p>10210</text:p>
          </table:table-cell>
          <table:table-cell office:value-type="float" office:value="237608" calcext:value-type="float">
            <text:p>237608</text:p>
          </table:table-cell>
          <table:table-cell office:value-type="float" office:value="147343" calcext:value-type="float">
            <text:p>147343</text:p>
          </table:table-cell>
          <table:table-cell office:value-type="float" office:value="18176" calcext:value-type="float">
            <text:p>18176</text:p>
          </table:table-cell>
          <table:table-cell office:value-type="float" office:value="10745" calcext:value-type="float">
            <text:p>10745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6</text:p>
          </table:table-cell>
          <table:table-cell office:value-type="float" office:value="58166296" calcext:value-type="float">
            <text:p>58166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0" calcext:value-type="float">
            <text:p>10210</text:p>
          </table:table-cell>
          <table:table-cell office:value-type="float" office:value="237608" calcext:value-type="float">
            <text:p>237608</text:p>
          </table:table-cell>
          <table:table-cell office:value-type="float" office:value="147343" calcext:value-type="float">
            <text:p>147343</text:p>
          </table:table-cell>
          <table:table-cell office:value-type="float" office:value="18176" calcext:value-type="float">
            <text:p>18176</text:p>
          </table:table-cell>
          <table:table-cell office:value-type="float" office:value="10745" calcext:value-type="float">
            <text:p>10745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7</text:p>
          </table:table-cell>
          <table:table-cell office:value-type="float" office:value="58182736" calcext:value-type="float">
            <text:p>5818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49" calcext:value-type="float">
            <text:p>9849</text:p>
          </table:table-cell>
          <table:table-cell office:value-type="float" office:value="237608" calcext:value-type="float">
            <text:p>237608</text:p>
          </table:table-cell>
          <table:table-cell office:value-type="float" office:value="125620" calcext:value-type="float">
            <text:p>125620</text:p>
          </table:table-cell>
          <table:table-cell office:value-type="float" office:value="18176" calcext:value-type="float">
            <text:p>18176</text:p>
          </table:table-cell>
          <table:table-cell office:value-type="float" office:value="9217" calcext:value-type="float">
            <text:p>921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8</text:p>
          </table:table-cell>
          <table:table-cell office:value-type="float" office:value="58182428" calcext:value-type="float">
            <text:p>58182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2" calcext:value-type="float">
            <text:p>9852</text:p>
          </table:table-cell>
          <table:table-cell office:value-type="float" office:value="237608" calcext:value-type="float">
            <text:p>237608</text:p>
          </table:table-cell>
          <table:table-cell office:value-type="float" office:value="125620" calcext:value-type="float">
            <text:p>125620</text:p>
          </table:table-cell>
          <table:table-cell office:value-type="float" office:value="18176" calcext:value-type="float">
            <text:p>18176</text:p>
          </table:table-cell>
          <table:table-cell office:value-type="float" office:value="9217" calcext:value-type="float">
            <text:p>921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9</text:p>
          </table:table-cell>
          <table:table-cell office:value-type="float" office:value="58181924" calcext:value-type="float">
            <text:p>58181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2" calcext:value-type="float">
            <text:p>9852</text:p>
          </table:table-cell>
          <table:table-cell office:value-type="float" office:value="237608" calcext:value-type="float">
            <text:p>237608</text:p>
          </table:table-cell>
          <table:table-cell office:value-type="float" office:value="125620" calcext:value-type="float">
            <text:p>125620</text:p>
          </table:table-cell>
          <table:table-cell office:value-type="float" office:value="18176" calcext:value-type="float">
            <text:p>18176</text:p>
          </table:table-cell>
          <table:table-cell office:value-type="float" office:value="9217" calcext:value-type="float">
            <text:p>921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0</text:p>
          </table:table-cell>
          <table:table-cell office:value-type="float" office:value="58206764" calcext:value-type="float">
            <text:p>5820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1" calcext:value-type="float">
            <text:p>9491</text:p>
          </table:table-cell>
          <table:table-cell office:value-type="float" office:value="237608" calcext:value-type="float">
            <text:p>237608</text:p>
          </table:table-cell>
          <table:table-cell office:value-type="float" office:value="103896" calcext:value-type="float">
            <text:p>103896</text:p>
          </table:table-cell>
          <table:table-cell office:value-type="float" office:value="18176" calcext:value-type="float">
            <text:p>18176</text:p>
          </table:table-cell>
          <table:table-cell office:value-type="float" office:value="7688" calcext:value-type="float">
            <text:p>7688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1</text:p>
          </table:table-cell>
          <table:table-cell office:value-type="float" office:value="58206976" calcext:value-type="float">
            <text:p>5820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4" calcext:value-type="float">
            <text:p>9494</text:p>
          </table:table-cell>
          <table:table-cell office:value-type="float" office:value="237608" calcext:value-type="float">
            <text:p>237608</text:p>
          </table:table-cell>
          <table:table-cell office:value-type="float" office:value="103896" calcext:value-type="float">
            <text:p>103896</text:p>
          </table:table-cell>
          <table:table-cell office:value-type="float" office:value="18176" calcext:value-type="float">
            <text:p>18176</text:p>
          </table:table-cell>
          <table:table-cell office:value-type="float" office:value="7688" calcext:value-type="float">
            <text:p>7688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2</text:p>
          </table:table-cell>
          <table:table-cell office:value-type="float" office:value="58206892" calcext:value-type="float">
            <text:p>5820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4" calcext:value-type="float">
            <text:p>9494</text:p>
          </table:table-cell>
          <table:table-cell office:value-type="float" office:value="237608" calcext:value-type="float">
            <text:p>237608</text:p>
          </table:table-cell>
          <table:table-cell office:value-type="float" office:value="103896" calcext:value-type="float">
            <text:p>103896</text:p>
          </table:table-cell>
          <table:table-cell office:value-type="float" office:value="18176" calcext:value-type="float">
            <text:p>18176</text:p>
          </table:table-cell>
          <table:table-cell office:value-type="float" office:value="7688" calcext:value-type="float">
            <text:p>7688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3</text:p>
          </table:table-cell>
          <table:table-cell office:value-type="float" office:value="58223452" calcext:value-type="float">
            <text:p>58223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36" calcext:value-type="float">
            <text:p>9136</text:p>
          </table:table-cell>
          <table:table-cell office:value-type="float" office:value="237608" calcext:value-type="float">
            <text:p>237608</text:p>
          </table:table-cell>
          <table:table-cell office:value-type="float" office:value="82173" calcext:value-type="float">
            <text:p>82173</text:p>
          </table:table-cell>
          <table:table-cell office:value-type="float" office:value="18176" calcext:value-type="float">
            <text:p>18176</text:p>
          </table:table-cell>
          <table:table-cell office:value-type="float" office:value="6160" calcext:value-type="float">
            <text:p>6160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4</text:p>
          </table:table-cell>
          <table:table-cell office:value-type="float" office:value="58223076" calcext:value-type="float">
            <text:p>58223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36" calcext:value-type="float">
            <text:p>9136</text:p>
          </table:table-cell>
          <table:table-cell office:value-type="float" office:value="237608" calcext:value-type="float">
            <text:p>237608</text:p>
          </table:table-cell>
          <table:table-cell office:value-type="float" office:value="82173" calcext:value-type="float">
            <text:p>82173</text:p>
          </table:table-cell>
          <table:table-cell office:value-type="float" office:value="18176" calcext:value-type="float">
            <text:p>18176</text:p>
          </table:table-cell>
          <table:table-cell office:value-type="float" office:value="6160" calcext:value-type="float">
            <text:p>6160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5</text:p>
          </table:table-cell>
          <table:table-cell office:value-type="float" office:value="58222280" calcext:value-type="float">
            <text:p>58222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36" calcext:value-type="float">
            <text:p>9136</text:p>
          </table:table-cell>
          <table:table-cell office:value-type="float" office:value="237608" calcext:value-type="float">
            <text:p>237608</text:p>
          </table:table-cell>
          <table:table-cell office:value-type="float" office:value="82173" calcext:value-type="float">
            <text:p>82173</text:p>
          </table:table-cell>
          <table:table-cell office:value-type="float" office:value="18176" calcext:value-type="float">
            <text:p>18176</text:p>
          </table:table-cell>
          <table:table-cell office:value-type="float" office:value="6160" calcext:value-type="float">
            <text:p>6160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6</text:p>
          </table:table-cell>
          <table:table-cell office:value-type="float" office:value="58246240" calcext:value-type="float">
            <text:p>58246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75" calcext:value-type="float">
            <text:p>8775</text:p>
          </table:table-cell>
          <table:table-cell office:value-type="float" office:value="237608" calcext:value-type="float">
            <text:p>237608</text:p>
          </table:table-cell>
          <table:table-cell office:value-type="float" office:value="60449" calcext:value-type="float">
            <text:p>60449</text:p>
          </table:table-cell>
          <table:table-cell office:value-type="float" office:value="18176" calcext:value-type="float">
            <text:p>18176</text:p>
          </table:table-cell>
          <table:table-cell office:value-type="float" office:value="4632" calcext:value-type="float">
            <text:p>4632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7</text:p>
          </table:table-cell>
          <table:table-cell office:value-type="float" office:value="58245484" calcext:value-type="float">
            <text:p>5824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78" calcext:value-type="float">
            <text:p>8778</text:p>
          </table:table-cell>
          <table:table-cell office:value-type="float" office:value="237608" calcext:value-type="float">
            <text:p>237608</text:p>
          </table:table-cell>
          <table:table-cell office:value-type="float" office:value="60449" calcext:value-type="float">
            <text:p>60449</text:p>
          </table:table-cell>
          <table:table-cell office:value-type="float" office:value="18176" calcext:value-type="float">
            <text:p>18176</text:p>
          </table:table-cell>
          <table:table-cell office:value-type="float" office:value="4632" calcext:value-type="float">
            <text:p>4632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8</text:p>
          </table:table-cell>
          <table:table-cell office:value-type="float" office:value="58245484" calcext:value-type="float">
            <text:p>5824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78" calcext:value-type="float">
            <text:p>8778</text:p>
          </table:table-cell>
          <table:table-cell office:value-type="float" office:value="237608" calcext:value-type="float">
            <text:p>237608</text:p>
          </table:table-cell>
          <table:table-cell office:value-type="float" office:value="60449" calcext:value-type="float">
            <text:p>60449</text:p>
          </table:table-cell>
          <table:table-cell office:value-type="float" office:value="18176" calcext:value-type="float">
            <text:p>18176</text:p>
          </table:table-cell>
          <table:table-cell office:value-type="float" office:value="4632" calcext:value-type="float">
            <text:p>4632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9</text:p>
          </table:table-cell>
          <table:table-cell office:value-type="float" office:value="58261604" calcext:value-type="float">
            <text:p>5826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17" calcext:value-type="float">
            <text:p>8417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40</text:p>
          </table:table-cell>
          <table:table-cell office:value-type="float" office:value="58262152" calcext:value-type="float">
            <text:p>5826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1</text:p>
          </table:table-cell>
          <table:table-cell office:value-type="float" office:value="58261644" calcext:value-type="float">
            <text:p>5826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2</text:p>
          </table:table-cell>
          <table:table-cell office:value-type="float" office:value="58261228" calcext:value-type="float">
            <text:p>58261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3</text:p>
          </table:table-cell>
          <table:table-cell office:value-type="float" office:value="58261272" calcext:value-type="float">
            <text:p>5826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4</text:p>
          </table:table-cell>
          <table:table-cell office:value-type="float" office:value="58261504" calcext:value-type="float">
            <text:p>5826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5</text:p>
          </table:table-cell>
          <table:table-cell office:value-type="float" office:value="58261200" calcext:value-type="float">
            <text:p>582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6</text:p>
          </table:table-cell>
          <table:table-cell office:value-type="float" office:value="58261252" calcext:value-type="float">
            <text:p>58261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7</text:p>
          </table:table-cell>
          <table:table-cell office:value-type="float" office:value="58261416" calcext:value-type="float">
            <text:p>5826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8</text:p>
          </table:table-cell>
          <table:table-cell office:value-type="float" office:value="58261088" calcext:value-type="float">
            <text:p>58261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9</text:p>
          </table:table-cell>
          <table:table-cell office:value-type="float" office:value="58260312" calcext:value-type="float">
            <text:p>5826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0</text:p>
          </table:table-cell>
          <table:table-cell office:value-type="float" office:value="58259960" calcext:value-type="float">
            <text:p>58259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1</text:p>
          </table:table-cell>
          <table:table-cell office:value-type="float" office:value="58261172" calcext:value-type="float">
            <text:p>5826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2</text:p>
          </table:table-cell>
          <table:table-cell office:value-type="float" office:value="58260920" calcext:value-type="float">
            <text:p>5826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3</text:p>
          </table:table-cell>
          <table:table-cell office:value-type="float" office:value="58259908" calcext:value-type="float">
            <text:p>5825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4</text:p>
          </table:table-cell>
          <table:table-cell office:value-type="float" office:value="58259652" calcext:value-type="float">
            <text:p>5825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5</text:p>
          </table:table-cell>
          <table:table-cell office:value-type="float" office:value="58260068" calcext:value-type="float">
            <text:p>5826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6</text:p>
          </table:table-cell>
          <table:table-cell office:value-type="float" office:value="58259376" calcext:value-type="float">
            <text:p>5825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7</text:p>
          </table:table-cell>
          <table:table-cell office:value-type="float" office:value="58259032" calcext:value-type="float">
            <text:p>58259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8</text:p>
          </table:table-cell>
          <table:table-cell office:value-type="float" office:value="58259700" calcext:value-type="float">
            <text:p>5825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9</text:p>
          </table:table-cell>
          <table:table-cell office:value-type="float" office:value="58259800" calcext:value-type="float">
            <text:p>58259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0</text:p>
          </table:table-cell>
          <table:table-cell office:value-type="float" office:value="58259164" calcext:value-type="float">
            <text:p>58259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1</text:p>
          </table:table-cell>
          <table:table-cell office:value-type="float" office:value="58258880" calcext:value-type="float">
            <text:p>5825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2</text:p>
          </table:table-cell>
          <table:table-cell office:value-type="float" office:value="58259000" calcext:value-type="float">
            <text:p>5825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3</text:p>
          </table:table-cell>
          <table:table-cell office:value-type="float" office:value="58258860" calcext:value-type="float">
            <text:p>58258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4</text:p>
          </table:table-cell>
          <table:table-cell office:value-type="float" office:value="58258680" calcext:value-type="float">
            <text:p>58258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5</text:p>
          </table:table-cell>
          <table:table-cell office:value-type="float" office:value="58259044" calcext:value-type="float">
            <text:p>5825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6</text:p>
          </table:table-cell>
          <table:table-cell office:value-type="float" office:value="58258796" calcext:value-type="float">
            <text:p>5825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7</text:p>
          </table:table-cell>
          <table:table-cell office:value-type="float" office:value="58259264" calcext:value-type="float">
            <text:p>5825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8</text:p>
          </table:table-cell>
          <table:table-cell office:value-type="float" office:value="58259932" calcext:value-type="float">
            <text:p>5825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9</text:p>
          </table:table-cell>
          <table:table-cell office:value-type="float" office:value="58258708" calcext:value-type="float">
            <text:p>58258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0</text:p>
          </table:table-cell>
          <table:table-cell office:value-type="float" office:value="58258500" calcext:value-type="float">
            <text:p>58258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1</text:p>
          </table:table-cell>
          <table:table-cell office:value-type="float" office:value="58258704" calcext:value-type="float">
            <text:p>58258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2</text:p>
          </table:table-cell>
          <table:table-cell office:value-type="float" office:value="58259456" calcext:value-type="float">
            <text:p>5825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3</text:p>
          </table:table-cell>
          <table:table-cell office:value-type="float" office:value="58259372" calcext:value-type="float">
            <text:p>58259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4</text:p>
          </table:table-cell>
          <table:table-cell office:value-type="float" office:value="58259380" calcext:value-type="float">
            <text:p>58259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5</text:p>
          </table:table-cell>
          <table:table-cell office:value-type="float" office:value="58260024" calcext:value-type="float">
            <text:p>5826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6</text:p>
          </table:table-cell>
          <table:table-cell office:value-type="float" office:value="58258744" calcext:value-type="float">
            <text:p>58258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7</text:p>
          </table:table-cell>
          <table:table-cell office:value-type="float" office:value="58259520" calcext:value-type="float">
            <text:p>5825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8</text:p>
          </table:table-cell>
          <table:table-cell office:value-type="float" office:value="58260028" calcext:value-type="float">
            <text:p>5826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9</text:p>
          </table:table-cell>
          <table:table-cell office:value-type="float" office:value="58260024" calcext:value-type="float">
            <text:p>5826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0</text:p>
          </table:table-cell>
          <table:table-cell office:value-type="float" office:value="58260396" calcext:value-type="float">
            <text:p>58260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1</text:p>
          </table:table-cell>
          <table:table-cell office:value-type="float" office:value="58260276" calcext:value-type="float">
            <text:p>58260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2</text:p>
          </table:table-cell>
          <table:table-cell office:value-type="float" office:value="58259940" calcext:value-type="float">
            <text:p>58259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3</text:p>
          </table:table-cell>
          <table:table-cell office:value-type="float" office:value="58260276" calcext:value-type="float">
            <text:p>58260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4</text:p>
          </table:table-cell>
          <table:table-cell office:value-type="float" office:value="58260292" calcext:value-type="float">
            <text:p>5826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5</text:p>
          </table:table-cell>
          <table:table-cell office:value-type="float" office:value="58260780" calcext:value-type="float">
            <text:p>58260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6</text:p>
          </table:table-cell>
          <table:table-cell office:value-type="float" office:value="58261192" calcext:value-type="float">
            <text:p>5826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7</text:p>
          </table:table-cell>
          <table:table-cell office:value-type="float" office:value="58261568" calcext:value-type="float">
            <text:p>58261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8</text:p>
          </table:table-cell>
          <table:table-cell office:value-type="float" office:value="58260872" calcext:value-type="float">
            <text:p>58260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9</text:p>
          </table:table-cell>
          <table:table-cell office:value-type="float" office:value="58260836" calcext:value-type="float">
            <text:p>5826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0</text:p>
          </table:table-cell>
          <table:table-cell office:value-type="float" office:value="58260616" calcext:value-type="float">
            <text:p>58260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1</text:p>
          </table:table-cell>
          <table:table-cell office:value-type="float" office:value="58260644" calcext:value-type="float">
            <text:p>58260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2</text:p>
          </table:table-cell>
          <table:table-cell office:value-type="float" office:value="58260756" calcext:value-type="float">
            <text:p>5826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3</text:p>
          </table:table-cell>
          <table:table-cell office:value-type="float" office:value="58260080" calcext:value-type="float">
            <text:p>58260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4</text:p>
          </table:table-cell>
          <table:table-cell office:value-type="float" office:value="58260376" calcext:value-type="float">
            <text:p>58260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5</text:p>
          </table:table-cell>
          <table:table-cell office:value-type="float" office:value="58259448" calcext:value-type="float">
            <text:p>5825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6</text:p>
          </table:table-cell>
          <table:table-cell office:value-type="float" office:value="58256928" calcext:value-type="float">
            <text:p>5825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7</text:p>
          </table:table-cell>
          <table:table-cell office:value-type="float" office:value="58258152" calcext:value-type="float">
            <text:p>58258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8</text:p>
          </table:table-cell>
          <table:table-cell office:value-type="float" office:value="58258688" calcext:value-type="float">
            <text:p>5825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9</text:p>
          </table:table-cell>
          <table:table-cell office:value-type="float" office:value="58259460" calcext:value-type="float">
            <text:p>58259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0</text:p>
          </table:table-cell>
          <table:table-cell office:value-type="float" office:value="58259712" calcext:value-type="float">
            <text:p>58259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1</text:p>
          </table:table-cell>
          <table:table-cell office:value-type="float" office:value="58259580" calcext:value-type="float">
            <text:p>5825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2</text:p>
          </table:table-cell>
          <table:table-cell office:value-type="float" office:value="58710896" calcext:value-type="float">
            <text:p>5871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37" calcext:value-type="float">
            <text:p>8037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2:43</text:p>
          </table:table-cell>
          <table:table-cell office:value-type="float" office:value="58906560" calcext:value-type="float">
            <text:p>58906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4</text:p>
          </table:table-cell>
          <table:table-cell office:value-type="float" office:value="58904848" calcext:value-type="float">
            <text:p>5890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5</text:p>
          </table:table-cell>
          <table:table-cell office:value-type="float" office:value="58905060" calcext:value-type="float">
            <text:p>58905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6</text:p>
          </table:table-cell>
          <table:table-cell office:value-type="float" office:value="58905660" calcext:value-type="float">
            <text:p>58905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7</text:p>
          </table:table-cell>
          <table:table-cell office:value-type="float" office:value="58905532" calcext:value-type="float">
            <text:p>58905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8</text:p>
          </table:table-cell>
          <table:table-cell office:value-type="float" office:value="58906524" calcext:value-type="float">
            <text:p>58906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9</text:p>
          </table:table-cell>
          <table:table-cell office:value-type="float" office:value="58906652" calcext:value-type="float">
            <text:p>58906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0</text:p>
          </table:table-cell>
          <table:table-cell office:value-type="float" office:value="58906452" calcext:value-type="float">
            <text:p>58906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1</text:p>
          </table:table-cell>
          <table:table-cell office:value-type="float" office:value="58906864" calcext:value-type="float">
            <text:p>58906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apmachine15-few-loaders-5-400-interleave1.0-sanitized" table:style-name="ta1">
        <table:table-column table:style-name="co30" table:default-cell-style-name="ce1"/>
        <table:table-column table:style-name="co30" table:number-columns-repeated="4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46:12</text:p>
          </table:table-cell>
          <table:table-cell office:value-type="float" office:value="59646820" calcext:value-type="float">
            <text:p>596468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24664" calcext:value-type="float">
            <text:p>3724664</text:p>
          </table:table-cell>
          <table:table-cell office:value-type="float" office:value="115100" calcext:value-type="float">
            <text:p>115100</text:p>
          </table:table-cell>
          <table:table-cell office:value-type="float" office:value="86580" calcext:value-type="float">
            <text:p>86580</text:p>
          </table:table-cell>
          <table:table-cell office:value-type="float" office:value="28520" calcext:value-type="float">
            <text:p>28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224" calcext:value-type="float">
            <text:p>21224</text:p>
          </table:table-cell>
          <table:table-cell office:value-type="float" office:value="4864" calcext:value-type="float">
            <text:p>4864</text:p>
          </table:table-cell>
          <table:table-cell office:value-type="float" office:value="3828" calcext:value-type="float">
            <text:p>3828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780" calcext:value-type="float">
            <text:p>2978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46:13</text:p>
          </table:table-cell>
          <table:table-cell office:value-type="float" office:value="59249632" calcext:value-type="float">
            <text:p>59249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201048" calcext:value-type="float">
            <text:p>201048</text:p>
          </table:table-cell>
          <table:table-cell office:value-type="float" office:value="164088" calcext:value-type="float">
            <text:p>164088</text:p>
          </table:table-cell>
          <table:table-cell office:value-type="float" office:value="36960" calcext:value-type="float">
            <text:p>36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40" calcext:value-type="float">
            <text:p>20940</text:p>
          </table:table-cell>
          <table:table-cell office:value-type="float" office:value="15488" calcext:value-type="float">
            <text:p>15488</text:p>
          </table:table-cell>
          <table:table-cell office:value-type="float" office:value="15069" calcext:value-type="float">
            <text:p>15069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1296" calcext:value-type="float">
            <text:p>21296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80" calcext:value-type="float">
            <text:p>338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4</text:p>
          </table:table-cell>
          <table:table-cell office:value-type="float" office:value="59034804" calcext:value-type="float">
            <text:p>5903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48492" calcext:value-type="float">
            <text:p>248492</text:p>
          </table:table-cell>
          <table:table-cell office:value-type="float" office:value="211532" calcext:value-type="float">
            <text:p>211532</text:p>
          </table:table-cell>
          <table:table-cell office:value-type="float" office:value="36960" calcext:value-type="float">
            <text:p>36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48" calcext:value-type="float">
            <text:p>124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464" calcext:value-type="float">
            <text:p>40464</text:p>
          </table:table-cell>
          <table:table-cell office:value-type="float" office:value="16256" calcext:value-type="float">
            <text:p>16256</text:p>
          </table:table-cell>
          <table:table-cell office:value-type="float" office:value="15886" calcext:value-type="float">
            <text:p>15886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168" calcext:value-type="float">
            <text:p>1516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5</text:p>
          </table:table-cell>
          <table:table-cell office:value-type="float" office:value="58974836" calcext:value-type="float">
            <text:p>58974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4948" calcext:value-type="float">
            <text:p>264948</text:p>
          </table:table-cell>
          <table:table-cell office:value-type="float" office:value="227988" calcext:value-type="float">
            <text:p>227988</text:p>
          </table:table-cell>
          <table:table-cell office:value-type="float" office:value="36960" calcext:value-type="float">
            <text:p>36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32" calcext:value-type="float">
            <text:p>2132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52" calcext:value-type="float">
            <text:p>51252</text:p>
          </table:table-cell>
          <table:table-cell office:value-type="float" office:value="16768" calcext:value-type="float">
            <text:p>16768</text:p>
          </table:table-cell>
          <table:table-cell office:value-type="float" office:value="16330" calcext:value-type="float">
            <text:p>16330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936" calcext:value-type="float">
            <text:p>159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6</text:p>
          </table:table-cell>
          <table:table-cell office:value-type="float" office:value="58949624" calcext:value-type="float">
            <text:p>58949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70476" calcext:value-type="float">
            <text:p>270476</text:p>
          </table:table-cell>
          <table:table-cell office:value-type="float" office:value="233516" calcext:value-type="float">
            <text:p>233516</text:p>
          </table:table-cell>
          <table:table-cell office:value-type="float" office:value="36960" calcext:value-type="float">
            <text:p>36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83" calcext:value-type="float">
            <text:p>288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182" calcext:value-type="float">
            <text:p>16182</text:p>
          </table:table-cell>
          <table:table-cell office:value-type="float" office:value="17280" calcext:value-type="float">
            <text:p>17280</text:p>
          </table:table-cell>
          <table:table-cell office:value-type="float" office:value="16817" calcext:value-type="float">
            <text:p>16817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1296" calcext:value-type="float">
            <text:p>21296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52" calcext:value-type="float">
            <text:p>328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7</text:p>
          </table:table-cell>
          <table:table-cell office:value-type="float" office:value="58958364" calcext:value-type="float">
            <text:p>5895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75752" calcext:value-type="float">
            <text:p>275752</text:p>
          </table:table-cell>
          <table:table-cell office:value-type="float" office:value="238752" calcext:value-type="float">
            <text:p>238752</text:p>
          </table:table-cell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87" calcext:value-type="float">
            <text:p>258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6" calcext:value-type="float">
            <text:p>8006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8</text:p>
          </table:table-cell>
          <table:table-cell office:value-type="float" office:value="59007180" calcext:value-type="float">
            <text:p>59007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432" calcext:value-type="float">
            <text:p>266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6" calcext:value-type="float">
            <text:p>8006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9</text:p>
          </table:table-cell>
          <table:table-cell office:value-type="float" office:value="59006676" calcext:value-type="float">
            <text:p>59006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432" calcext:value-type="float">
            <text:p>266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9" calcext:value-type="float">
            <text:p>8009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0</text:p>
          </table:table-cell>
          <table:table-cell office:value-type="float" office:value="59007112" calcext:value-type="float">
            <text:p>5900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432" calcext:value-type="float">
            <text:p>266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1" calcext:value-type="float">
            <text:p>8011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1</text:p>
          </table:table-cell>
          <table:table-cell office:value-type="float" office:value="59006200" calcext:value-type="float">
            <text:p>59006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432" calcext:value-type="float">
            <text:p>266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1" calcext:value-type="float">
            <text:p>8011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2</text:p>
          </table:table-cell>
          <table:table-cell office:value-type="float" office:value="59005868" calcext:value-type="float">
            <text:p>59005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432" calcext:value-type="float">
            <text:p>266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4" calcext:value-type="float">
            <text:p>8014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3</text:p>
          </table:table-cell>
          <table:table-cell office:value-type="float" office:value="59007760" calcext:value-type="float">
            <text:p>59007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584" calcext:value-type="float">
            <text:p>266584</text:p>
          </table:table-cell>
          <table:table-cell office:value-type="float" office:value="229584" calcext:value-type="float">
            <text:p>2295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4" calcext:value-type="float">
            <text:p>8014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56" calcext:value-type="float">
            <text:p>256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4</text:p>
          </table:table-cell>
          <table:table-cell office:value-type="float" office:value="59007264" calcext:value-type="float">
            <text:p>590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584" calcext:value-type="float">
            <text:p>266584</text:p>
          </table:table-cell>
          <table:table-cell office:value-type="float" office:value="229584" calcext:value-type="float">
            <text:p>2295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7" calcext:value-type="float">
            <text:p>8017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56" calcext:value-type="float">
            <text:p>256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5</text:p>
          </table:table-cell>
          <table:table-cell office:value-type="float" office:value="59006656" calcext:value-type="float">
            <text:p>59006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584" calcext:value-type="float">
            <text:p>266584</text:p>
          </table:table-cell>
          <table:table-cell office:value-type="float" office:value="229584" calcext:value-type="float">
            <text:p>2295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" calcext:value-type="float">
            <text:p>8019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56" calcext:value-type="float">
            <text:p>256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6</text:p>
          </table:table-cell>
          <table:table-cell office:value-type="float" office:value="58989140" calcext:value-type="float">
            <text:p>589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4664" calcext:value-type="float">
            <text:p>3934664</text:p>
          </table:table-cell>
          <table:table-cell office:value-type="float" office:value="266584" calcext:value-type="float">
            <text:p>266584</text:p>
          </table:table-cell>
          <table:table-cell office:value-type="float" office:value="229584" calcext:value-type="float">
            <text:p>2295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" calcext:value-type="float">
            <text:p>8019</text:p>
          </table:table-cell>
          <table:table-cell office:value-type="float" office:value="17536" calcext:value-type="float">
            <text:p>17536</text:p>
          </table:table-cell>
          <table:table-cell office:value-type="float" office:value="17091" calcext:value-type="float">
            <text:p>17091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56" calcext:value-type="float">
            <text:p>256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7</text:p>
          </table:table-cell>
          <table:table-cell office:value-type="float" office:value="58799892" calcext:value-type="float">
            <text:p>58799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1560" calcext:value-type="float">
            <text:p>3971560</text:p>
          </table:table-cell>
          <table:table-cell office:value-type="float" office:value="304408" calcext:value-type="float">
            <text:p>304408</text:p>
          </table:table-cell>
          <table:table-cell office:value-type="float" office:value="267408" calcext:value-type="float">
            <text:p>267408</text:p>
          </table:table-cell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36" calcext:value-type="float">
            <text:p>9736</text:p>
          </table:table-cell>
          <table:table-cell office:value-type="float" office:value="52472" calcext:value-type="float">
            <text:p>52472</text:p>
          </table:table-cell>
          <table:table-cell office:value-type="float" office:value="51703" calcext:value-type="float">
            <text:p>51703</text:p>
          </table:table-cell>
          <table:table-cell office:value-type="float" office:value="4344" calcext:value-type="float">
            <text:p>4344</text:p>
          </table:table-cell>
          <table:table-cell office:value-type="float" office:value="4034" calcext:value-type="float">
            <text:p>4034</text:p>
          </table:table-cell>
          <table:table-cell office:value-type="float" office:value="82976" calcext:value-type="float">
            <text:p>82976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6703" calcext:value-type="float">
            <text:p>6703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8</text:p>
          </table:table-cell>
          <table:table-cell office:value-type="float" office:value="58461760" calcext:value-type="float">
            <text:p>5846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6248" calcext:value-type="float">
            <text:p>4086248</text:p>
          </table:table-cell>
          <table:table-cell office:value-type="float" office:value="428756" calcext:value-type="float">
            <text:p>428756</text:p>
          </table:table-cell>
          <table:table-cell office:value-type="float" office:value="391756" calcext:value-type="float">
            <text:p>391756</text:p>
          </table:table-cell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106" calcext:value-type="float">
            <text:p>28106</text:p>
          </table:table-cell>
          <table:table-cell office:value-type="float" office:value="176876" calcext:value-type="float">
            <text:p>176876</text:p>
          </table:table-cell>
          <table:table-cell office:value-type="float" office:value="175110" calcext:value-type="float">
            <text:p>175110</text:p>
          </table:table-cell>
          <table:table-cell office:value-type="float" office:value="13804" calcext:value-type="float">
            <text:p>13804</text:p>
          </table:table-cell>
          <table:table-cell office:value-type="float" office:value="12791" calcext:value-type="float">
            <text:p>12791</text:p>
          </table:table-cell>
          <table:table-cell office:value-type="float" office:value="232928" calcext:value-type="float">
            <text:p>232928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2" calcext:value-type="float">
            <text:p>29752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18248" calcext:value-type="float">
            <text:p>18248</text:p>
          </table:table-cell>
          <table:table-cell office:value-type="float" office:value="11545" calcext:value-type="float">
            <text:p>1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9</text:p>
          </table:table-cell>
          <table:table-cell office:value-type="float" office:value="58335796" calcext:value-type="float">
            <text:p>58335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84" calcext:value-type="float">
            <text:p>490084</text:p>
          </table:table-cell>
          <table:table-cell office:value-type="float" office:value="453084" calcext:value-type="float">
            <text:p>453084</text:p>
          </table:table-cell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97" calcext:value-type="float">
            <text:p>11597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office:value-type="float" office:value="5217" calcext:value-type="float">
            <text:p>5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0</text:p>
          </table:table-cell>
          <table:table-cell office:value-type="float" office:value="58326744" calcext:value-type="float">
            <text:p>58326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84" calcext:value-type="float">
            <text:p>490084</text:p>
          </table:table-cell>
          <table:table-cell office:value-type="float" office:value="453084" calcext:value-type="float">
            <text:p>4530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1</text:p>
          </table:table-cell>
          <table:table-cell office:value-type="float" office:value="58325628" calcext:value-type="float">
            <text:p>5832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84" calcext:value-type="float">
            <text:p>490084</text:p>
          </table:table-cell>
          <table:table-cell office:value-type="float" office:value="453084" calcext:value-type="float">
            <text:p>4530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2</text:p>
          </table:table-cell>
          <table:table-cell office:value-type="float" office:value="58325520" calcext:value-type="float">
            <text:p>58325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84" calcext:value-type="float">
            <text:p>490084</text:p>
          </table:table-cell>
          <table:table-cell office:value-type="float" office:value="453084" calcext:value-type="float">
            <text:p>45308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3</text:p>
          </table:table-cell>
          <table:table-cell office:value-type="float" office:value="58327300" calcext:value-type="float">
            <text:p>58327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96" calcext:value-type="float">
            <text:p>490096</text:p>
          </table:table-cell>
          <table:table-cell office:value-type="float" office:value="453096" calcext:value-type="float">
            <text:p>4530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4</text:p>
          </table:table-cell>
          <table:table-cell office:value-type="float" office:value="58326900" calcext:value-type="float">
            <text:p>58326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96" calcext:value-type="float">
            <text:p>490096</text:p>
          </table:table-cell>
          <table:table-cell office:value-type="float" office:value="453096" calcext:value-type="float">
            <text:p>4530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5</text:p>
          </table:table-cell>
          <table:table-cell office:value-type="float" office:value="58327020" calcext:value-type="float">
            <text:p>58327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96" calcext:value-type="float">
            <text:p>490096</text:p>
          </table:table-cell>
          <table:table-cell office:value-type="float" office:value="453096" calcext:value-type="float">
            <text:p>4530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6</text:p>
          </table:table-cell>
          <table:table-cell office:value-type="float" office:value="58326516" calcext:value-type="float">
            <text:p>5832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96" calcext:value-type="float">
            <text:p>490096</text:p>
          </table:table-cell>
          <table:table-cell office:value-type="float" office:value="453096" calcext:value-type="float">
            <text:p>4530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7</text:p>
          </table:table-cell>
          <table:table-cell office:value-type="float" office:value="58326768" calcext:value-type="float">
            <text:p>58326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96" calcext:value-type="float">
            <text:p>490096</text:p>
          </table:table-cell>
          <table:table-cell office:value-type="float" office:value="453096" calcext:value-type="float">
            <text:p>4530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8</text:p>
          </table:table-cell>
          <table:table-cell office:value-type="float" office:value="58333152" calcext:value-type="float">
            <text:p>5833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7448" calcext:value-type="float">
            <text:p>4137448</text:p>
          </table:table-cell>
          <table:table-cell office:value-type="float" office:value="490096" calcext:value-type="float">
            <text:p>490096</text:p>
          </table:table-cell>
          <table:table-cell office:value-type="float" office:value="453096" calcext:value-type="float">
            <text:p>4530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00" calcext:value-type="float">
            <text:p>11600</text:p>
          </table:table-cell>
          <table:table-cell office:value-type="float" office:value="233184" calcext:value-type="float">
            <text:p>233184</text:p>
          </table:table-cell>
          <table:table-cell office:value-type="float" office:value="230871" calcext:value-type="float">
            <text:p>230871</text:p>
          </table:table-cell>
          <table:table-cell office:value-type="float" office:value="18156" calcext:value-type="float">
            <text:p>18156</text:p>
          </table:table-cell>
          <table:table-cell office:value-type="float" office:value="16749" calcext:value-type="float">
            <text:p>16749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9</text:p>
          </table:table-cell>
          <table:table-cell office:value-type="float" office:value="58366568" calcext:value-type="float">
            <text:p>58366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9256" calcext:value-type="float">
            <text:p>4129256</text:p>
          </table:table-cell>
          <table:table-cell office:value-type="float" office:value="482724" calcext:value-type="float">
            <text:p>482724</text:p>
          </table:table-cell>
          <table:table-cell office:value-type="float" office:value="445724" calcext:value-type="float">
            <text:p>44572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0" calcext:value-type="float">
            <text:p>11240</text:p>
          </table:table-cell>
          <table:table-cell office:value-type="float" office:value="224992" calcext:value-type="float">
            <text:p>224992</text:p>
          </table:table-cell>
          <table:table-cell office:value-type="float" office:value="209494" calcext:value-type="float">
            <text:p>209494</text:p>
          </table:table-cell>
          <table:table-cell office:value-type="float" office:value="18156" calcext:value-type="float">
            <text:p>18156</text:p>
          </table:table-cell>
          <table:table-cell office:value-type="float" office:value="15232" calcext:value-type="float">
            <text:p>15232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0</text:p>
          </table:table-cell>
          <table:table-cell office:value-type="float" office:value="58299884" calcext:value-type="float">
            <text:p>58299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9256" calcext:value-type="float">
            <text:p>4129256</text:p>
          </table:table-cell>
          <table:table-cell office:value-type="float" office:value="482724" calcext:value-type="float">
            <text:p>482724</text:p>
          </table:table-cell>
          <table:table-cell office:value-type="float" office:value="445724" calcext:value-type="float">
            <text:p>44572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3" calcext:value-type="float">
            <text:p>11243</text:p>
          </table:table-cell>
          <table:table-cell office:value-type="float" office:value="224992" calcext:value-type="float">
            <text:p>224992</text:p>
          </table:table-cell>
          <table:table-cell office:value-type="float" office:value="209494" calcext:value-type="float">
            <text:p>209494</text:p>
          </table:table-cell>
          <table:table-cell office:value-type="float" office:value="18156" calcext:value-type="float">
            <text:p>18156</text:p>
          </table:table-cell>
          <table:table-cell office:value-type="float" office:value="15232" calcext:value-type="float">
            <text:p>15232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1</text:p>
          </table:table-cell>
          <table:table-cell office:value-type="float" office:value="58202168" calcext:value-type="float">
            <text:p>58202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9256" calcext:value-type="float">
            <text:p>4129256</text:p>
          </table:table-cell>
          <table:table-cell office:value-type="float" office:value="482724" calcext:value-type="float">
            <text:p>482724</text:p>
          </table:table-cell>
          <table:table-cell office:value-type="float" office:value="445724" calcext:value-type="float">
            <text:p>445724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3" calcext:value-type="float">
            <text:p>11243</text:p>
          </table:table-cell>
          <table:table-cell office:value-type="float" office:value="224992" calcext:value-type="float">
            <text:p>224992</text:p>
          </table:table-cell>
          <table:table-cell office:value-type="float" office:value="209494" calcext:value-type="float">
            <text:p>209494</text:p>
          </table:table-cell>
          <table:table-cell office:value-type="float" office:value="18156" calcext:value-type="float">
            <text:p>18156</text:p>
          </table:table-cell>
          <table:table-cell office:value-type="float" office:value="15232" calcext:value-type="float">
            <text:p>15232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2</text:p>
          </table:table-cell>
          <table:table-cell office:value-type="float" office:value="58207816" calcext:value-type="float">
            <text:p>58207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2872" calcext:value-type="float">
            <text:p>4112872</text:p>
          </table:table-cell>
          <table:table-cell office:value-type="float" office:value="466352" calcext:value-type="float">
            <text:p>466352</text:p>
          </table:table-cell>
          <table:table-cell office:value-type="float" office:value="429352" calcext:value-type="float">
            <text:p>42935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86" calcext:value-type="float">
            <text:p>10886</text:p>
          </table:table-cell>
          <table:table-cell office:value-type="float" office:value="208608" calcext:value-type="float">
            <text:p>208608</text:p>
          </table:table-cell>
          <table:table-cell office:value-type="float" office:value="188127" calcext:value-type="float">
            <text:p>188127</text:p>
          </table:table-cell>
          <table:table-cell office:value-type="float" office:value="18156" calcext:value-type="float">
            <text:p>18156</text:p>
          </table:table-cell>
          <table:table-cell office:value-type="float" office:value="13715" calcext:value-type="float">
            <text:p>13715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3</text:p>
          </table:table-cell>
          <table:table-cell office:value-type="float" office:value="58207356" calcext:value-type="float">
            <text:p>58207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2872" calcext:value-type="float">
            <text:p>4112872</text:p>
          </table:table-cell>
          <table:table-cell office:value-type="float" office:value="466352" calcext:value-type="float">
            <text:p>466352</text:p>
          </table:table-cell>
          <table:table-cell office:value-type="float" office:value="429352" calcext:value-type="float">
            <text:p>42935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86" calcext:value-type="float">
            <text:p>10886</text:p>
          </table:table-cell>
          <table:table-cell office:value-type="float" office:value="208608" calcext:value-type="float">
            <text:p>208608</text:p>
          </table:table-cell>
          <table:table-cell office:value-type="float" office:value="188127" calcext:value-type="float">
            <text:p>188127</text:p>
          </table:table-cell>
          <table:table-cell office:value-type="float" office:value="18156" calcext:value-type="float">
            <text:p>18156</text:p>
          </table:table-cell>
          <table:table-cell office:value-type="float" office:value="13715" calcext:value-type="float">
            <text:p>13715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4</text:p>
          </table:table-cell>
          <table:table-cell office:value-type="float" office:value="58225472" calcext:value-type="float">
            <text:p>58225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2872" calcext:value-type="float">
            <text:p>4112872</text:p>
          </table:table-cell>
          <table:table-cell office:value-type="float" office:value="466352" calcext:value-type="float">
            <text:p>466352</text:p>
          </table:table-cell>
          <table:table-cell office:value-type="float" office:value="429352" calcext:value-type="float">
            <text:p>42935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86" calcext:value-type="float">
            <text:p>10886</text:p>
          </table:table-cell>
          <table:table-cell office:value-type="float" office:value="208608" calcext:value-type="float">
            <text:p>208608</text:p>
          </table:table-cell>
          <table:table-cell office:value-type="float" office:value="188127" calcext:value-type="float">
            <text:p>188127</text:p>
          </table:table-cell>
          <table:table-cell office:value-type="float" office:value="18156" calcext:value-type="float">
            <text:p>18156</text:p>
          </table:table-cell>
          <table:table-cell office:value-type="float" office:value="13715" calcext:value-type="float">
            <text:p>13715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5</text:p>
          </table:table-cell>
          <table:table-cell office:value-type="float" office:value="58263544" calcext:value-type="float">
            <text:p>58263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4440" calcext:value-type="float">
            <text:p>4094440</text:p>
          </table:table-cell>
          <table:table-cell office:value-type="float" office:value="447940" calcext:value-type="float">
            <text:p>447940</text:p>
          </table:table-cell>
          <table:table-cell office:value-type="float" office:value="410940" calcext:value-type="float">
            <text:p>41094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26" calcext:value-type="float">
            <text:p>10526</text:p>
          </table:table-cell>
          <table:table-cell office:value-type="float" office:value="190176" calcext:value-type="float">
            <text:p>190176</text:p>
          </table:table-cell>
          <table:table-cell office:value-type="float" office:value="166750" calcext:value-type="float">
            <text:p>166750</text:p>
          </table:table-cell>
          <table:table-cell office:value-type="float" office:value="18156" calcext:value-type="float">
            <text:p>18156</text:p>
          </table:table-cell>
          <table:table-cell office:value-type="float" office:value="12197" calcext:value-type="float">
            <text:p>12197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6</text:p>
          </table:table-cell>
          <table:table-cell office:value-type="float" office:value="58265192" calcext:value-type="float">
            <text:p>58265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4440" calcext:value-type="float">
            <text:p>4094440</text:p>
          </table:table-cell>
          <table:table-cell office:value-type="float" office:value="447940" calcext:value-type="float">
            <text:p>447940</text:p>
          </table:table-cell>
          <table:table-cell office:value-type="float" office:value="410940" calcext:value-type="float">
            <text:p>41094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29" calcext:value-type="float">
            <text:p>10529</text:p>
          </table:table-cell>
          <table:table-cell office:value-type="float" office:value="190176" calcext:value-type="float">
            <text:p>190176</text:p>
          </table:table-cell>
          <table:table-cell office:value-type="float" office:value="166750" calcext:value-type="float">
            <text:p>166750</text:p>
          </table:table-cell>
          <table:table-cell office:value-type="float" office:value="18156" calcext:value-type="float">
            <text:p>18156</text:p>
          </table:table-cell>
          <table:table-cell office:value-type="float" office:value="12197" calcext:value-type="float">
            <text:p>12197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7</text:p>
          </table:table-cell>
          <table:table-cell office:value-type="float" office:value="58285784" calcext:value-type="float">
            <text:p>58285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4440" calcext:value-type="float">
            <text:p>4094440</text:p>
          </table:table-cell>
          <table:table-cell office:value-type="float" office:value="447940" calcext:value-type="float">
            <text:p>447940</text:p>
          </table:table-cell>
          <table:table-cell office:value-type="float" office:value="410940" calcext:value-type="float">
            <text:p>41094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29" calcext:value-type="float">
            <text:p>10529</text:p>
          </table:table-cell>
          <table:table-cell office:value-type="float" office:value="190176" calcext:value-type="float">
            <text:p>190176</text:p>
          </table:table-cell>
          <table:table-cell office:value-type="float" office:value="166750" calcext:value-type="float">
            <text:p>166750</text:p>
          </table:table-cell>
          <table:table-cell office:value-type="float" office:value="18156" calcext:value-type="float">
            <text:p>18156</text:p>
          </table:table-cell>
          <table:table-cell office:value-type="float" office:value="12197" calcext:value-type="float">
            <text:p>12197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8</text:p>
          </table:table-cell>
          <table:table-cell office:value-type="float" office:value="58321780" calcext:value-type="float">
            <text:p>5832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0104" calcext:value-type="float">
            <text:p>4080104</text:p>
          </table:table-cell>
          <table:table-cell office:value-type="float" office:value="433612" calcext:value-type="float">
            <text:p>433612</text:p>
          </table:table-cell>
          <table:table-cell office:value-type="float" office:value="396612" calcext:value-type="float">
            <text:p>39661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69" calcext:value-type="float">
            <text:p>10169</text:p>
          </table:table-cell>
          <table:table-cell office:value-type="float" office:value="175840" calcext:value-type="float">
            <text:p>175840</text:p>
          </table:table-cell>
          <table:table-cell office:value-type="float" office:value="145372" calcext:value-type="float">
            <text:p>145372</text:p>
          </table:table-cell>
          <table:table-cell office:value-type="float" office:value="18156" calcext:value-type="float">
            <text:p>18156</text:p>
          </table:table-cell>
          <table:table-cell office:value-type="float" office:value="10680" calcext:value-type="float">
            <text:p>10680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9</text:p>
          </table:table-cell>
          <table:table-cell office:value-type="float" office:value="58322032" calcext:value-type="float">
            <text:p>5832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0104" calcext:value-type="float">
            <text:p>4080104</text:p>
          </table:table-cell>
          <table:table-cell office:value-type="float" office:value="433612" calcext:value-type="float">
            <text:p>433612</text:p>
          </table:table-cell>
          <table:table-cell office:value-type="float" office:value="396612" calcext:value-type="float">
            <text:p>39661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72" calcext:value-type="float">
            <text:p>10172</text:p>
          </table:table-cell>
          <table:table-cell office:value-type="float" office:value="175840" calcext:value-type="float">
            <text:p>175840</text:p>
          </table:table-cell>
          <table:table-cell office:value-type="float" office:value="145372" calcext:value-type="float">
            <text:p>145372</text:p>
          </table:table-cell>
          <table:table-cell office:value-type="float" office:value="18156" calcext:value-type="float">
            <text:p>18156</text:p>
          </table:table-cell>
          <table:table-cell office:value-type="float" office:value="10680" calcext:value-type="float">
            <text:p>10680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0</text:p>
          </table:table-cell>
          <table:table-cell office:value-type="float" office:value="58342220" calcext:value-type="float">
            <text:p>58342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0104" calcext:value-type="float">
            <text:p>4080104</text:p>
          </table:table-cell>
          <table:table-cell office:value-type="float" office:value="433612" calcext:value-type="float">
            <text:p>433612</text:p>
          </table:table-cell>
          <table:table-cell office:value-type="float" office:value="396612" calcext:value-type="float">
            <text:p>396612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72" calcext:value-type="float">
            <text:p>10172</text:p>
          </table:table-cell>
          <table:table-cell office:value-type="float" office:value="175840" calcext:value-type="float">
            <text:p>175840</text:p>
          </table:table-cell>
          <table:table-cell office:value-type="float" office:value="145372" calcext:value-type="float">
            <text:p>145372</text:p>
          </table:table-cell>
          <table:table-cell office:value-type="float" office:value="18156" calcext:value-type="float">
            <text:p>18156</text:p>
          </table:table-cell>
          <table:table-cell office:value-type="float" office:value="10680" calcext:value-type="float">
            <text:p>10680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1</text:p>
          </table:table-cell>
          <table:table-cell office:value-type="float" office:value="58383272" calcext:value-type="float">
            <text:p>58383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9624" calcext:value-type="float">
            <text:p>4059624</text:p>
          </table:table-cell>
          <table:table-cell office:value-type="float" office:value="413156" calcext:value-type="float">
            <text:p>413156</text:p>
          </table:table-cell>
          <table:table-cell office:value-type="float" office:value="376156" calcext:value-type="float">
            <text:p>37615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12" calcext:value-type="float">
            <text:p>9812</text:p>
          </table:table-cell>
          <table:table-cell office:value-type="float" office:value="155360" calcext:value-type="float">
            <text:p>155360</text:p>
          </table:table-cell>
          <table:table-cell office:value-type="float" office:value="123995" calcext:value-type="float">
            <text:p>123995</text:p>
          </table:table-cell>
          <table:table-cell office:value-type="float" office:value="18156" calcext:value-type="float">
            <text:p>18156</text:p>
          </table:table-cell>
          <table:table-cell office:value-type="float" office:value="9163" calcext:value-type="float">
            <text:p>9163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52</text:p>
          </table:table-cell>
          <table:table-cell office:value-type="float" office:value="58391172" calcext:value-type="float">
            <text:p>5839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9624" calcext:value-type="float">
            <text:p>4059624</text:p>
          </table:table-cell>
          <table:table-cell office:value-type="float" office:value="413156" calcext:value-type="float">
            <text:p>413156</text:p>
          </table:table-cell>
          <table:table-cell office:value-type="float" office:value="376156" calcext:value-type="float">
            <text:p>37615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15" calcext:value-type="float">
            <text:p>9815</text:p>
          </table:table-cell>
          <table:table-cell office:value-type="float" office:value="155360" calcext:value-type="float">
            <text:p>155360</text:p>
          </table:table-cell>
          <table:table-cell office:value-type="float" office:value="123995" calcext:value-type="float">
            <text:p>123995</text:p>
          </table:table-cell>
          <table:table-cell office:value-type="float" office:value="18156" calcext:value-type="float">
            <text:p>18156</text:p>
          </table:table-cell>
          <table:table-cell office:value-type="float" office:value="9163" calcext:value-type="float">
            <text:p>9163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3</text:p>
          </table:table-cell>
          <table:table-cell office:value-type="float" office:value="58391040" calcext:value-type="float">
            <text:p>5839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9624" calcext:value-type="float">
            <text:p>4059624</text:p>
          </table:table-cell>
          <table:table-cell office:value-type="float" office:value="413156" calcext:value-type="float">
            <text:p>413156</text:p>
          </table:table-cell>
          <table:table-cell office:value-type="float" office:value="376156" calcext:value-type="float">
            <text:p>37615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15" calcext:value-type="float">
            <text:p>9815</text:p>
          </table:table-cell>
          <table:table-cell office:value-type="float" office:value="155360" calcext:value-type="float">
            <text:p>155360</text:p>
          </table:table-cell>
          <table:table-cell office:value-type="float" office:value="123995" calcext:value-type="float">
            <text:p>123995</text:p>
          </table:table-cell>
          <table:table-cell office:value-type="float" office:value="18156" calcext:value-type="float">
            <text:p>18156</text:p>
          </table:table-cell>
          <table:table-cell office:value-type="float" office:value="9163" calcext:value-type="float">
            <text:p>9163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4</text:p>
          </table:table-cell>
          <table:table-cell office:value-type="float" office:value="58452620" calcext:value-type="float">
            <text:p>58452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9144" calcext:value-type="float">
            <text:p>4039144</text:p>
          </table:table-cell>
          <table:table-cell office:value-type="float" office:value="392696" calcext:value-type="float">
            <text:p>392696</text:p>
          </table:table-cell>
          <table:table-cell office:value-type="float" office:value="355696" calcext:value-type="float">
            <text:p>3556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55" calcext:value-type="float">
            <text:p>9455</text:p>
          </table:table-cell>
          <table:table-cell office:value-type="float" office:value="134880" calcext:value-type="float">
            <text:p>134880</text:p>
          </table:table-cell>
          <table:table-cell office:value-type="float" office:value="102618" calcext:value-type="float">
            <text:p>102618</text:p>
          </table:table-cell>
          <table:table-cell office:value-type="float" office:value="18156" calcext:value-type="float">
            <text:p>18156</text:p>
          </table:table-cell>
          <table:table-cell office:value-type="float" office:value="7645" calcext:value-type="float">
            <text:p>7645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55</text:p>
          </table:table-cell>
          <table:table-cell office:value-type="float" office:value="58474188" calcext:value-type="float">
            <text:p>5847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9144" calcext:value-type="float">
            <text:p>4039144</text:p>
          </table:table-cell>
          <table:table-cell office:value-type="float" office:value="392696" calcext:value-type="float">
            <text:p>392696</text:p>
          </table:table-cell>
          <table:table-cell office:value-type="float" office:value="355696" calcext:value-type="float">
            <text:p>3556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58" calcext:value-type="float">
            <text:p>9458</text:p>
          </table:table-cell>
          <table:table-cell office:value-type="float" office:value="134880" calcext:value-type="float">
            <text:p>134880</text:p>
          </table:table-cell>
          <table:table-cell office:value-type="float" office:value="102618" calcext:value-type="float">
            <text:p>102618</text:p>
          </table:table-cell>
          <table:table-cell office:value-type="float" office:value="18156" calcext:value-type="float">
            <text:p>18156</text:p>
          </table:table-cell>
          <table:table-cell office:value-type="float" office:value="7645" calcext:value-type="float">
            <text:p>7645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6</text:p>
          </table:table-cell>
          <table:table-cell office:value-type="float" office:value="58474188" calcext:value-type="float">
            <text:p>5847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9144" calcext:value-type="float">
            <text:p>4039144</text:p>
          </table:table-cell>
          <table:table-cell office:value-type="float" office:value="392696" calcext:value-type="float">
            <text:p>392696</text:p>
          </table:table-cell>
          <table:table-cell office:value-type="float" office:value="355696" calcext:value-type="float">
            <text:p>35569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58" calcext:value-type="float">
            <text:p>9458</text:p>
          </table:table-cell>
          <table:table-cell office:value-type="float" office:value="134880" calcext:value-type="float">
            <text:p>134880</text:p>
          </table:table-cell>
          <table:table-cell office:value-type="float" office:value="102618" calcext:value-type="float">
            <text:p>102618</text:p>
          </table:table-cell>
          <table:table-cell office:value-type="float" office:value="18156" calcext:value-type="float">
            <text:p>18156</text:p>
          </table:table-cell>
          <table:table-cell office:value-type="float" office:value="7645" calcext:value-type="float">
            <text:p>7645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7</text:p>
          </table:table-cell>
          <table:table-cell office:value-type="float" office:value="58535552" calcext:value-type="float">
            <text:p>58535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8664" calcext:value-type="float">
            <text:p>4018664</text:p>
          </table:table-cell>
          <table:table-cell office:value-type="float" office:value="372236" calcext:value-type="float">
            <text:p>372236</text:p>
          </table:table-cell>
          <table:table-cell office:value-type="float" office:value="335236" calcext:value-type="float">
            <text:p>33523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01" calcext:value-type="float">
            <text:p>9101</text:p>
          </table:table-cell>
          <table:table-cell office:value-type="float" office:value="114400" calcext:value-type="float">
            <text:p>114400</text:p>
          </table:table-cell>
          <table:table-cell office:value-type="float" office:value="81240" calcext:value-type="float">
            <text:p>81240</text:p>
          </table:table-cell>
          <table:table-cell office:value-type="float" office:value="18156" calcext:value-type="float">
            <text:p>18156</text:p>
          </table:table-cell>
          <table:table-cell office:value-type="float" office:value="6128" calcext:value-type="float">
            <text:p>6128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58</text:p>
          </table:table-cell>
          <table:table-cell office:value-type="float" office:value="58552840" calcext:value-type="float">
            <text:p>58552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8664" calcext:value-type="float">
            <text:p>4018664</text:p>
          </table:table-cell>
          <table:table-cell office:value-type="float" office:value="372236" calcext:value-type="float">
            <text:p>372236</text:p>
          </table:table-cell>
          <table:table-cell office:value-type="float" office:value="335236" calcext:value-type="float">
            <text:p>33523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01" calcext:value-type="float">
            <text:p>9101</text:p>
          </table:table-cell>
          <table:table-cell office:value-type="float" office:value="114400" calcext:value-type="float">
            <text:p>114400</text:p>
          </table:table-cell>
          <table:table-cell office:value-type="float" office:value="81240" calcext:value-type="float">
            <text:p>81240</text:p>
          </table:table-cell>
          <table:table-cell office:value-type="float" office:value="18156" calcext:value-type="float">
            <text:p>18156</text:p>
          </table:table-cell>
          <table:table-cell office:value-type="float" office:value="6128" calcext:value-type="float">
            <text:p>6128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9</text:p>
          </table:table-cell>
          <table:table-cell office:value-type="float" office:value="58552968" calcext:value-type="float">
            <text:p>5855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8664" calcext:value-type="float">
            <text:p>4018664</text:p>
          </table:table-cell>
          <table:table-cell office:value-type="float" office:value="372236" calcext:value-type="float">
            <text:p>372236</text:p>
          </table:table-cell>
          <table:table-cell office:value-type="float" office:value="335236" calcext:value-type="float">
            <text:p>33523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01" calcext:value-type="float">
            <text:p>9101</text:p>
          </table:table-cell>
          <table:table-cell office:value-type="float" office:value="114400" calcext:value-type="float">
            <text:p>114400</text:p>
          </table:table-cell>
          <table:table-cell office:value-type="float" office:value="81240" calcext:value-type="float">
            <text:p>81240</text:p>
          </table:table-cell>
          <table:table-cell office:value-type="float" office:value="18156" calcext:value-type="float">
            <text:p>18156</text:p>
          </table:table-cell>
          <table:table-cell office:value-type="float" office:value="6128" calcext:value-type="float">
            <text:p>6128</text:p>
          </table:table-cell>
          <table:table-cell office:value-type="float" office:value="388640" calcext:value-type="float">
            <text:p>38864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0</text:p>
          </table:table-cell>
          <table:table-cell office:value-type="float" office:value="58614532" calcext:value-type="float">
            <text:p>58614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8184" calcext:value-type="float">
            <text:p>3998184</text:p>
          </table:table-cell>
          <table:table-cell office:value-type="float" office:value="351776" calcext:value-type="float">
            <text:p>351776</text:p>
          </table:table-cell>
          <table:table-cell office:value-type="float" office:value="314776" calcext:value-type="float">
            <text:p>31477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41" calcext:value-type="float">
            <text:p>8741</text:p>
          </table:table-cell>
          <table:table-cell office:value-type="float" office:value="93920" calcext:value-type="float">
            <text:p>93920</text:p>
          </table:table-cell>
          <table:table-cell office:value-type="float" office:value="59863" calcext:value-type="float">
            <text:p>59863</text:p>
          </table:table-cell>
          <table:table-cell office:value-type="float" office:value="18156" calcext:value-type="float">
            <text:p>18156</text:p>
          </table:table-cell>
          <table:table-cell office:value-type="float" office:value="4611" calcext:value-type="float">
            <text:p>4611</text:p>
          </table:table-cell>
          <table:table-cell office:value-type="float" office:value="381084" calcext:value-type="float">
            <text:p>38108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7:01</text:p>
          </table:table-cell>
          <table:table-cell office:value-type="float" office:value="58631552" calcext:value-type="float">
            <text:p>5863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8184" calcext:value-type="float">
            <text:p>3998184</text:p>
          </table:table-cell>
          <table:table-cell office:value-type="float" office:value="351776" calcext:value-type="float">
            <text:p>351776</text:p>
          </table:table-cell>
          <table:table-cell office:value-type="float" office:value="314776" calcext:value-type="float">
            <text:p>31477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44" calcext:value-type="float">
            <text:p>8744</text:p>
          </table:table-cell>
          <table:table-cell office:value-type="float" office:value="93920" calcext:value-type="float">
            <text:p>93920</text:p>
          </table:table-cell>
          <table:table-cell office:value-type="float" office:value="59863" calcext:value-type="float">
            <text:p>59863</text:p>
          </table:table-cell>
          <table:table-cell office:value-type="float" office:value="18156" calcext:value-type="float">
            <text:p>18156</text:p>
          </table:table-cell>
          <table:table-cell office:value-type="float" office:value="4611" calcext:value-type="float">
            <text:p>4611</text:p>
          </table:table-cell>
          <table:table-cell office:value-type="float" office:value="381084" calcext:value-type="float">
            <text:p>38108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2</text:p>
          </table:table-cell>
          <table:table-cell office:value-type="float" office:value="58631760" calcext:value-type="float">
            <text:p>5863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8184" calcext:value-type="float">
            <text:p>3998184</text:p>
          </table:table-cell>
          <table:table-cell office:value-type="float" office:value="351776" calcext:value-type="float">
            <text:p>351776</text:p>
          </table:table-cell>
          <table:table-cell office:value-type="float" office:value="314776" calcext:value-type="float">
            <text:p>314776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44" calcext:value-type="float">
            <text:p>8744</text:p>
          </table:table-cell>
          <table:table-cell office:value-type="float" office:value="93920" calcext:value-type="float">
            <text:p>93920</text:p>
          </table:table-cell>
          <table:table-cell office:value-type="float" office:value="59863" calcext:value-type="float">
            <text:p>59863</text:p>
          </table:table-cell>
          <table:table-cell office:value-type="float" office:value="18156" calcext:value-type="float">
            <text:p>18156</text:p>
          </table:table-cell>
          <table:table-cell office:value-type="float" office:value="4611" calcext:value-type="float">
            <text:p>4611</text:p>
          </table:table-cell>
          <table:table-cell office:value-type="float" office:value="381084" calcext:value-type="float">
            <text:p>38108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3</text:p>
          </table:table-cell>
          <table:table-cell office:value-type="float" office:value="58695296" calcext:value-type="float">
            <text:p>58695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4" calcext:value-type="float">
            <text:p>8384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7:04</text:p>
          </table:table-cell>
          <table:table-cell office:value-type="float" office:value="58708136" calcext:value-type="float">
            <text:p>58708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5</text:p>
          </table:table-cell>
          <table:table-cell office:value-type="float" office:value="58709048" calcext:value-type="float">
            <text:p>58709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6</text:p>
          </table:table-cell>
          <table:table-cell office:value-type="float" office:value="58709240" calcext:value-type="float">
            <text:p>58709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7</text:p>
          </table:table-cell>
          <table:table-cell office:value-type="float" office:value="58729036" calcext:value-type="float">
            <text:p>58729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8</text:p>
          </table:table-cell>
          <table:table-cell office:value-type="float" office:value="58731732" calcext:value-type="float">
            <text:p>58731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9</text:p>
          </table:table-cell>
          <table:table-cell office:value-type="float" office:value="58732068" calcext:value-type="float">
            <text:p>58732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0</text:p>
          </table:table-cell>
          <table:table-cell office:value-type="float" office:value="58749492" calcext:value-type="float">
            <text:p>5874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1</text:p>
          </table:table-cell>
          <table:table-cell office:value-type="float" office:value="58749540" calcext:value-type="float">
            <text:p>58749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2</text:p>
          </table:table-cell>
          <table:table-cell office:value-type="float" office:value="58750564" calcext:value-type="float">
            <text:p>5875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3</text:p>
          </table:table-cell>
          <table:table-cell office:value-type="float" office:value="58768112" calcext:value-type="float">
            <text:p>58768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4</text:p>
          </table:table-cell>
          <table:table-cell office:value-type="float" office:value="58768620" calcext:value-type="float">
            <text:p>58768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5</text:p>
          </table:table-cell>
          <table:table-cell office:value-type="float" office:value="58768584" calcext:value-type="float">
            <text:p>5876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6</text:p>
          </table:table-cell>
          <table:table-cell office:value-type="float" office:value="58787616" calcext:value-type="float">
            <text:p>58787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7</text:p>
          </table:table-cell>
          <table:table-cell office:value-type="float" office:value="58787872" calcext:value-type="float">
            <text:p>58787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8</text:p>
          </table:table-cell>
          <table:table-cell office:value-type="float" office:value="58787124" calcext:value-type="float">
            <text:p>5878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9</text:p>
          </table:table-cell>
          <table:table-cell office:value-type="float" office:value="58787644" calcext:value-type="float">
            <text:p>5878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0</text:p>
          </table:table-cell>
          <table:table-cell office:value-type="float" office:value="58787644" calcext:value-type="float">
            <text:p>5878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1</text:p>
          </table:table-cell>
          <table:table-cell office:value-type="float" office:value="58787740" calcext:value-type="float">
            <text:p>58787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2</text:p>
          </table:table-cell>
          <table:table-cell office:value-type="float" office:value="58787644" calcext:value-type="float">
            <text:p>5878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3</text:p>
          </table:table-cell>
          <table:table-cell office:value-type="float" office:value="58787620" calcext:value-type="float">
            <text:p>58787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4</text:p>
          </table:table-cell>
          <table:table-cell office:value-type="float" office:value="58787140" calcext:value-type="float">
            <text:p>5878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5</text:p>
          </table:table-cell>
          <table:table-cell office:value-type="float" office:value="58786888" calcext:value-type="float">
            <text:p>58786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6</text:p>
          </table:table-cell>
          <table:table-cell office:value-type="float" office:value="58787184" calcext:value-type="float">
            <text:p>58787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7</text:p>
          </table:table-cell>
          <table:table-cell office:value-type="float" office:value="58786952" calcext:value-type="float">
            <text:p>58786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8</text:p>
          </table:table-cell>
          <table:table-cell office:value-type="float" office:value="58786340" calcext:value-type="float">
            <text:p>58786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9</text:p>
          </table:table-cell>
          <table:table-cell office:value-type="float" office:value="58787140" calcext:value-type="float">
            <text:p>5878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0</text:p>
          </table:table-cell>
          <table:table-cell office:value-type="float" office:value="58787392" calcext:value-type="float">
            <text:p>5878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1</text:p>
          </table:table-cell>
          <table:table-cell office:value-type="float" office:value="58787140" calcext:value-type="float">
            <text:p>5878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2</text:p>
          </table:table-cell>
          <table:table-cell office:value-type="float" office:value="58787644" calcext:value-type="float">
            <text:p>5878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3</text:p>
          </table:table-cell>
          <table:table-cell office:value-type="float" office:value="58787692" calcext:value-type="float">
            <text:p>5878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4</text:p>
          </table:table-cell>
          <table:table-cell office:value-type="float" office:value="58787440" calcext:value-type="float">
            <text:p>58787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5</text:p>
          </table:table-cell>
          <table:table-cell office:value-type="float" office:value="58787440" calcext:value-type="float">
            <text:p>58787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6</text:p>
          </table:table-cell>
          <table:table-cell office:value-type="float" office:value="58787200" calcext:value-type="float">
            <text:p>5878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7</text:p>
          </table:table-cell>
          <table:table-cell office:value-type="float" office:value="58787200" calcext:value-type="float">
            <text:p>5878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8</text:p>
          </table:table-cell>
          <table:table-cell office:value-type="float" office:value="58787200" calcext:value-type="float">
            <text:p>5878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9</text:p>
          </table:table-cell>
          <table:table-cell office:value-type="float" office:value="58787744" calcext:value-type="float">
            <text:p>5878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0</text:p>
          </table:table-cell>
          <table:table-cell office:value-type="float" office:value="58787704" calcext:value-type="float">
            <text:p>58787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1</text:p>
          </table:table-cell>
          <table:table-cell office:value-type="float" office:value="58788000" calcext:value-type="float">
            <text:p>587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2</text:p>
          </table:table-cell>
          <table:table-cell office:value-type="float" office:value="58788000" calcext:value-type="float">
            <text:p>587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7" calcext:value-type="float">
            <text:p>8387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3</text:p>
          </table:table-cell>
          <table:table-cell office:value-type="float" office:value="58788504" calcext:value-type="float">
            <text:p>58788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4</text:p>
          </table:table-cell>
          <table:table-cell office:value-type="float" office:value="58788524" calcext:value-type="float">
            <text:p>58788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5</text:p>
          </table:table-cell>
          <table:table-cell office:value-type="float" office:value="58788056" calcext:value-type="float">
            <text:p>58788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6</text:p>
          </table:table-cell>
          <table:table-cell office:value-type="float" office:value="58787500" calcext:value-type="float">
            <text:p>5878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7</text:p>
          </table:table-cell>
          <table:table-cell office:value-type="float" office:value="58788496" calcext:value-type="float">
            <text:p>5878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8</text:p>
          </table:table-cell>
          <table:table-cell office:value-type="float" office:value="58788280" calcext:value-type="float">
            <text:p>58788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9</text:p>
          </table:table-cell>
          <table:table-cell office:value-type="float" office:value="58788028" calcext:value-type="float">
            <text:p>5878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0</text:p>
          </table:table-cell>
          <table:table-cell office:value-type="float" office:value="58787776" calcext:value-type="float">
            <text:p>58787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1</text:p>
          </table:table-cell>
          <table:table-cell office:value-type="float" office:value="58787784" calcext:value-type="float">
            <text:p>58787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2</text:p>
          </table:table-cell>
          <table:table-cell office:value-type="float" office:value="58787296" calcext:value-type="float">
            <text:p>58787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3</text:p>
          </table:table-cell>
          <table:table-cell office:value-type="float" office:value="58787564" calcext:value-type="float">
            <text:p>58787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4</text:p>
          </table:table-cell>
          <table:table-cell office:value-type="float" office:value="58788004" calcext:value-type="float">
            <text:p>5878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5</text:p>
          </table:table-cell>
          <table:table-cell office:value-type="float" office:value="58787724" calcext:value-type="float">
            <text:p>58787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6</text:p>
          </table:table-cell>
          <table:table-cell office:value-type="float" office:value="58787620" calcext:value-type="float">
            <text:p>58787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7</text:p>
          </table:table-cell>
          <table:table-cell office:value-type="float" office:value="58787368" calcext:value-type="float">
            <text:p>5878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8</text:p>
          </table:table-cell>
          <table:table-cell office:value-type="float" office:value="58787372" calcext:value-type="float">
            <text:p>5878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9</text:p>
          </table:table-cell>
          <table:table-cell office:value-type="float" office:value="58787932" calcext:value-type="float">
            <text:p>58787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0</text:p>
          </table:table-cell>
          <table:table-cell office:value-type="float" office:value="58788208" calcext:value-type="float">
            <text:p>58788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1</text:p>
          </table:table-cell>
          <table:table-cell office:value-type="float" office:value="58788200" calcext:value-type="float">
            <text:p>58788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2</text:p>
          </table:table-cell>
          <table:table-cell office:value-type="float" office:value="58788188" calcext:value-type="float">
            <text:p>58788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3</text:p>
          </table:table-cell>
          <table:table-cell office:value-type="float" office:value="58787940" calcext:value-type="float">
            <text:p>58787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4</text:p>
          </table:table-cell>
          <table:table-cell office:value-type="float" office:value="58788220" calcext:value-type="float">
            <text:p>58788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5</text:p>
          </table:table-cell>
          <table:table-cell office:value-type="float" office:value="58787208" calcext:value-type="float">
            <text:p>58787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7704" calcext:value-type="float">
            <text:p>3977704</text:p>
          </table:table-cell>
          <table:table-cell office:value-type="float" office:value="331320" calcext:value-type="float">
            <text:p>331320</text:p>
          </table:table-cell>
          <table:table-cell office:value-type="float" office:value="294320" calcext:value-type="float">
            <text:p>29432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89" calcext:value-type="float">
            <text:p>8389</text:p>
          </table:table-cell>
          <table:table-cell office:value-type="float" office:value="73440" calcext:value-type="float">
            <text:p>73440</text:p>
          </table:table-cell>
          <table:table-cell office:value-type="float" office:value="38485" calcext:value-type="float">
            <text:p>38485</text:p>
          </table:table-cell>
          <table:table-cell office:value-type="float" office:value="18156" calcext:value-type="float">
            <text:p>18156</text:p>
          </table:table-cell>
          <table:table-cell office:value-type="float" office:value="3093" calcext:value-type="float">
            <text:p>309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6</text:p>
          </table:table-cell>
          <table:table-cell office:value-type="float" office:value="58879212" calcext:value-type="float">
            <text:p>58879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5" calcext:value-type="float">
            <text:p>8005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8:07</text:p>
          </table:table-cell>
          <table:table-cell office:value-type="float" office:value="58879132" calcext:value-type="float">
            <text:p>58879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8</text:p>
          </table:table-cell>
          <table:table-cell office:value-type="float" office:value="58878940" calcext:value-type="float">
            <text:p>58878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9</text:p>
          </table:table-cell>
          <table:table-cell office:value-type="float" office:value="58879516" calcext:value-type="float">
            <text:p>58879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0</text:p>
          </table:table-cell>
          <table:table-cell office:value-type="float" office:value="58879104" calcext:value-type="float">
            <text:p>58879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1</text:p>
          </table:table-cell>
          <table:table-cell office:value-type="float" office:value="58878392" calcext:value-type="float">
            <text:p>5887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2</text:p>
          </table:table-cell>
          <table:table-cell office:value-type="float" office:value="58878960" calcext:value-type="float">
            <text:p>5887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3</text:p>
          </table:table-cell>
          <table:table-cell office:value-type="float" office:value="58878456" calcext:value-type="float">
            <text:p>58878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4</text:p>
          </table:table-cell>
          <table:table-cell office:value-type="float" office:value="58878720" calcext:value-type="float">
            <text:p>58878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5</text:p>
          </table:table-cell>
          <table:table-cell office:value-type="float" office:value="58877984" calcext:value-type="float">
            <text:p>58877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0840" calcext:value-type="float">
            <text:p>3940840</text:p>
          </table:table-cell>
          <table:table-cell office:value-type="float" office:value="294508" calcext:value-type="float">
            <text:p>294508</text:p>
          </table:table-cell>
          <table:table-cell office:value-type="float" office:value="257508" calcext:value-type="float">
            <text:p>257508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8" calcext:value-type="float">
            <text:p>8008</text:p>
          </table:table-cell>
          <table:table-cell office:value-type="float" office:value="36576" calcext:value-type="float">
            <text:p>36576</text:p>
          </table:table-cell>
          <table:table-cell office:value-type="float" office:value="17108" calcext:value-type="float">
            <text:p>17108</text:p>
          </table:table-cell>
          <table:table-cell office:value-type="float" office:value="18156" calcext:value-type="float">
            <text:p>18156</text:p>
          </table:table-cell>
          <table:table-cell office:value-type="float" office:value="1576" calcext:value-type="float">
            <text:p>1576</text:p>
          </table:table-cell>
          <table:table-cell office:value-type="float" office:value="121924" calcext:value-type="float">
            <text:p>121924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4" table:style-name="ta1">
        <table:shapes>
          <draw:frame draw:z-index="0" draw:style-name="gr1" draw:text-style-name="P1" svg:width="10.1335in" svg:height="6.013in" svg:x="4.8016in" svg:y="0.3972in">
            <draw:object draw:notify-on-update-of-ranges="Sheet4.A1:Sheet4.A1 Sheet4.A2:Sheet4.A250 Sheet4.B1:Sheet4.B1 Sheet4.B2:Sheet4.B250 Sheet4.C1:Sheet4.C1 Sheet4.C2:Sheet4.C250 Sheet4.D1:Sheet4.D1 Sheet4.D2:Sheet4.D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0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Committed 1.0</text:p>
          </table:table-cell>
          <table:table-cell office:value-type="string" calcext:value-type="string">
            <text:p>Committed 0.1</text:p>
          </table:table-cell>
          <table:table-cell office:value-type="string" calcext:value-type="string">
            <text:p>Committed 0.01</text:p>
          </table:table-cell>
        </table:table-row>
        <table:table-row table:style-name="ro1">
          <table:table-cell table:formula="of:=[$'sapmachine15-few-loaders-5-400-interleave0.01-sanitized'.AC2]" office:value-type="float" office:value="3833" calcext:value-type="float">
            <text:p>3833</text:p>
          </table:table-cell>
          <table:table-cell table:formula="of:=[$'sapmachine15-few-loaders-5-400-interleave1.0-sanitized'.AB2]" office:value-type="float" office:value="4864" calcext:value-type="float">
            <text:p>4864</text:p>
          </table:table-cell>
          <table:table-cell table:formula="of:=[$'sapmachine15-few-loaders-5-400-interleave0.1-sanitized'.AB2]" office:value-type="float" office:value="4864" calcext:value-type="float">
            <text:p>4864</text:p>
          </table:table-cell>
          <table:table-cell table:formula="of:=[$'sapmachine15-few-loaders-5-400-interleave0.01-sanitized'.AB2]" office:value-type="float" office:value="4864" calcext:value-type="float">
            <text:p>4864</text:p>
          </table:table-cell>
        </table:table-row>
        <table:table-row table:style-name="ro1">
          <table:table-cell table:formula="of:=[$'sapmachine15-few-loaders-5-400-interleave0.01-sanitized'.AC3]" office:value-type="float" office:value="15209" calcext:value-type="float">
            <text:p>15209</text:p>
          </table:table-cell>
          <table:table-cell table:formula="of:=[$'sapmachine15-few-loaders-5-400-interleave1.0-sanitized'.AB3]" office:value-type="float" office:value="15488" calcext:value-type="float">
            <text:p>15488</text:p>
          </table:table-cell>
          <table:table-cell table:formula="of:=[$'sapmachine15-few-loaders-5-400-interleave0.1-sanitized'.AB3]" office:value-type="float" office:value="15488" calcext:value-type="float">
            <text:p>15488</text:p>
          </table:table-cell>
          <table:table-cell table:formula="of:=[$'sapmachine15-few-loaders-5-400-interleave0.01-sanitized'.AB3]" office:value-type="float" office:value="15744" calcext:value-type="float">
            <text:p>15744</text:p>
          </table:table-cell>
        </table:table-row>
        <table:table-row table:style-name="ro1">
          <table:table-cell table:formula="of:=[$'sapmachine15-few-loaders-5-400-interleave0.01-sanitized'.AC4]" office:value-type="float" office:value="15922" calcext:value-type="float">
            <text:p>15922</text:p>
          </table:table-cell>
          <table:table-cell table:formula="of:=[$'sapmachine15-few-loaders-5-400-interleave1.0-sanitized'.AB4]" office:value-type="float" office:value="16256" calcext:value-type="float">
            <text:p>16256</text:p>
          </table:table-cell>
          <table:table-cell table:formula="of:=[$'sapmachine15-few-loaders-5-400-interleave0.1-sanitized'.AB4]" office:value-type="float" office:value="16256" calcext:value-type="float">
            <text:p>16256</text:p>
          </table:table-cell>
          <table:table-cell table:formula="of:=[$'sapmachine15-few-loaders-5-400-interleave0.01-sanitized'.AB4]" office:value-type="float" office:value="16512" calcext:value-type="float">
            <text:p>16512</text:p>
          </table:table-cell>
        </table:table-row>
        <table:table-row table:style-name="ro1">
          <table:table-cell table:formula="of:=[$'sapmachine15-few-loaders-5-400-interleave0.01-sanitized'.AC5]" office:value-type="float" office:value="16378" calcext:value-type="float">
            <text:p>16378</text:p>
          </table:table-cell>
          <table:table-cell table:formula="of:=[$'sapmachine15-few-loaders-5-400-interleave1.0-sanitized'.AB5]" office:value-type="float" office:value="16768" calcext:value-type="float">
            <text:p>16768</text:p>
          </table:table-cell>
          <table:table-cell table:formula="of:=[$'sapmachine15-few-loaders-5-400-interleave0.1-sanitized'.AB5]" office:value-type="float" office:value="16768" calcext:value-type="float">
            <text:p>16768</text:p>
          </table:table-cell>
          <table:table-cell table:formula="of:=[$'sapmachine15-few-loaders-5-400-interleave0.01-sanitized'.AB5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6]" office:value-type="float" office:value="16908" calcext:value-type="float">
            <text:p>16908</text:p>
          </table:table-cell>
          <table:table-cell table:formula="of:=[$'sapmachine15-few-loaders-5-400-interleave1.0-sanitized'.AB6]" office:value-type="float" office:value="17280" calcext:value-type="float">
            <text:p>17280</text:p>
          </table:table-cell>
          <table:table-cell table:formula="of:=[$'sapmachine15-few-loaders-5-400-interleave0.1-sanitized'.AB6]" office:value-type="float" office:value="17280" calcext:value-type="float">
            <text:p>17280</text:p>
          </table:table-cell>
          <table:table-cell table:formula="of:=[$'sapmachine15-few-loaders-5-400-interleave0.01-sanitized'.AB6]" office:value-type="float" office:value="17536" calcext:value-type="float">
            <text:p>17536</text:p>
          </table:table-cell>
        </table:table-row>
        <table:table-row table:style-name="ro1">
          <table:table-cell table:formula="of:=[$'sapmachine15-few-loaders-5-400-interleave0.01-sanitized'.AC7]" office:value-type="float" office:value="17064" calcext:value-type="float">
            <text:p>17064</text:p>
          </table:table-cell>
          <table:table-cell table:formula="of:=[$'sapmachine15-few-loaders-5-400-interleave1.0-sanitized'.AB7]" office:value-type="float" office:value="17536" calcext:value-type="float">
            <text:p>17536</text:p>
          </table:table-cell>
          <table:table-cell table:formula="of:=[$'sapmachine15-few-loaders-5-400-interleave0.1-sanitized'.AB7]" office:value-type="float" office:value="17536" calcext:value-type="float">
            <text:p>17536</text:p>
          </table:table-cell>
          <table:table-cell table:formula="of:=[$'sapmachine15-few-loaders-5-400-interleave0.01-sanitized'.AB7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8]" office:value-type="float" office:value="17064" calcext:value-type="float">
            <text:p>17064</text:p>
          </table:table-cell>
          <table:table-cell table:formula="of:=[$'sapmachine15-few-loaders-5-400-interleave1.0-sanitized'.AB8]" office:value-type="float" office:value="17536" calcext:value-type="float">
            <text:p>17536</text:p>
          </table:table-cell>
          <table:table-cell table:formula="of:=[$'sapmachine15-few-loaders-5-400-interleave0.1-sanitized'.AB8]" office:value-type="float" office:value="17536" calcext:value-type="float">
            <text:p>17536</text:p>
          </table:table-cell>
          <table:table-cell table:formula="of:=[$'sapmachine15-few-loaders-5-400-interleave0.01-sanitized'.AB8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9]" office:value-type="float" office:value="17064" calcext:value-type="float">
            <text:p>17064</text:p>
          </table:table-cell>
          <table:table-cell table:formula="of:=[$'sapmachine15-few-loaders-5-400-interleave1.0-sanitized'.AB9]" office:value-type="float" office:value="17536" calcext:value-type="float">
            <text:p>17536</text:p>
          </table:table-cell>
          <table:table-cell table:formula="of:=[$'sapmachine15-few-loaders-5-400-interleave0.1-sanitized'.AB9]" office:value-type="float" office:value="17536" calcext:value-type="float">
            <text:p>17536</text:p>
          </table:table-cell>
          <table:table-cell table:formula="of:=[$'sapmachine15-few-loaders-5-400-interleave0.01-sanitized'.AB9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0]" office:value-type="float" office:value="17064" calcext:value-type="float">
            <text:p>17064</text:p>
          </table:table-cell>
          <table:table-cell table:formula="of:=[$'sapmachine15-few-loaders-5-400-interleave1.0-sanitized'.AB10]" office:value-type="float" office:value="17536" calcext:value-type="float">
            <text:p>17536</text:p>
          </table:table-cell>
          <table:table-cell table:formula="of:=[$'sapmachine15-few-loaders-5-400-interleave0.1-sanitized'.AB10]" office:value-type="float" office:value="17536" calcext:value-type="float">
            <text:p>17536</text:p>
          </table:table-cell>
          <table:table-cell table:formula="of:=[$'sapmachine15-few-loaders-5-400-interleave0.01-sanitized'.AB10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1]" office:value-type="float" office:value="17064" calcext:value-type="float">
            <text:p>17064</text:p>
          </table:table-cell>
          <table:table-cell table:formula="of:=[$'sapmachine15-few-loaders-5-400-interleave1.0-sanitized'.AB11]" office:value-type="float" office:value="17536" calcext:value-type="float">
            <text:p>17536</text:p>
          </table:table-cell>
          <table:table-cell table:formula="of:=[$'sapmachine15-few-loaders-5-400-interleave0.1-sanitized'.AB11]" office:value-type="float" office:value="17536" calcext:value-type="float">
            <text:p>17536</text:p>
          </table:table-cell>
          <table:table-cell table:formula="of:=[$'sapmachine15-few-loaders-5-400-interleave0.01-sanitized'.AB11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2]" office:value-type="float" office:value="17064" calcext:value-type="float">
            <text:p>17064</text:p>
          </table:table-cell>
          <table:table-cell table:formula="of:=[$'sapmachine15-few-loaders-5-400-interleave1.0-sanitized'.AB12]" office:value-type="float" office:value="17536" calcext:value-type="float">
            <text:p>17536</text:p>
          </table:table-cell>
          <table:table-cell table:formula="of:=[$'sapmachine15-few-loaders-5-400-interleave0.1-sanitized'.AB12]" office:value-type="float" office:value="17536" calcext:value-type="float">
            <text:p>17536</text:p>
          </table:table-cell>
          <table:table-cell table:formula="of:=[$'sapmachine15-few-loaders-5-400-interleave0.01-sanitized'.AB12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3]" office:value-type="float" office:value="17064" calcext:value-type="float">
            <text:p>17064</text:p>
          </table:table-cell>
          <table:table-cell table:formula="of:=[$'sapmachine15-few-loaders-5-400-interleave1.0-sanitized'.AB13]" office:value-type="float" office:value="17536" calcext:value-type="float">
            <text:p>17536</text:p>
          </table:table-cell>
          <table:table-cell table:formula="of:=[$'sapmachine15-few-loaders-5-400-interleave0.1-sanitized'.AB13]" office:value-type="float" office:value="17536" calcext:value-type="float">
            <text:p>17536</text:p>
          </table:table-cell>
          <table:table-cell table:formula="of:=[$'sapmachine15-few-loaders-5-400-interleave0.01-sanitized'.AB13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4]" office:value-type="float" office:value="17064" calcext:value-type="float">
            <text:p>17064</text:p>
          </table:table-cell>
          <table:table-cell table:formula="of:=[$'sapmachine15-few-loaders-5-400-interleave1.0-sanitized'.AB14]" office:value-type="float" office:value="17536" calcext:value-type="float">
            <text:p>17536</text:p>
          </table:table-cell>
          <table:table-cell table:formula="of:=[$'sapmachine15-few-loaders-5-400-interleave0.1-sanitized'.AB14]" office:value-type="float" office:value="17536" calcext:value-type="float">
            <text:p>17536</text:p>
          </table:table-cell>
          <table:table-cell table:formula="of:=[$'sapmachine15-few-loaders-5-400-interleave0.01-sanitized'.AB14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5]" office:value-type="float" office:value="17064" calcext:value-type="float">
            <text:p>17064</text:p>
          </table:table-cell>
          <table:table-cell table:formula="of:=[$'sapmachine15-few-loaders-5-400-interleave1.0-sanitized'.AB15]" office:value-type="float" office:value="17536" calcext:value-type="float">
            <text:p>17536</text:p>
          </table:table-cell>
          <table:table-cell table:formula="of:=[$'sapmachine15-few-loaders-5-400-interleave0.1-sanitized'.AB15]" office:value-type="float" office:value="17536" calcext:value-type="float">
            <text:p>17536</text:p>
          </table:table-cell>
          <table:table-cell table:formula="of:=[$'sapmachine15-few-loaders-5-400-interleave0.01-sanitized'.AB15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6]" office:value-type="float" office:value="17064" calcext:value-type="float">
            <text:p>17064</text:p>
          </table:table-cell>
          <table:table-cell table:formula="of:=[$'sapmachine15-few-loaders-5-400-interleave1.0-sanitized'.AB16]" office:value-type="float" office:value="17536" calcext:value-type="float">
            <text:p>17536</text:p>
          </table:table-cell>
          <table:table-cell table:formula="of:=[$'sapmachine15-few-loaders-5-400-interleave0.1-sanitized'.AB16]" office:value-type="float" office:value="17536" calcext:value-type="float">
            <text:p>17536</text:p>
          </table:table-cell>
          <table:table-cell table:formula="of:=[$'sapmachine15-few-loaders-5-400-interleave0.01-sanitized'.AB16]" office:value-type="float" office:value="17792" calcext:value-type="float">
            <text:p>17792</text:p>
          </table:table-cell>
        </table:table-row>
        <table:table-row table:style-name="ro1">
          <table:table-cell table:formula="of:=[$'sapmachine15-few-loaders-5-400-interleave0.01-sanitized'.AC17]" office:value-type="float" office:value="65884" calcext:value-type="float">
            <text:p>65884</text:p>
          </table:table-cell>
          <table:table-cell table:formula="of:=[$'sapmachine15-few-loaders-5-400-interleave1.0-sanitized'.AB17]" office:value-type="float" office:value="52472" calcext:value-type="float">
            <text:p>52472</text:p>
          </table:table-cell>
          <table:table-cell table:formula="of:=[$'sapmachine15-few-loaders-5-400-interleave0.1-sanitized'.AB17]" office:value-type="float" office:value="72116" calcext:value-type="float">
            <text:p>72116</text:p>
          </table:table-cell>
          <table:table-cell table:formula="of:=[$'sapmachine15-few-loaders-5-400-interleave0.01-sanitized'.AB17]" office:value-type="float" office:value="68148" calcext:value-type="float">
            <text:p>68148</text:p>
          </table:table-cell>
        </table:table-row>
        <table:table-row table:style-name="ro1">
          <table:table-cell table:formula="of:=[$'sapmachine15-few-loaders-5-400-interleave0.01-sanitized'.AC18]" office:value-type="float" office:value="192658" calcext:value-type="float">
            <text:p>192658</text:p>
          </table:table-cell>
          <table:table-cell table:formula="of:=[$'sapmachine15-few-loaders-5-400-interleave1.0-sanitized'.AB18]" office:value-type="float" office:value="176876" calcext:value-type="float">
            <text:p>176876</text:p>
          </table:table-cell>
          <table:table-cell table:formula="of:=[$'sapmachine15-few-loaders-5-400-interleave0.1-sanitized'.AB18]" office:value-type="float" office:value="210088" calcext:value-type="float">
            <text:p>210088</text:p>
          </table:table-cell>
          <table:table-cell table:formula="of:=[$'sapmachine15-few-loaders-5-400-interleave0.01-sanitized'.AB18]" office:value-type="float" office:value="196560" calcext:value-type="float">
            <text:p>196560</text:p>
          </table:table-cell>
        </table:table-row>
        <table:table-row table:style-name="ro1">
          <table:table-cell table:formula="of:=[$'sapmachine15-few-loaders-5-400-interleave0.01-sanitized'.AC19]" office:value-type="float" office:value="234614" calcext:value-type="float">
            <text:p>234614</text:p>
          </table:table-cell>
          <table:table-cell table:formula="of:=[$'sapmachine15-few-loaders-5-400-interleave1.0-sanitized'.AB19]" office:value-type="float" office:value="233184" calcext:value-type="float">
            <text:p>233184</text:p>
          </table:table-cell>
          <table:table-cell table:formula="of:=[$'sapmachine15-few-loaders-5-400-interleave0.1-sanitized'.AB19]" office:value-type="float" office:value="237608" calcext:value-type="float">
            <text:p>237608</text:p>
          </table:table-cell>
          <table:table-cell table:formula="of:=[$'sapmachine15-few-loaders-5-400-interleave0.01-sanitized'.AB19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0]" office:value-type="float" office:value="234614" calcext:value-type="float">
            <text:p>234614</text:p>
          </table:table-cell>
          <table:table-cell table:formula="of:=[$'sapmachine15-few-loaders-5-400-interleave1.0-sanitized'.AB20]" office:value-type="float" office:value="233184" calcext:value-type="float">
            <text:p>233184</text:p>
          </table:table-cell>
          <table:table-cell table:formula="of:=[$'sapmachine15-few-loaders-5-400-interleave0.1-sanitized'.AB20]" office:value-type="float" office:value="237608" calcext:value-type="float">
            <text:p>237608</text:p>
          </table:table-cell>
          <table:table-cell table:formula="of:=[$'sapmachine15-few-loaders-5-400-interleave0.01-sanitized'.AB20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1]" office:value-type="float" office:value="234614" calcext:value-type="float">
            <text:p>234614</text:p>
          </table:table-cell>
          <table:table-cell table:formula="of:=[$'sapmachine15-few-loaders-5-400-interleave1.0-sanitized'.AB21]" office:value-type="float" office:value="233184" calcext:value-type="float">
            <text:p>233184</text:p>
          </table:table-cell>
          <table:table-cell table:formula="of:=[$'sapmachine15-few-loaders-5-400-interleave0.1-sanitized'.AB21]" office:value-type="float" office:value="237608" calcext:value-type="float">
            <text:p>237608</text:p>
          </table:table-cell>
          <table:table-cell table:formula="of:=[$'sapmachine15-few-loaders-5-400-interleave0.01-sanitized'.AB21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2]" office:value-type="float" office:value="234614" calcext:value-type="float">
            <text:p>234614</text:p>
          </table:table-cell>
          <table:table-cell table:formula="of:=[$'sapmachine15-few-loaders-5-400-interleave1.0-sanitized'.AB22]" office:value-type="float" office:value="233184" calcext:value-type="float">
            <text:p>233184</text:p>
          </table:table-cell>
          <table:table-cell table:formula="of:=[$'sapmachine15-few-loaders-5-400-interleave0.1-sanitized'.AB22]" office:value-type="float" office:value="237608" calcext:value-type="float">
            <text:p>237608</text:p>
          </table:table-cell>
          <table:table-cell table:formula="of:=[$'sapmachine15-few-loaders-5-400-interleave0.01-sanitized'.AB22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3]" office:value-type="float" office:value="234614" calcext:value-type="float">
            <text:p>234614</text:p>
          </table:table-cell>
          <table:table-cell table:formula="of:=[$'sapmachine15-few-loaders-5-400-interleave1.0-sanitized'.AB23]" office:value-type="float" office:value="233184" calcext:value-type="float">
            <text:p>233184</text:p>
          </table:table-cell>
          <table:table-cell table:formula="of:=[$'sapmachine15-few-loaders-5-400-interleave0.1-sanitized'.AB23]" office:value-type="float" office:value="237608" calcext:value-type="float">
            <text:p>237608</text:p>
          </table:table-cell>
          <table:table-cell table:formula="of:=[$'sapmachine15-few-loaders-5-400-interleave0.01-sanitized'.AB23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4]" office:value-type="float" office:value="234614" calcext:value-type="float">
            <text:p>234614</text:p>
          </table:table-cell>
          <table:table-cell table:formula="of:=[$'sapmachine15-few-loaders-5-400-interleave1.0-sanitized'.AB24]" office:value-type="float" office:value="233184" calcext:value-type="float">
            <text:p>233184</text:p>
          </table:table-cell>
          <table:table-cell table:formula="of:=[$'sapmachine15-few-loaders-5-400-interleave0.1-sanitized'.AB24]" office:value-type="float" office:value="237608" calcext:value-type="float">
            <text:p>237608</text:p>
          </table:table-cell>
          <table:table-cell table:formula="of:=[$'sapmachine15-few-loaders-5-400-interleave0.01-sanitized'.AB24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5]" office:value-type="float" office:value="234614" calcext:value-type="float">
            <text:p>234614</text:p>
          </table:table-cell>
          <table:table-cell table:formula="of:=[$'sapmachine15-few-loaders-5-400-interleave1.0-sanitized'.AB25]" office:value-type="float" office:value="233184" calcext:value-type="float">
            <text:p>233184</text:p>
          </table:table-cell>
          <table:table-cell table:formula="of:=[$'sapmachine15-few-loaders-5-400-interleave0.1-sanitized'.AB25]" office:value-type="float" office:value="237608" calcext:value-type="float">
            <text:p>237608</text:p>
          </table:table-cell>
          <table:table-cell table:formula="of:=[$'sapmachine15-few-loaders-5-400-interleave0.01-sanitized'.AB25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6]" office:value-type="float" office:value="234614" calcext:value-type="float">
            <text:p>234614</text:p>
          </table:table-cell>
          <table:table-cell table:formula="of:=[$'sapmachine15-few-loaders-5-400-interleave1.0-sanitized'.AB26]" office:value-type="float" office:value="233184" calcext:value-type="float">
            <text:p>233184</text:p>
          </table:table-cell>
          <table:table-cell table:formula="of:=[$'sapmachine15-few-loaders-5-400-interleave0.1-sanitized'.AB26]" office:value-type="float" office:value="237608" calcext:value-type="float">
            <text:p>237608</text:p>
          </table:table-cell>
          <table:table-cell table:formula="of:=[$'sapmachine15-few-loaders-5-400-interleave0.01-sanitized'.AB26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7]" office:value-type="float" office:value="234614" calcext:value-type="float">
            <text:p>234614</text:p>
          </table:table-cell>
          <table:table-cell table:formula="of:=[$'sapmachine15-few-loaders-5-400-interleave1.0-sanitized'.AB27]" office:value-type="float" office:value="233184" calcext:value-type="float">
            <text:p>233184</text:p>
          </table:table-cell>
          <table:table-cell table:formula="of:=[$'sapmachine15-few-loaders-5-400-interleave0.1-sanitized'.AB27]" office:value-type="float" office:value="237608" calcext:value-type="float">
            <text:p>237608</text:p>
          </table:table-cell>
          <table:table-cell table:formula="of:=[$'sapmachine15-few-loaders-5-400-interleave0.01-sanitized'.AB27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8]" office:value-type="float" office:value="234614" calcext:value-type="float">
            <text:p>234614</text:p>
          </table:table-cell>
          <table:table-cell table:formula="of:=[$'sapmachine15-few-loaders-5-400-interleave1.0-sanitized'.AB28]" office:value-type="float" office:value="233184" calcext:value-type="float">
            <text:p>233184</text:p>
          </table:table-cell>
          <table:table-cell table:formula="of:=[$'sapmachine15-few-loaders-5-400-interleave0.1-sanitized'.AB28]" office:value-type="float" office:value="237608" calcext:value-type="float">
            <text:p>237608</text:p>
          </table:table-cell>
          <table:table-cell table:formula="of:=[$'sapmachine15-few-loaders-5-400-interleave0.01-sanitized'.AB28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29]" office:value-type="float" office:value="212860" calcext:value-type="float">
            <text:p>212860</text:p>
          </table:table-cell>
          <table:table-cell table:formula="of:=[$'sapmachine15-few-loaders-5-400-interleave1.0-sanitized'.AB29]" office:value-type="float" office:value="224992" calcext:value-type="float">
            <text:p>224992</text:p>
          </table:table-cell>
          <table:table-cell table:formula="of:=[$'sapmachine15-few-loaders-5-400-interleave0.1-sanitized'.AB29]" office:value-type="float" office:value="237608" calcext:value-type="float">
            <text:p>237608</text:p>
          </table:table-cell>
          <table:table-cell table:formula="of:=[$'sapmachine15-few-loaders-5-400-interleave0.01-sanitized'.AB29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0]" office:value-type="float" office:value="212860" calcext:value-type="float">
            <text:p>212860</text:p>
          </table:table-cell>
          <table:table-cell table:formula="of:=[$'sapmachine15-few-loaders-5-400-interleave1.0-sanitized'.AB30]" office:value-type="float" office:value="224992" calcext:value-type="float">
            <text:p>224992</text:p>
          </table:table-cell>
          <table:table-cell table:formula="of:=[$'sapmachine15-few-loaders-5-400-interleave0.1-sanitized'.AB30]" office:value-type="float" office:value="237608" calcext:value-type="float">
            <text:p>237608</text:p>
          </table:table-cell>
          <table:table-cell table:formula="of:=[$'sapmachine15-few-loaders-5-400-interleave0.01-sanitized'.AB30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1]" office:value-type="float" office:value="212860" calcext:value-type="float">
            <text:p>212860</text:p>
          </table:table-cell>
          <table:table-cell table:formula="of:=[$'sapmachine15-few-loaders-5-400-interleave1.0-sanitized'.AB31]" office:value-type="float" office:value="224992" calcext:value-type="float">
            <text:p>224992</text:p>
          </table:table-cell>
          <table:table-cell table:formula="of:=[$'sapmachine15-few-loaders-5-400-interleave0.1-sanitized'.AB31]" office:value-type="float" office:value="237608" calcext:value-type="float">
            <text:p>237608</text:p>
          </table:table-cell>
          <table:table-cell table:formula="of:=[$'sapmachine15-few-loaders-5-400-interleave0.01-sanitized'.AB31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2]" office:value-type="float" office:value="191106" calcext:value-type="float">
            <text:p>191106</text:p>
          </table:table-cell>
          <table:table-cell table:formula="of:=[$'sapmachine15-few-loaders-5-400-interleave1.0-sanitized'.AB32]" office:value-type="float" office:value="208608" calcext:value-type="float">
            <text:p>208608</text:p>
          </table:table-cell>
          <table:table-cell table:formula="of:=[$'sapmachine15-few-loaders-5-400-interleave0.1-sanitized'.AB32]" office:value-type="float" office:value="237608" calcext:value-type="float">
            <text:p>237608</text:p>
          </table:table-cell>
          <table:table-cell table:formula="of:=[$'sapmachine15-few-loaders-5-400-interleave0.01-sanitized'.AB32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3]" office:value-type="float" office:value="191106" calcext:value-type="float">
            <text:p>191106</text:p>
          </table:table-cell>
          <table:table-cell table:formula="of:=[$'sapmachine15-few-loaders-5-400-interleave1.0-sanitized'.AB33]" office:value-type="float" office:value="208608" calcext:value-type="float">
            <text:p>208608</text:p>
          </table:table-cell>
          <table:table-cell table:formula="of:=[$'sapmachine15-few-loaders-5-400-interleave0.1-sanitized'.AB33]" office:value-type="float" office:value="237608" calcext:value-type="float">
            <text:p>237608</text:p>
          </table:table-cell>
          <table:table-cell table:formula="of:=[$'sapmachine15-few-loaders-5-400-interleave0.01-sanitized'.AB33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4]" office:value-type="float" office:value="191107" calcext:value-type="float">
            <text:p>191107</text:p>
          </table:table-cell>
          <table:table-cell table:formula="of:=[$'sapmachine15-few-loaders-5-400-interleave1.0-sanitized'.AB34]" office:value-type="float" office:value="208608" calcext:value-type="float">
            <text:p>208608</text:p>
          </table:table-cell>
          <table:table-cell table:formula="of:=[$'sapmachine15-few-loaders-5-400-interleave0.1-sanitized'.AB34]" office:value-type="float" office:value="237608" calcext:value-type="float">
            <text:p>237608</text:p>
          </table:table-cell>
          <table:table-cell table:formula="of:=[$'sapmachine15-few-loaders-5-400-interleave0.01-sanitized'.AB34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5]" office:value-type="float" office:value="169353" calcext:value-type="float">
            <text:p>169353</text:p>
          </table:table-cell>
          <table:table-cell table:formula="of:=[$'sapmachine15-few-loaders-5-400-interleave1.0-sanitized'.AB35]" office:value-type="float" office:value="190176" calcext:value-type="float">
            <text:p>190176</text:p>
          </table:table-cell>
          <table:table-cell table:formula="of:=[$'sapmachine15-few-loaders-5-400-interleave0.1-sanitized'.AB35]" office:value-type="float" office:value="237608" calcext:value-type="float">
            <text:p>237608</text:p>
          </table:table-cell>
          <table:table-cell table:formula="of:=[$'sapmachine15-few-loaders-5-400-interleave0.01-sanitized'.AB35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6]" office:value-type="float" office:value="169353" calcext:value-type="float">
            <text:p>169353</text:p>
          </table:table-cell>
          <table:table-cell table:formula="of:=[$'sapmachine15-few-loaders-5-400-interleave1.0-sanitized'.AB36]" office:value-type="float" office:value="190176" calcext:value-type="float">
            <text:p>190176</text:p>
          </table:table-cell>
          <table:table-cell table:formula="of:=[$'sapmachine15-few-loaders-5-400-interleave0.1-sanitized'.AB36]" office:value-type="float" office:value="237608" calcext:value-type="float">
            <text:p>237608</text:p>
          </table:table-cell>
          <table:table-cell table:formula="of:=[$'sapmachine15-few-loaders-5-400-interleave0.01-sanitized'.AB36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7]" office:value-type="float" office:value="169353" calcext:value-type="float">
            <text:p>169353</text:p>
          </table:table-cell>
          <table:table-cell table:formula="of:=[$'sapmachine15-few-loaders-5-400-interleave1.0-sanitized'.AB37]" office:value-type="float" office:value="190176" calcext:value-type="float">
            <text:p>190176</text:p>
          </table:table-cell>
          <table:table-cell table:formula="of:=[$'sapmachine15-few-loaders-5-400-interleave0.1-sanitized'.AB37]" office:value-type="float" office:value="237608" calcext:value-type="float">
            <text:p>237608</text:p>
          </table:table-cell>
          <table:table-cell table:formula="of:=[$'sapmachine15-few-loaders-5-400-interleave0.01-sanitized'.AB37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8]" office:value-type="float" office:value="147598" calcext:value-type="float">
            <text:p>147598</text:p>
          </table:table-cell>
          <table:table-cell table:formula="of:=[$'sapmachine15-few-loaders-5-400-interleave1.0-sanitized'.AB38]" office:value-type="float" office:value="175840" calcext:value-type="float">
            <text:p>175840</text:p>
          </table:table-cell>
          <table:table-cell table:formula="of:=[$'sapmachine15-few-loaders-5-400-interleave0.1-sanitized'.AB38]" office:value-type="float" office:value="237608" calcext:value-type="float">
            <text:p>237608</text:p>
          </table:table-cell>
          <table:table-cell table:formula="of:=[$'sapmachine15-few-loaders-5-400-interleave0.01-sanitized'.AB38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39]" office:value-type="float" office:value="147598" calcext:value-type="float">
            <text:p>147598</text:p>
          </table:table-cell>
          <table:table-cell table:formula="of:=[$'sapmachine15-few-loaders-5-400-interleave1.0-sanitized'.AB39]" office:value-type="float" office:value="175840" calcext:value-type="float">
            <text:p>175840</text:p>
          </table:table-cell>
          <table:table-cell table:formula="of:=[$'sapmachine15-few-loaders-5-400-interleave0.1-sanitized'.AB39]" office:value-type="float" office:value="237608" calcext:value-type="float">
            <text:p>237608</text:p>
          </table:table-cell>
          <table:table-cell table:formula="of:=[$'sapmachine15-few-loaders-5-400-interleave0.01-sanitized'.AB39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40]" office:value-type="float" office:value="147598" calcext:value-type="float">
            <text:p>147598</text:p>
          </table:table-cell>
          <table:table-cell table:formula="of:=[$'sapmachine15-few-loaders-5-400-interleave1.0-sanitized'.AB40]" office:value-type="float" office:value="175840" calcext:value-type="float">
            <text:p>175840</text:p>
          </table:table-cell>
          <table:table-cell table:formula="of:=[$'sapmachine15-few-loaders-5-400-interleave0.1-sanitized'.AB40]" office:value-type="float" office:value="237608" calcext:value-type="float">
            <text:p>237608</text:p>
          </table:table-cell>
          <table:table-cell table:formula="of:=[$'sapmachine15-few-loaders-5-400-interleave0.01-sanitized'.AB40]" office:value-type="float" office:value="239680" calcext:value-type="float">
            <text:p>239680</text:p>
          </table:table-cell>
        </table:table-row>
        <table:table-row table:style-name="ro1">
          <table:table-cell table:formula="of:=[$'sapmachine15-few-loaders-5-400-interleave0.01-sanitized'.AC41]" office:value-type="float" office:value="125844" calcext:value-type="float">
            <text:p>125844</text:p>
          </table:table-cell>
          <table:table-cell table:formula="of:=[$'sapmachine15-few-loaders-5-400-interleave1.0-sanitized'.AB41]" office:value-type="float" office:value="155360" calcext:value-type="float">
            <text:p>155360</text:p>
          </table:table-cell>
          <table:table-cell table:formula="of:=[$'sapmachine15-few-loaders-5-400-interleave0.1-sanitized'.AB41]" office:value-type="float" office:value="237608" calcext:value-type="float">
            <text:p>237608</text:p>
          </table:table-cell>
          <table:table-cell table:formula="of:=[$'sapmachine15-few-loaders-5-400-interleave0.01-sanitized'.AB41]" office:value-type="float" office:value="237632" calcext:value-type="float">
            <text:p>237632</text:p>
          </table:table-cell>
        </table:table-row>
        <table:table-row table:style-name="ro1">
          <table:table-cell table:formula="of:=[$'sapmachine15-few-loaders-5-400-interleave0.01-sanitized'.AC42]" office:value-type="float" office:value="125844" calcext:value-type="float">
            <text:p>125844</text:p>
          </table:table-cell>
          <table:table-cell table:formula="of:=[$'sapmachine15-few-loaders-5-400-interleave1.0-sanitized'.AB42]" office:value-type="float" office:value="155360" calcext:value-type="float">
            <text:p>155360</text:p>
          </table:table-cell>
          <table:table-cell table:formula="of:=[$'sapmachine15-few-loaders-5-400-interleave0.1-sanitized'.AB42]" office:value-type="float" office:value="237608" calcext:value-type="float">
            <text:p>237608</text:p>
          </table:table-cell>
          <table:table-cell table:formula="of:=[$'sapmachine15-few-loaders-5-400-interleave0.01-sanitized'.AB42]" office:value-type="float" office:value="237632" calcext:value-type="float">
            <text:p>237632</text:p>
          </table:table-cell>
        </table:table-row>
        <table:table-row table:style-name="ro1">
          <table:table-cell table:formula="of:=[$'sapmachine15-few-loaders-5-400-interleave0.01-sanitized'.AC43]" office:value-type="float" office:value="125844" calcext:value-type="float">
            <text:p>125844</text:p>
          </table:table-cell>
          <table:table-cell table:formula="of:=[$'sapmachine15-few-loaders-5-400-interleave1.0-sanitized'.AB43]" office:value-type="float" office:value="155360" calcext:value-type="float">
            <text:p>155360</text:p>
          </table:table-cell>
          <table:table-cell table:formula="of:=[$'sapmachine15-few-loaders-5-400-interleave0.1-sanitized'.AB43]" office:value-type="float" office:value="237608" calcext:value-type="float">
            <text:p>237608</text:p>
          </table:table-cell>
          <table:table-cell table:formula="of:=[$'sapmachine15-few-loaders-5-400-interleave0.01-sanitized'.AB43]" office:value-type="float" office:value="237632" calcext:value-type="float">
            <text:p>237632</text:p>
          </table:table-cell>
        </table:table-row>
        <table:table-row table:style-name="ro1">
          <table:table-cell table:formula="of:=[$'sapmachine15-few-loaders-5-400-interleave0.01-sanitized'.AC44]" office:value-type="float" office:value="104090" calcext:value-type="float">
            <text:p>104090</text:p>
          </table:table-cell>
          <table:table-cell table:formula="of:=[$'sapmachine15-few-loaders-5-400-interleave1.0-sanitized'.AB44]" office:value-type="float" office:value="134880" calcext:value-type="float">
            <text:p>134880</text:p>
          </table:table-cell>
          <table:table-cell table:formula="of:=[$'sapmachine15-few-loaders-5-400-interleave0.1-sanitized'.AB44]" office:value-type="float" office:value="237608" calcext:value-type="float">
            <text:p>237608</text:p>
          </table:table-cell>
          <table:table-cell table:formula="of:=[$'sapmachine15-few-loaders-5-400-interleave0.01-sanitized'.AB44]" office:value-type="float" office:value="217152" calcext:value-type="float">
            <text:p>217152</text:p>
          </table:table-cell>
        </table:table-row>
        <table:table-row table:style-name="ro1">
          <table:table-cell table:formula="of:=[$'sapmachine15-few-loaders-5-400-interleave0.01-sanitized'.AC45]" office:value-type="float" office:value="104090" calcext:value-type="float">
            <text:p>104090</text:p>
          </table:table-cell>
          <table:table-cell table:formula="of:=[$'sapmachine15-few-loaders-5-400-interleave1.0-sanitized'.AB45]" office:value-type="float" office:value="134880" calcext:value-type="float">
            <text:p>134880</text:p>
          </table:table-cell>
          <table:table-cell table:formula="of:=[$'sapmachine15-few-loaders-5-400-interleave0.1-sanitized'.AB45]" office:value-type="float" office:value="237608" calcext:value-type="float">
            <text:p>237608</text:p>
          </table:table-cell>
          <table:table-cell table:formula="of:=[$'sapmachine15-few-loaders-5-400-interleave0.01-sanitized'.AB45]" office:value-type="float" office:value="217152" calcext:value-type="float">
            <text:p>217152</text:p>
          </table:table-cell>
        </table:table-row>
        <table:table-row table:style-name="ro1">
          <table:table-cell table:formula="of:=[$'sapmachine15-few-loaders-5-400-interleave0.01-sanitized'.AC46]" office:value-type="float" office:value="104091" calcext:value-type="float">
            <text:p>104091</text:p>
          </table:table-cell>
          <table:table-cell table:formula="of:=[$'sapmachine15-few-loaders-5-400-interleave1.0-sanitized'.AB46]" office:value-type="float" office:value="134880" calcext:value-type="float">
            <text:p>134880</text:p>
          </table:table-cell>
          <table:table-cell table:formula="of:=[$'sapmachine15-few-loaders-5-400-interleave0.1-sanitized'.AB46]" office:value-type="float" office:value="237608" calcext:value-type="float">
            <text:p>237608</text:p>
          </table:table-cell>
          <table:table-cell table:formula="of:=[$'sapmachine15-few-loaders-5-400-interleave0.01-sanitized'.AB46]" office:value-type="float" office:value="217152" calcext:value-type="float">
            <text:p>217152</text:p>
          </table:table-cell>
        </table:table-row>
        <table:table-row table:style-name="ro1">
          <table:table-cell table:formula="of:=[$'sapmachine15-few-loaders-5-400-interleave0.01-sanitized'.AC47]" office:value-type="float" office:value="82336" calcext:value-type="float">
            <text:p>82336</text:p>
          </table:table-cell>
          <table:table-cell table:formula="of:=[$'sapmachine15-few-loaders-5-400-interleave1.0-sanitized'.AB47]" office:value-type="float" office:value="114400" calcext:value-type="float">
            <text:p>114400</text:p>
          </table:table-cell>
          <table:table-cell table:formula="of:=[$'sapmachine15-few-loaders-5-400-interleave0.1-sanitized'.AB47]" office:value-type="float" office:value="237608" calcext:value-type="float">
            <text:p>237608</text:p>
          </table:table-cell>
          <table:table-cell table:formula="of:=[$'sapmachine15-few-loaders-5-400-interleave0.01-sanitized'.AB47]" office:value-type="float" office:value="196672" calcext:value-type="float">
            <text:p>196672</text:p>
          </table:table-cell>
        </table:table-row>
        <table:table-row table:style-name="ro1">
          <table:table-cell table:formula="of:=[$'sapmachine15-few-loaders-5-400-interleave0.01-sanitized'.AC48]" office:value-type="float" office:value="82336" calcext:value-type="float">
            <text:p>82336</text:p>
          </table:table-cell>
          <table:table-cell table:formula="of:=[$'sapmachine15-few-loaders-5-400-interleave1.0-sanitized'.AB48]" office:value-type="float" office:value="114400" calcext:value-type="float">
            <text:p>114400</text:p>
          </table:table-cell>
          <table:table-cell table:formula="of:=[$'sapmachine15-few-loaders-5-400-interleave0.1-sanitized'.AB48]" office:value-type="float" office:value="237608" calcext:value-type="float">
            <text:p>237608</text:p>
          </table:table-cell>
          <table:table-cell table:formula="of:=[$'sapmachine15-few-loaders-5-400-interleave0.01-sanitized'.AB48]" office:value-type="float" office:value="196672" calcext:value-type="float">
            <text:p>196672</text:p>
          </table:table-cell>
        </table:table-row>
        <table:table-row table:style-name="ro1">
          <table:table-cell table:formula="of:=[$'sapmachine15-few-loaders-5-400-interleave0.01-sanitized'.AC49]" office:value-type="float" office:value="82336" calcext:value-type="float">
            <text:p>82336</text:p>
          </table:table-cell>
          <table:table-cell table:formula="of:=[$'sapmachine15-few-loaders-5-400-interleave1.0-sanitized'.AB49]" office:value-type="float" office:value="114400" calcext:value-type="float">
            <text:p>114400</text:p>
          </table:table-cell>
          <table:table-cell table:formula="of:=[$'sapmachine15-few-loaders-5-400-interleave0.1-sanitized'.AB49]" office:value-type="float" office:value="237608" calcext:value-type="float">
            <text:p>237608</text:p>
          </table:table-cell>
          <table:table-cell table:formula="of:=[$'sapmachine15-few-loaders-5-400-interleave0.01-sanitized'.AB49]" office:value-type="float" office:value="196672" calcext:value-type="float">
            <text:p>196672</text:p>
          </table:table-cell>
        </table:table-row>
        <table:table-row table:style-name="ro1">
          <table:table-cell table:formula="of:=[$'sapmachine15-few-loaders-5-400-interleave0.01-sanitized'.AC50]" office:value-type="float" office:value="60582" calcext:value-type="float">
            <text:p>60582</text:p>
          </table:table-cell>
          <table:table-cell table:formula="of:=[$'sapmachine15-few-loaders-5-400-interleave1.0-sanitized'.AB50]" office:value-type="float" office:value="93920" calcext:value-type="float">
            <text:p>93920</text:p>
          </table:table-cell>
          <table:table-cell table:formula="of:=[$'sapmachine15-few-loaders-5-400-interleave0.1-sanitized'.AB50]" office:value-type="float" office:value="237608" calcext:value-type="float">
            <text:p>237608</text:p>
          </table:table-cell>
          <table:table-cell table:formula="of:=[$'sapmachine15-few-loaders-5-400-interleave0.01-sanitized'.AB50]" office:value-type="float" office:value="182336" calcext:value-type="float">
            <text:p>182336</text:p>
          </table:table-cell>
        </table:table-row>
        <table:table-row table:style-name="ro1">
          <table:table-cell table:formula="of:=[$'sapmachine15-few-loaders-5-400-interleave0.01-sanitized'.AC51]" office:value-type="float" office:value="60582" calcext:value-type="float">
            <text:p>60582</text:p>
          </table:table-cell>
          <table:table-cell table:formula="of:=[$'sapmachine15-few-loaders-5-400-interleave1.0-sanitized'.AB51]" office:value-type="float" office:value="93920" calcext:value-type="float">
            <text:p>93920</text:p>
          </table:table-cell>
          <table:table-cell table:formula="of:=[$'sapmachine15-few-loaders-5-400-interleave0.1-sanitized'.AB51]" office:value-type="float" office:value="237608" calcext:value-type="float">
            <text:p>237608</text:p>
          </table:table-cell>
          <table:table-cell table:formula="of:=[$'sapmachine15-few-loaders-5-400-interleave0.01-sanitized'.AB51]" office:value-type="float" office:value="182336" calcext:value-type="float">
            <text:p>182336</text:p>
          </table:table-cell>
        </table:table-row>
        <table:table-row table:style-name="ro1">
          <table:table-cell table:formula="of:=[$'sapmachine15-few-loaders-5-400-interleave0.01-sanitized'.AC52]" office:value-type="float" office:value="60582" calcext:value-type="float">
            <text:p>60582</text:p>
          </table:table-cell>
          <table:table-cell table:formula="of:=[$'sapmachine15-few-loaders-5-400-interleave1.0-sanitized'.AB52]" office:value-type="float" office:value="93920" calcext:value-type="float">
            <text:p>93920</text:p>
          </table:table-cell>
          <table:table-cell table:formula="of:=[$'sapmachine15-few-loaders-5-400-interleave0.1-sanitized'.AB52]" office:value-type="float" office:value="237608" calcext:value-type="float">
            <text:p>237608</text:p>
          </table:table-cell>
          <table:table-cell table:formula="of:=[$'sapmachine15-few-loaders-5-400-interleave0.01-sanitized'.AB52]" office:value-type="float" office:value="182336" calcext:value-type="float">
            <text:p>182336</text:p>
          </table:table-cell>
        </table:table-row>
        <table:table-row table:style-name="ro1">
          <table:table-cell table:formula="of:=[$'sapmachine15-few-loaders-5-400-interleave0.01-sanitized'.AC53]" office:value-type="float" office:value="38828" calcext:value-type="float">
            <text:p>38828</text:p>
          </table:table-cell>
          <table:table-cell table:formula="of:=[$'sapmachine15-few-loaders-5-400-interleave1.0-sanitized'.AB53]" office:value-type="float" office:value="73440" calcext:value-type="float">
            <text:p>73440</text:p>
          </table:table-cell>
          <table:table-cell table:formula="of:=[$'sapmachine15-few-loaders-5-400-interleave0.1-sanitized'.AB53]" office:value-type="float" office:value="237608" calcext:value-type="float">
            <text:p>237608</text:p>
          </table:table-cell>
          <table:table-cell table:formula="of:=[$'sapmachine15-few-loaders-5-400-interleave0.01-sanitized'.AB5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54]" office:value-type="float" office:value="38828" calcext:value-type="float">
            <text:p>38828</text:p>
          </table:table-cell>
          <table:table-cell table:formula="of:=[$'sapmachine15-few-loaders-5-400-interleave1.0-sanitized'.AB54]" office:value-type="float" office:value="73440" calcext:value-type="float">
            <text:p>73440</text:p>
          </table:table-cell>
          <table:table-cell table:formula="of:=[$'sapmachine15-few-loaders-5-400-interleave0.1-sanitized'.AB54]" office:value-type="float" office:value="237608" calcext:value-type="float">
            <text:p>237608</text:p>
          </table:table-cell>
          <table:table-cell table:formula="of:=[$'sapmachine15-few-loaders-5-400-interleave0.01-sanitized'.AB5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55]" office:value-type="float" office:value="38828" calcext:value-type="float">
            <text:p>38828</text:p>
          </table:table-cell>
          <table:table-cell table:formula="of:=[$'sapmachine15-few-loaders-5-400-interleave1.0-sanitized'.AB55]" office:value-type="float" office:value="73440" calcext:value-type="float">
            <text:p>73440</text:p>
          </table:table-cell>
          <table:table-cell table:formula="of:=[$'sapmachine15-few-loaders-5-400-interleave0.1-sanitized'.AB55]" office:value-type="float" office:value="237608" calcext:value-type="float">
            <text:p>237608</text:p>
          </table:table-cell>
          <table:table-cell table:formula="of:=[$'sapmachine15-few-loaders-5-400-interleave0.01-sanitized'.AB5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56]" office:value-type="float" office:value="38828" calcext:value-type="float">
            <text:p>38828</text:p>
          </table:table-cell>
          <table:table-cell table:formula="of:=[$'sapmachine15-few-loaders-5-400-interleave1.0-sanitized'.AB56]" office:value-type="float" office:value="73440" calcext:value-type="float">
            <text:p>73440</text:p>
          </table:table-cell>
          <table:table-cell table:formula="of:=[$'sapmachine15-few-loaders-5-400-interleave0.1-sanitized'.AB56]" office:value-type="float" office:value="237608" calcext:value-type="float">
            <text:p>237608</text:p>
          </table:table-cell>
          <table:table-cell table:formula="of:=[$'sapmachine15-few-loaders-5-400-interleave0.01-sanitized'.AB56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57]" office:value-type="float" office:value="38828" calcext:value-type="float">
            <text:p>38828</text:p>
          </table:table-cell>
          <table:table-cell table:formula="of:=[$'sapmachine15-few-loaders-5-400-interleave1.0-sanitized'.AB57]" office:value-type="float" office:value="73440" calcext:value-type="float">
            <text:p>73440</text:p>
          </table:table-cell>
          <table:table-cell table:formula="of:=[$'sapmachine15-few-loaders-5-400-interleave0.1-sanitized'.AB57]" office:value-type="float" office:value="237608" calcext:value-type="float">
            <text:p>237608</text:p>
          </table:table-cell>
          <table:table-cell table:formula="of:=[$'sapmachine15-few-loaders-5-400-interleave0.01-sanitized'.AB57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58]" office:value-type="float" office:value="38828" calcext:value-type="float">
            <text:p>38828</text:p>
          </table:table-cell>
          <table:table-cell table:formula="of:=[$'sapmachine15-few-loaders-5-400-interleave1.0-sanitized'.AB58]" office:value-type="float" office:value="73440" calcext:value-type="float">
            <text:p>73440</text:p>
          </table:table-cell>
          <table:table-cell table:formula="of:=[$'sapmachine15-few-loaders-5-400-interleave0.1-sanitized'.AB58]" office:value-type="float" office:value="237608" calcext:value-type="float">
            <text:p>237608</text:p>
          </table:table-cell>
          <table:table-cell table:formula="of:=[$'sapmachine15-few-loaders-5-400-interleave0.01-sanitized'.AB58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59]" office:value-type="float" office:value="38828" calcext:value-type="float">
            <text:p>38828</text:p>
          </table:table-cell>
          <table:table-cell table:formula="of:=[$'sapmachine15-few-loaders-5-400-interleave1.0-sanitized'.AB59]" office:value-type="float" office:value="73440" calcext:value-type="float">
            <text:p>73440</text:p>
          </table:table-cell>
          <table:table-cell table:formula="of:=[$'sapmachine15-few-loaders-5-400-interleave0.1-sanitized'.AB59]" office:value-type="float" office:value="237608" calcext:value-type="float">
            <text:p>237608</text:p>
          </table:table-cell>
          <table:table-cell table:formula="of:=[$'sapmachine15-few-loaders-5-400-interleave0.01-sanitized'.AB59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0]" office:value-type="float" office:value="38828" calcext:value-type="float">
            <text:p>38828</text:p>
          </table:table-cell>
          <table:table-cell table:formula="of:=[$'sapmachine15-few-loaders-5-400-interleave1.0-sanitized'.AB60]" office:value-type="float" office:value="73440" calcext:value-type="float">
            <text:p>73440</text:p>
          </table:table-cell>
          <table:table-cell table:formula="of:=[$'sapmachine15-few-loaders-5-400-interleave0.1-sanitized'.AB60]" office:value-type="float" office:value="237608" calcext:value-type="float">
            <text:p>237608</text:p>
          </table:table-cell>
          <table:table-cell table:formula="of:=[$'sapmachine15-few-loaders-5-400-interleave0.01-sanitized'.AB60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1]" office:value-type="float" office:value="38828" calcext:value-type="float">
            <text:p>38828</text:p>
          </table:table-cell>
          <table:table-cell table:formula="of:=[$'sapmachine15-few-loaders-5-400-interleave1.0-sanitized'.AB61]" office:value-type="float" office:value="73440" calcext:value-type="float">
            <text:p>73440</text:p>
          </table:table-cell>
          <table:table-cell table:formula="of:=[$'sapmachine15-few-loaders-5-400-interleave0.1-sanitized'.AB61]" office:value-type="float" office:value="237608" calcext:value-type="float">
            <text:p>237608</text:p>
          </table:table-cell>
          <table:table-cell table:formula="of:=[$'sapmachine15-few-loaders-5-400-interleave0.01-sanitized'.AB61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2]" office:value-type="float" office:value="38828" calcext:value-type="float">
            <text:p>38828</text:p>
          </table:table-cell>
          <table:table-cell table:formula="of:=[$'sapmachine15-few-loaders-5-400-interleave1.0-sanitized'.AB62]" office:value-type="float" office:value="73440" calcext:value-type="float">
            <text:p>73440</text:p>
          </table:table-cell>
          <table:table-cell table:formula="of:=[$'sapmachine15-few-loaders-5-400-interleave0.1-sanitized'.AB62]" office:value-type="float" office:value="237608" calcext:value-type="float">
            <text:p>237608</text:p>
          </table:table-cell>
          <table:table-cell table:formula="of:=[$'sapmachine15-few-loaders-5-400-interleave0.01-sanitized'.AB62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3]" office:value-type="float" office:value="38828" calcext:value-type="float">
            <text:p>38828</text:p>
          </table:table-cell>
          <table:table-cell table:formula="of:=[$'sapmachine15-few-loaders-5-400-interleave1.0-sanitized'.AB63]" office:value-type="float" office:value="73440" calcext:value-type="float">
            <text:p>73440</text:p>
          </table:table-cell>
          <table:table-cell table:formula="of:=[$'sapmachine15-few-loaders-5-400-interleave0.1-sanitized'.AB63]" office:value-type="float" office:value="237608" calcext:value-type="float">
            <text:p>237608</text:p>
          </table:table-cell>
          <table:table-cell table:formula="of:=[$'sapmachine15-few-loaders-5-400-interleave0.01-sanitized'.AB6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4]" office:value-type="float" office:value="38828" calcext:value-type="float">
            <text:p>38828</text:p>
          </table:table-cell>
          <table:table-cell table:formula="of:=[$'sapmachine15-few-loaders-5-400-interleave1.0-sanitized'.AB64]" office:value-type="float" office:value="73440" calcext:value-type="float">
            <text:p>73440</text:p>
          </table:table-cell>
          <table:table-cell table:formula="of:=[$'sapmachine15-few-loaders-5-400-interleave0.1-sanitized'.AB64]" office:value-type="float" office:value="237608" calcext:value-type="float">
            <text:p>237608</text:p>
          </table:table-cell>
          <table:table-cell table:formula="of:=[$'sapmachine15-few-loaders-5-400-interleave0.01-sanitized'.AB6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5]" office:value-type="float" office:value="38828" calcext:value-type="float">
            <text:p>38828</text:p>
          </table:table-cell>
          <table:table-cell table:formula="of:=[$'sapmachine15-few-loaders-5-400-interleave1.0-sanitized'.AB65]" office:value-type="float" office:value="73440" calcext:value-type="float">
            <text:p>73440</text:p>
          </table:table-cell>
          <table:table-cell table:formula="of:=[$'sapmachine15-few-loaders-5-400-interleave0.1-sanitized'.AB65]" office:value-type="float" office:value="237608" calcext:value-type="float">
            <text:p>237608</text:p>
          </table:table-cell>
          <table:table-cell table:formula="of:=[$'sapmachine15-few-loaders-5-400-interleave0.01-sanitized'.AB6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6]" office:value-type="float" office:value="38828" calcext:value-type="float">
            <text:p>38828</text:p>
          </table:table-cell>
          <table:table-cell table:formula="of:=[$'sapmachine15-few-loaders-5-400-interleave1.0-sanitized'.AB66]" office:value-type="float" office:value="73440" calcext:value-type="float">
            <text:p>73440</text:p>
          </table:table-cell>
          <table:table-cell table:formula="of:=[$'sapmachine15-few-loaders-5-400-interleave0.1-sanitized'.AB66]" office:value-type="float" office:value="237608" calcext:value-type="float">
            <text:p>237608</text:p>
          </table:table-cell>
          <table:table-cell table:formula="of:=[$'sapmachine15-few-loaders-5-400-interleave0.01-sanitized'.AB66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7]" office:value-type="float" office:value="38828" calcext:value-type="float">
            <text:p>38828</text:p>
          </table:table-cell>
          <table:table-cell table:formula="of:=[$'sapmachine15-few-loaders-5-400-interleave1.0-sanitized'.AB67]" office:value-type="float" office:value="73440" calcext:value-type="float">
            <text:p>73440</text:p>
          </table:table-cell>
          <table:table-cell table:formula="of:=[$'sapmachine15-few-loaders-5-400-interleave0.1-sanitized'.AB67]" office:value-type="float" office:value="237608" calcext:value-type="float">
            <text:p>237608</text:p>
          </table:table-cell>
          <table:table-cell table:formula="of:=[$'sapmachine15-few-loaders-5-400-interleave0.01-sanitized'.AB67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8]" office:value-type="float" office:value="38828" calcext:value-type="float">
            <text:p>38828</text:p>
          </table:table-cell>
          <table:table-cell table:formula="of:=[$'sapmachine15-few-loaders-5-400-interleave1.0-sanitized'.AB68]" office:value-type="float" office:value="73440" calcext:value-type="float">
            <text:p>73440</text:p>
          </table:table-cell>
          <table:table-cell table:formula="of:=[$'sapmachine15-few-loaders-5-400-interleave0.1-sanitized'.AB68]" office:value-type="float" office:value="237608" calcext:value-type="float">
            <text:p>237608</text:p>
          </table:table-cell>
          <table:table-cell table:formula="of:=[$'sapmachine15-few-loaders-5-400-interleave0.01-sanitized'.AB68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69]" office:value-type="float" office:value="38828" calcext:value-type="float">
            <text:p>38828</text:p>
          </table:table-cell>
          <table:table-cell table:formula="of:=[$'sapmachine15-few-loaders-5-400-interleave1.0-sanitized'.AB69]" office:value-type="float" office:value="73440" calcext:value-type="float">
            <text:p>73440</text:p>
          </table:table-cell>
          <table:table-cell table:formula="of:=[$'sapmachine15-few-loaders-5-400-interleave0.1-sanitized'.AB69]" office:value-type="float" office:value="237608" calcext:value-type="float">
            <text:p>237608</text:p>
          </table:table-cell>
          <table:table-cell table:formula="of:=[$'sapmachine15-few-loaders-5-400-interleave0.01-sanitized'.AB69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0]" office:value-type="float" office:value="38828" calcext:value-type="float">
            <text:p>38828</text:p>
          </table:table-cell>
          <table:table-cell table:formula="of:=[$'sapmachine15-few-loaders-5-400-interleave1.0-sanitized'.AB70]" office:value-type="float" office:value="73440" calcext:value-type="float">
            <text:p>73440</text:p>
          </table:table-cell>
          <table:table-cell table:formula="of:=[$'sapmachine15-few-loaders-5-400-interleave0.1-sanitized'.AB70]" office:value-type="float" office:value="237608" calcext:value-type="float">
            <text:p>237608</text:p>
          </table:table-cell>
          <table:table-cell table:formula="of:=[$'sapmachine15-few-loaders-5-400-interleave0.01-sanitized'.AB70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1]" office:value-type="float" office:value="38828" calcext:value-type="float">
            <text:p>38828</text:p>
          </table:table-cell>
          <table:table-cell table:formula="of:=[$'sapmachine15-few-loaders-5-400-interleave1.0-sanitized'.AB71]" office:value-type="float" office:value="73440" calcext:value-type="float">
            <text:p>73440</text:p>
          </table:table-cell>
          <table:table-cell table:formula="of:=[$'sapmachine15-few-loaders-5-400-interleave0.1-sanitized'.AB71]" office:value-type="float" office:value="237608" calcext:value-type="float">
            <text:p>237608</text:p>
          </table:table-cell>
          <table:table-cell table:formula="of:=[$'sapmachine15-few-loaders-5-400-interleave0.01-sanitized'.AB71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2]" office:value-type="float" office:value="38828" calcext:value-type="float">
            <text:p>38828</text:p>
          </table:table-cell>
          <table:table-cell table:formula="of:=[$'sapmachine15-few-loaders-5-400-interleave1.0-sanitized'.AB72]" office:value-type="float" office:value="73440" calcext:value-type="float">
            <text:p>73440</text:p>
          </table:table-cell>
          <table:table-cell table:formula="of:=[$'sapmachine15-few-loaders-5-400-interleave0.1-sanitized'.AB72]" office:value-type="float" office:value="237608" calcext:value-type="float">
            <text:p>237608</text:p>
          </table:table-cell>
          <table:table-cell table:formula="of:=[$'sapmachine15-few-loaders-5-400-interleave0.01-sanitized'.AB72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3]" office:value-type="float" office:value="38828" calcext:value-type="float">
            <text:p>38828</text:p>
          </table:table-cell>
          <table:table-cell table:formula="of:=[$'sapmachine15-few-loaders-5-400-interleave1.0-sanitized'.AB73]" office:value-type="float" office:value="73440" calcext:value-type="float">
            <text:p>73440</text:p>
          </table:table-cell>
          <table:table-cell table:formula="of:=[$'sapmachine15-few-loaders-5-400-interleave0.1-sanitized'.AB73]" office:value-type="float" office:value="237608" calcext:value-type="float">
            <text:p>237608</text:p>
          </table:table-cell>
          <table:table-cell table:formula="of:=[$'sapmachine15-few-loaders-5-400-interleave0.01-sanitized'.AB7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4]" office:value-type="float" office:value="38828" calcext:value-type="float">
            <text:p>38828</text:p>
          </table:table-cell>
          <table:table-cell table:formula="of:=[$'sapmachine15-few-loaders-5-400-interleave1.0-sanitized'.AB74]" office:value-type="float" office:value="73440" calcext:value-type="float">
            <text:p>73440</text:p>
          </table:table-cell>
          <table:table-cell table:formula="of:=[$'sapmachine15-few-loaders-5-400-interleave0.1-sanitized'.AB74]" office:value-type="float" office:value="237608" calcext:value-type="float">
            <text:p>237608</text:p>
          </table:table-cell>
          <table:table-cell table:formula="of:=[$'sapmachine15-few-loaders-5-400-interleave0.01-sanitized'.AB7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5]" office:value-type="float" office:value="38828" calcext:value-type="float">
            <text:p>38828</text:p>
          </table:table-cell>
          <table:table-cell table:formula="of:=[$'sapmachine15-few-loaders-5-400-interleave1.0-sanitized'.AB75]" office:value-type="float" office:value="73440" calcext:value-type="float">
            <text:p>73440</text:p>
          </table:table-cell>
          <table:table-cell table:formula="of:=[$'sapmachine15-few-loaders-5-400-interleave0.1-sanitized'.AB75]" office:value-type="float" office:value="237608" calcext:value-type="float">
            <text:p>237608</text:p>
          </table:table-cell>
          <table:table-cell table:formula="of:=[$'sapmachine15-few-loaders-5-400-interleave0.01-sanitized'.AB7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6]" office:value-type="float" office:value="38828" calcext:value-type="float">
            <text:p>38828</text:p>
          </table:table-cell>
          <table:table-cell table:formula="of:=[$'sapmachine15-few-loaders-5-400-interleave1.0-sanitized'.AB76]" office:value-type="float" office:value="73440" calcext:value-type="float">
            <text:p>73440</text:p>
          </table:table-cell>
          <table:table-cell table:formula="of:=[$'sapmachine15-few-loaders-5-400-interleave0.1-sanitized'.AB76]" office:value-type="float" office:value="237608" calcext:value-type="float">
            <text:p>237608</text:p>
          </table:table-cell>
          <table:table-cell table:formula="of:=[$'sapmachine15-few-loaders-5-400-interleave0.01-sanitized'.AB76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7]" office:value-type="float" office:value="38828" calcext:value-type="float">
            <text:p>38828</text:p>
          </table:table-cell>
          <table:table-cell table:formula="of:=[$'sapmachine15-few-loaders-5-400-interleave1.0-sanitized'.AB77]" office:value-type="float" office:value="73440" calcext:value-type="float">
            <text:p>73440</text:p>
          </table:table-cell>
          <table:table-cell table:formula="of:=[$'sapmachine15-few-loaders-5-400-interleave0.1-sanitized'.AB77]" office:value-type="float" office:value="237608" calcext:value-type="float">
            <text:p>237608</text:p>
          </table:table-cell>
          <table:table-cell table:formula="of:=[$'sapmachine15-few-loaders-5-400-interleave0.01-sanitized'.AB77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8]" office:value-type="float" office:value="38828" calcext:value-type="float">
            <text:p>38828</text:p>
          </table:table-cell>
          <table:table-cell table:formula="of:=[$'sapmachine15-few-loaders-5-400-interleave1.0-sanitized'.AB78]" office:value-type="float" office:value="73440" calcext:value-type="float">
            <text:p>73440</text:p>
          </table:table-cell>
          <table:table-cell table:formula="of:=[$'sapmachine15-few-loaders-5-400-interleave0.1-sanitized'.AB78]" office:value-type="float" office:value="237608" calcext:value-type="float">
            <text:p>237608</text:p>
          </table:table-cell>
          <table:table-cell table:formula="of:=[$'sapmachine15-few-loaders-5-400-interleave0.01-sanitized'.AB78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79]" office:value-type="float" office:value="38828" calcext:value-type="float">
            <text:p>38828</text:p>
          </table:table-cell>
          <table:table-cell table:formula="of:=[$'sapmachine15-few-loaders-5-400-interleave1.0-sanitized'.AB79]" office:value-type="float" office:value="73440" calcext:value-type="float">
            <text:p>73440</text:p>
          </table:table-cell>
          <table:table-cell table:formula="of:=[$'sapmachine15-few-loaders-5-400-interleave0.1-sanitized'.AB79]" office:value-type="float" office:value="237608" calcext:value-type="float">
            <text:p>237608</text:p>
          </table:table-cell>
          <table:table-cell table:formula="of:=[$'sapmachine15-few-loaders-5-400-interleave0.01-sanitized'.AB79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0]" office:value-type="float" office:value="38828" calcext:value-type="float">
            <text:p>38828</text:p>
          </table:table-cell>
          <table:table-cell table:formula="of:=[$'sapmachine15-few-loaders-5-400-interleave1.0-sanitized'.AB80]" office:value-type="float" office:value="73440" calcext:value-type="float">
            <text:p>73440</text:p>
          </table:table-cell>
          <table:table-cell table:formula="of:=[$'sapmachine15-few-loaders-5-400-interleave0.1-sanitized'.AB80]" office:value-type="float" office:value="237608" calcext:value-type="float">
            <text:p>237608</text:p>
          </table:table-cell>
          <table:table-cell table:formula="of:=[$'sapmachine15-few-loaders-5-400-interleave0.01-sanitized'.AB80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1]" office:value-type="float" office:value="38828" calcext:value-type="float">
            <text:p>38828</text:p>
          </table:table-cell>
          <table:table-cell table:formula="of:=[$'sapmachine15-few-loaders-5-400-interleave1.0-sanitized'.AB81]" office:value-type="float" office:value="73440" calcext:value-type="float">
            <text:p>73440</text:p>
          </table:table-cell>
          <table:table-cell table:formula="of:=[$'sapmachine15-few-loaders-5-400-interleave0.1-sanitized'.AB81]" office:value-type="float" office:value="237608" calcext:value-type="float">
            <text:p>237608</text:p>
          </table:table-cell>
          <table:table-cell table:formula="of:=[$'sapmachine15-few-loaders-5-400-interleave0.01-sanitized'.AB81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2]" office:value-type="float" office:value="38828" calcext:value-type="float">
            <text:p>38828</text:p>
          </table:table-cell>
          <table:table-cell table:formula="of:=[$'sapmachine15-few-loaders-5-400-interleave1.0-sanitized'.AB82]" office:value-type="float" office:value="73440" calcext:value-type="float">
            <text:p>73440</text:p>
          </table:table-cell>
          <table:table-cell table:formula="of:=[$'sapmachine15-few-loaders-5-400-interleave0.1-sanitized'.AB82]" office:value-type="float" office:value="237608" calcext:value-type="float">
            <text:p>237608</text:p>
          </table:table-cell>
          <table:table-cell table:formula="of:=[$'sapmachine15-few-loaders-5-400-interleave0.01-sanitized'.AB82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3]" office:value-type="float" office:value="38828" calcext:value-type="float">
            <text:p>38828</text:p>
          </table:table-cell>
          <table:table-cell table:formula="of:=[$'sapmachine15-few-loaders-5-400-interleave1.0-sanitized'.AB83]" office:value-type="float" office:value="73440" calcext:value-type="float">
            <text:p>73440</text:p>
          </table:table-cell>
          <table:table-cell table:formula="of:=[$'sapmachine15-few-loaders-5-400-interleave0.1-sanitized'.AB83]" office:value-type="float" office:value="237608" calcext:value-type="float">
            <text:p>237608</text:p>
          </table:table-cell>
          <table:table-cell table:formula="of:=[$'sapmachine15-few-loaders-5-400-interleave0.01-sanitized'.AB8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4]" office:value-type="float" office:value="38828" calcext:value-type="float">
            <text:p>38828</text:p>
          </table:table-cell>
          <table:table-cell table:formula="of:=[$'sapmachine15-few-loaders-5-400-interleave1.0-sanitized'.AB84]" office:value-type="float" office:value="73440" calcext:value-type="float">
            <text:p>73440</text:p>
          </table:table-cell>
          <table:table-cell table:formula="of:=[$'sapmachine15-few-loaders-5-400-interleave0.1-sanitized'.AB84]" office:value-type="float" office:value="237608" calcext:value-type="float">
            <text:p>237608</text:p>
          </table:table-cell>
          <table:table-cell table:formula="of:=[$'sapmachine15-few-loaders-5-400-interleave0.01-sanitized'.AB8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5]" office:value-type="float" office:value="38828" calcext:value-type="float">
            <text:p>38828</text:p>
          </table:table-cell>
          <table:table-cell table:formula="of:=[$'sapmachine15-few-loaders-5-400-interleave1.0-sanitized'.AB85]" office:value-type="float" office:value="73440" calcext:value-type="float">
            <text:p>73440</text:p>
          </table:table-cell>
          <table:table-cell table:formula="of:=[$'sapmachine15-few-loaders-5-400-interleave0.1-sanitized'.AB85]" office:value-type="float" office:value="237608" calcext:value-type="float">
            <text:p>237608</text:p>
          </table:table-cell>
          <table:table-cell table:formula="of:=[$'sapmachine15-few-loaders-5-400-interleave0.01-sanitized'.AB8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6]" office:value-type="float" office:value="38828" calcext:value-type="float">
            <text:p>38828</text:p>
          </table:table-cell>
          <table:table-cell table:formula="of:=[$'sapmachine15-few-loaders-5-400-interleave1.0-sanitized'.AB86]" office:value-type="float" office:value="73440" calcext:value-type="float">
            <text:p>73440</text:p>
          </table:table-cell>
          <table:table-cell table:formula="of:=[$'sapmachine15-few-loaders-5-400-interleave0.1-sanitized'.AB86]" office:value-type="float" office:value="237608" calcext:value-type="float">
            <text:p>237608</text:p>
          </table:table-cell>
          <table:table-cell table:formula="of:=[$'sapmachine15-few-loaders-5-400-interleave0.01-sanitized'.AB86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7]" office:value-type="float" office:value="38828" calcext:value-type="float">
            <text:p>38828</text:p>
          </table:table-cell>
          <table:table-cell table:formula="of:=[$'sapmachine15-few-loaders-5-400-interleave1.0-sanitized'.AB87]" office:value-type="float" office:value="73440" calcext:value-type="float">
            <text:p>73440</text:p>
          </table:table-cell>
          <table:table-cell table:formula="of:=[$'sapmachine15-few-loaders-5-400-interleave0.1-sanitized'.AB87]" office:value-type="float" office:value="237608" calcext:value-type="float">
            <text:p>237608</text:p>
          </table:table-cell>
          <table:table-cell table:formula="of:=[$'sapmachine15-few-loaders-5-400-interleave0.01-sanitized'.AB87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8]" office:value-type="float" office:value="38828" calcext:value-type="float">
            <text:p>38828</text:p>
          </table:table-cell>
          <table:table-cell table:formula="of:=[$'sapmachine15-few-loaders-5-400-interleave1.0-sanitized'.AB88]" office:value-type="float" office:value="73440" calcext:value-type="float">
            <text:p>73440</text:p>
          </table:table-cell>
          <table:table-cell table:formula="of:=[$'sapmachine15-few-loaders-5-400-interleave0.1-sanitized'.AB88]" office:value-type="float" office:value="237608" calcext:value-type="float">
            <text:p>237608</text:p>
          </table:table-cell>
          <table:table-cell table:formula="of:=[$'sapmachine15-few-loaders-5-400-interleave0.01-sanitized'.AB88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89]" office:value-type="float" office:value="38828" calcext:value-type="float">
            <text:p>38828</text:p>
          </table:table-cell>
          <table:table-cell table:formula="of:=[$'sapmachine15-few-loaders-5-400-interleave1.0-sanitized'.AB89]" office:value-type="float" office:value="73440" calcext:value-type="float">
            <text:p>73440</text:p>
          </table:table-cell>
          <table:table-cell table:formula="of:=[$'sapmachine15-few-loaders-5-400-interleave0.1-sanitized'.AB89]" office:value-type="float" office:value="237608" calcext:value-type="float">
            <text:p>237608</text:p>
          </table:table-cell>
          <table:table-cell table:formula="of:=[$'sapmachine15-few-loaders-5-400-interleave0.01-sanitized'.AB89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0]" office:value-type="float" office:value="38828" calcext:value-type="float">
            <text:p>38828</text:p>
          </table:table-cell>
          <table:table-cell table:formula="of:=[$'sapmachine15-few-loaders-5-400-interleave1.0-sanitized'.AB90]" office:value-type="float" office:value="73440" calcext:value-type="float">
            <text:p>73440</text:p>
          </table:table-cell>
          <table:table-cell table:formula="of:=[$'sapmachine15-few-loaders-5-400-interleave0.1-sanitized'.AB90]" office:value-type="float" office:value="237608" calcext:value-type="float">
            <text:p>237608</text:p>
          </table:table-cell>
          <table:table-cell table:formula="of:=[$'sapmachine15-few-loaders-5-400-interleave0.01-sanitized'.AB90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1]" office:value-type="float" office:value="38828" calcext:value-type="float">
            <text:p>38828</text:p>
          </table:table-cell>
          <table:table-cell table:formula="of:=[$'sapmachine15-few-loaders-5-400-interleave1.0-sanitized'.AB91]" office:value-type="float" office:value="73440" calcext:value-type="float">
            <text:p>73440</text:p>
          </table:table-cell>
          <table:table-cell table:formula="of:=[$'sapmachine15-few-loaders-5-400-interleave0.1-sanitized'.AB91]" office:value-type="float" office:value="237608" calcext:value-type="float">
            <text:p>237608</text:p>
          </table:table-cell>
          <table:table-cell table:formula="of:=[$'sapmachine15-few-loaders-5-400-interleave0.01-sanitized'.AB91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2]" office:value-type="float" office:value="38828" calcext:value-type="float">
            <text:p>38828</text:p>
          </table:table-cell>
          <table:table-cell table:formula="of:=[$'sapmachine15-few-loaders-5-400-interleave1.0-sanitized'.AB92]" office:value-type="float" office:value="73440" calcext:value-type="float">
            <text:p>73440</text:p>
          </table:table-cell>
          <table:table-cell table:formula="of:=[$'sapmachine15-few-loaders-5-400-interleave0.1-sanitized'.AB92]" office:value-type="float" office:value="237608" calcext:value-type="float">
            <text:p>237608</text:p>
          </table:table-cell>
          <table:table-cell table:formula="of:=[$'sapmachine15-few-loaders-5-400-interleave0.01-sanitized'.AB92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3]" office:value-type="float" office:value="38828" calcext:value-type="float">
            <text:p>38828</text:p>
          </table:table-cell>
          <table:table-cell table:formula="of:=[$'sapmachine15-few-loaders-5-400-interleave1.0-sanitized'.AB93]" office:value-type="float" office:value="73440" calcext:value-type="float">
            <text:p>73440</text:p>
          </table:table-cell>
          <table:table-cell table:formula="of:=[$'sapmachine15-few-loaders-5-400-interleave0.1-sanitized'.AB93]" office:value-type="float" office:value="237608" calcext:value-type="float">
            <text:p>237608</text:p>
          </table:table-cell>
          <table:table-cell table:formula="of:=[$'sapmachine15-few-loaders-5-400-interleave0.01-sanitized'.AB9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4]" office:value-type="float" office:value="38828" calcext:value-type="float">
            <text:p>38828</text:p>
          </table:table-cell>
          <table:table-cell table:formula="of:=[$'sapmachine15-few-loaders-5-400-interleave1.0-sanitized'.AB94]" office:value-type="float" office:value="73440" calcext:value-type="float">
            <text:p>73440</text:p>
          </table:table-cell>
          <table:table-cell table:formula="of:=[$'sapmachine15-few-loaders-5-400-interleave0.1-sanitized'.AB94]" office:value-type="float" office:value="237608" calcext:value-type="float">
            <text:p>237608</text:p>
          </table:table-cell>
          <table:table-cell table:formula="of:=[$'sapmachine15-few-loaders-5-400-interleave0.01-sanitized'.AB9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5]" office:value-type="float" office:value="38828" calcext:value-type="float">
            <text:p>38828</text:p>
          </table:table-cell>
          <table:table-cell table:formula="of:=[$'sapmachine15-few-loaders-5-400-interleave1.0-sanitized'.AB95]" office:value-type="float" office:value="73440" calcext:value-type="float">
            <text:p>73440</text:p>
          </table:table-cell>
          <table:table-cell table:formula="of:=[$'sapmachine15-few-loaders-5-400-interleave0.1-sanitized'.AB95]" office:value-type="float" office:value="237608" calcext:value-type="float">
            <text:p>237608</text:p>
          </table:table-cell>
          <table:table-cell table:formula="of:=[$'sapmachine15-few-loaders-5-400-interleave0.01-sanitized'.AB9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6]" office:value-type="float" office:value="38828" calcext:value-type="float">
            <text:p>38828</text:p>
          </table:table-cell>
          <table:table-cell table:formula="of:=[$'sapmachine15-few-loaders-5-400-interleave1.0-sanitized'.AB96]" office:value-type="float" office:value="73440" calcext:value-type="float">
            <text:p>73440</text:p>
          </table:table-cell>
          <table:table-cell table:formula="of:=[$'sapmachine15-few-loaders-5-400-interleave0.1-sanitized'.AB96]" office:value-type="float" office:value="237608" calcext:value-type="float">
            <text:p>237608</text:p>
          </table:table-cell>
          <table:table-cell table:formula="of:=[$'sapmachine15-few-loaders-5-400-interleave0.01-sanitized'.AB96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7]" office:value-type="float" office:value="38828" calcext:value-type="float">
            <text:p>38828</text:p>
          </table:table-cell>
          <table:table-cell table:formula="of:=[$'sapmachine15-few-loaders-5-400-interleave1.0-sanitized'.AB97]" office:value-type="float" office:value="73440" calcext:value-type="float">
            <text:p>73440</text:p>
          </table:table-cell>
          <table:table-cell table:formula="of:=[$'sapmachine15-few-loaders-5-400-interleave0.1-sanitized'.AB97]" office:value-type="float" office:value="237608" calcext:value-type="float">
            <text:p>237608</text:p>
          </table:table-cell>
          <table:table-cell table:formula="of:=[$'sapmachine15-few-loaders-5-400-interleave0.01-sanitized'.AB97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8]" office:value-type="float" office:value="38832" calcext:value-type="float">
            <text:p>38832</text:p>
          </table:table-cell>
          <table:table-cell table:formula="of:=[$'sapmachine15-few-loaders-5-400-interleave1.0-sanitized'.AB98]" office:value-type="float" office:value="73440" calcext:value-type="float">
            <text:p>73440</text:p>
          </table:table-cell>
          <table:table-cell table:formula="of:=[$'sapmachine15-few-loaders-5-400-interleave0.1-sanitized'.AB98]" office:value-type="float" office:value="237608" calcext:value-type="float">
            <text:p>237608</text:p>
          </table:table-cell>
          <table:table-cell table:formula="of:=[$'sapmachine15-few-loaders-5-400-interleave0.01-sanitized'.AB98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99]" office:value-type="float" office:value="38832" calcext:value-type="float">
            <text:p>38832</text:p>
          </table:table-cell>
          <table:table-cell table:formula="of:=[$'sapmachine15-few-loaders-5-400-interleave1.0-sanitized'.AB99]" office:value-type="float" office:value="73440" calcext:value-type="float">
            <text:p>73440</text:p>
          </table:table-cell>
          <table:table-cell table:formula="of:=[$'sapmachine15-few-loaders-5-400-interleave0.1-sanitized'.AB99]" office:value-type="float" office:value="237608" calcext:value-type="float">
            <text:p>237608</text:p>
          </table:table-cell>
          <table:table-cell table:formula="of:=[$'sapmachine15-few-loaders-5-400-interleave0.01-sanitized'.AB99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0]" office:value-type="float" office:value="38832" calcext:value-type="float">
            <text:p>38832</text:p>
          </table:table-cell>
          <table:table-cell table:formula="of:=[$'sapmachine15-few-loaders-5-400-interleave1.0-sanitized'.AB100]" office:value-type="float" office:value="73440" calcext:value-type="float">
            <text:p>73440</text:p>
          </table:table-cell>
          <table:table-cell table:formula="of:=[$'sapmachine15-few-loaders-5-400-interleave0.1-sanitized'.AB100]" office:value-type="float" office:value="237608" calcext:value-type="float">
            <text:p>237608</text:p>
          </table:table-cell>
          <table:table-cell table:formula="of:=[$'sapmachine15-few-loaders-5-400-interleave0.01-sanitized'.AB100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1]" office:value-type="float" office:value="38832" calcext:value-type="float">
            <text:p>38832</text:p>
          </table:table-cell>
          <table:table-cell table:formula="of:=[$'sapmachine15-few-loaders-5-400-interleave1.0-sanitized'.AB101]" office:value-type="float" office:value="73440" calcext:value-type="float">
            <text:p>73440</text:p>
          </table:table-cell>
          <table:table-cell table:formula="of:=[$'sapmachine15-few-loaders-5-400-interleave0.1-sanitized'.AB101]" office:value-type="float" office:value="237608" calcext:value-type="float">
            <text:p>237608</text:p>
          </table:table-cell>
          <table:table-cell table:formula="of:=[$'sapmachine15-few-loaders-5-400-interleave0.01-sanitized'.AB101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2]" office:value-type="float" office:value="38832" calcext:value-type="float">
            <text:p>38832</text:p>
          </table:table-cell>
          <table:table-cell table:formula="of:=[$'sapmachine15-few-loaders-5-400-interleave1.0-sanitized'.AB102]" office:value-type="float" office:value="73440" calcext:value-type="float">
            <text:p>73440</text:p>
          </table:table-cell>
          <table:table-cell table:formula="of:=[$'sapmachine15-few-loaders-5-400-interleave0.1-sanitized'.AB102]" office:value-type="float" office:value="237608" calcext:value-type="float">
            <text:p>237608</text:p>
          </table:table-cell>
          <table:table-cell table:formula="of:=[$'sapmachine15-few-loaders-5-400-interleave0.01-sanitized'.AB102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3]" office:value-type="float" office:value="38832" calcext:value-type="float">
            <text:p>38832</text:p>
          </table:table-cell>
          <table:table-cell table:formula="of:=[$'sapmachine15-few-loaders-5-400-interleave1.0-sanitized'.AB103]" office:value-type="float" office:value="73440" calcext:value-type="float">
            <text:p>73440</text:p>
          </table:table-cell>
          <table:table-cell table:formula="of:=[$'sapmachine15-few-loaders-5-400-interleave0.1-sanitized'.AB103]" office:value-type="float" office:value="237608" calcext:value-type="float">
            <text:p>237608</text:p>
          </table:table-cell>
          <table:table-cell table:formula="of:=[$'sapmachine15-few-loaders-5-400-interleave0.01-sanitized'.AB10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4]" office:value-type="float" office:value="38832" calcext:value-type="float">
            <text:p>38832</text:p>
          </table:table-cell>
          <table:table-cell table:formula="of:=[$'sapmachine15-few-loaders-5-400-interleave1.0-sanitized'.AB104]" office:value-type="float" office:value="73440" calcext:value-type="float">
            <text:p>73440</text:p>
          </table:table-cell>
          <table:table-cell table:formula="of:=[$'sapmachine15-few-loaders-5-400-interleave0.1-sanitized'.AB104]" office:value-type="float" office:value="237608" calcext:value-type="float">
            <text:p>237608</text:p>
          </table:table-cell>
          <table:table-cell table:formula="of:=[$'sapmachine15-few-loaders-5-400-interleave0.01-sanitized'.AB10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5]" office:value-type="float" office:value="38832" calcext:value-type="float">
            <text:p>38832</text:p>
          </table:table-cell>
          <table:table-cell table:formula="of:=[$'sapmachine15-few-loaders-5-400-interleave1.0-sanitized'.AB105]" office:value-type="float" office:value="73440" calcext:value-type="float">
            <text:p>73440</text:p>
          </table:table-cell>
          <table:table-cell table:formula="of:=[$'sapmachine15-few-loaders-5-400-interleave0.1-sanitized'.AB105]" office:value-type="float" office:value="237608" calcext:value-type="float">
            <text:p>237608</text:p>
          </table:table-cell>
          <table:table-cell table:formula="of:=[$'sapmachine15-few-loaders-5-400-interleave0.01-sanitized'.AB10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6]" office:value-type="float" office:value="38832" calcext:value-type="float">
            <text:p>38832</text:p>
          </table:table-cell>
          <table:table-cell table:formula="of:=[$'sapmachine15-few-loaders-5-400-interleave1.0-sanitized'.AB106]" office:value-type="float" office:value="73440" calcext:value-type="float">
            <text:p>73440</text:p>
          </table:table-cell>
          <table:table-cell table:formula="of:=[$'sapmachine15-few-loaders-5-400-interleave0.1-sanitized'.AB106]" office:value-type="float" office:value="237608" calcext:value-type="float">
            <text:p>237608</text:p>
          </table:table-cell>
          <table:table-cell table:formula="of:=[$'sapmachine15-few-loaders-5-400-interleave0.01-sanitized'.AB106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7]" office:value-type="float" office:value="38832" calcext:value-type="float">
            <text:p>38832</text:p>
          </table:table-cell>
          <table:table-cell table:formula="of:=[$'sapmachine15-few-loaders-5-400-interleave1.0-sanitized'.AB107]" office:value-type="float" office:value="73440" calcext:value-type="float">
            <text:p>73440</text:p>
          </table:table-cell>
          <table:table-cell table:formula="of:=[$'sapmachine15-few-loaders-5-400-interleave0.1-sanitized'.AB107]" office:value-type="float" office:value="237608" calcext:value-type="float">
            <text:p>237608</text:p>
          </table:table-cell>
          <table:table-cell table:formula="of:=[$'sapmachine15-few-loaders-5-400-interleave0.01-sanitized'.AB107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8]" office:value-type="float" office:value="38832" calcext:value-type="float">
            <text:p>38832</text:p>
          </table:table-cell>
          <table:table-cell table:formula="of:=[$'sapmachine15-few-loaders-5-400-interleave1.0-sanitized'.AB108]" office:value-type="float" office:value="73440" calcext:value-type="float">
            <text:p>73440</text:p>
          </table:table-cell>
          <table:table-cell table:formula="of:=[$'sapmachine15-few-loaders-5-400-interleave0.1-sanitized'.AB108]" office:value-type="float" office:value="237608" calcext:value-type="float">
            <text:p>237608</text:p>
          </table:table-cell>
          <table:table-cell table:formula="of:=[$'sapmachine15-few-loaders-5-400-interleave0.01-sanitized'.AB108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09]" office:value-type="float" office:value="38832" calcext:value-type="float">
            <text:p>38832</text:p>
          </table:table-cell>
          <table:table-cell table:formula="of:=[$'sapmachine15-few-loaders-5-400-interleave1.0-sanitized'.AB109]" office:value-type="float" office:value="73440" calcext:value-type="float">
            <text:p>73440</text:p>
          </table:table-cell>
          <table:table-cell table:formula="of:=[$'sapmachine15-few-loaders-5-400-interleave0.1-sanitized'.AB109]" office:value-type="float" office:value="237608" calcext:value-type="float">
            <text:p>237608</text:p>
          </table:table-cell>
          <table:table-cell table:formula="of:=[$'sapmachine15-few-loaders-5-400-interleave0.01-sanitized'.AB109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0]" office:value-type="float" office:value="38832" calcext:value-type="float">
            <text:p>38832</text:p>
          </table:table-cell>
          <table:table-cell table:formula="of:=[$'sapmachine15-few-loaders-5-400-interleave1.0-sanitized'.AB110]" office:value-type="float" office:value="73440" calcext:value-type="float">
            <text:p>73440</text:p>
          </table:table-cell>
          <table:table-cell table:formula="of:=[$'sapmachine15-few-loaders-5-400-interleave0.1-sanitized'.AB110]" office:value-type="float" office:value="237608" calcext:value-type="float">
            <text:p>237608</text:p>
          </table:table-cell>
          <table:table-cell table:formula="of:=[$'sapmachine15-few-loaders-5-400-interleave0.01-sanitized'.AB110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1]" office:value-type="float" office:value="38832" calcext:value-type="float">
            <text:p>38832</text:p>
          </table:table-cell>
          <table:table-cell table:formula="of:=[$'sapmachine15-few-loaders-5-400-interleave1.0-sanitized'.AB111]" office:value-type="float" office:value="73440" calcext:value-type="float">
            <text:p>73440</text:p>
          </table:table-cell>
          <table:table-cell table:formula="of:=[$'sapmachine15-few-loaders-5-400-interleave0.1-sanitized'.AB111]" office:value-type="float" office:value="237608" calcext:value-type="float">
            <text:p>237608</text:p>
          </table:table-cell>
          <table:table-cell table:formula="of:=[$'sapmachine15-few-loaders-5-400-interleave0.01-sanitized'.AB111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2]" office:value-type="float" office:value="38832" calcext:value-type="float">
            <text:p>38832</text:p>
          </table:table-cell>
          <table:table-cell table:formula="of:=[$'sapmachine15-few-loaders-5-400-interleave1.0-sanitized'.AB112]" office:value-type="float" office:value="73440" calcext:value-type="float">
            <text:p>73440</text:p>
          </table:table-cell>
          <table:table-cell table:formula="of:=[$'sapmachine15-few-loaders-5-400-interleave0.1-sanitized'.AB112]" office:value-type="float" office:value="237608" calcext:value-type="float">
            <text:p>237608</text:p>
          </table:table-cell>
          <table:table-cell table:formula="of:=[$'sapmachine15-few-loaders-5-400-interleave0.01-sanitized'.AB112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3]" office:value-type="float" office:value="38832" calcext:value-type="float">
            <text:p>38832</text:p>
          </table:table-cell>
          <table:table-cell table:formula="of:=[$'sapmachine15-few-loaders-5-400-interleave1.0-sanitized'.AB113]" office:value-type="float" office:value="73440" calcext:value-type="float">
            <text:p>73440</text:p>
          </table:table-cell>
          <table:table-cell table:formula="of:=[$'sapmachine15-few-loaders-5-400-interleave0.1-sanitized'.AB113]" office:value-type="float" office:value="237608" calcext:value-type="float">
            <text:p>237608</text:p>
          </table:table-cell>
          <table:table-cell table:formula="of:=[$'sapmachine15-few-loaders-5-400-interleave0.01-sanitized'.AB113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4]" office:value-type="float" office:value="38832" calcext:value-type="float">
            <text:p>38832</text:p>
          </table:table-cell>
          <table:table-cell table:formula="of:=[$'sapmachine15-few-loaders-5-400-interleave1.0-sanitized'.AB114]" office:value-type="float" office:value="73440" calcext:value-type="float">
            <text:p>73440</text:p>
          </table:table-cell>
          <table:table-cell table:formula="of:=[$'sapmachine15-few-loaders-5-400-interleave0.1-sanitized'.AB114]" office:value-type="float" office:value="237608" calcext:value-type="float">
            <text:p>237608</text:p>
          </table:table-cell>
          <table:table-cell table:formula="of:=[$'sapmachine15-few-loaders-5-400-interleave0.01-sanitized'.AB114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5]" office:value-type="float" office:value="38832" calcext:value-type="float">
            <text:p>38832</text:p>
          </table:table-cell>
          <table:table-cell table:formula="of:=[$'sapmachine15-few-loaders-5-400-interleave1.0-sanitized'.AB115]" office:value-type="float" office:value="73440" calcext:value-type="float">
            <text:p>73440</text:p>
          </table:table-cell>
          <table:table-cell table:formula="of:=[$'sapmachine15-few-loaders-5-400-interleave0.1-sanitized'.AB115]" office:value-type="float" office:value="237608" calcext:value-type="float">
            <text:p>237608</text:p>
          </table:table-cell>
          <table:table-cell table:formula="of:=[$'sapmachine15-few-loaders-5-400-interleave0.01-sanitized'.AB115]" office:value-type="float" office:value="159912" calcext:value-type="float">
            <text:p>159912</text:p>
          </table:table-cell>
        </table:table-row>
        <table:table-row table:style-name="ro1">
          <table:table-cell table:formula="of:=[$'sapmachine15-few-loaders-5-400-interleave0.01-sanitized'.AC116]" office:value-type="float" office:value="17078" calcext:value-type="float">
            <text:p>17078</text:p>
          </table:table-cell>
          <table:table-cell table:formula="of:=[$'sapmachine15-few-loaders-5-400-interleave1.0-sanitized'.AB116]" office:value-type="float" office:value="36576" calcext:value-type="float">
            <text:p>36576</text:p>
          </table:table-cell>
          <table:table-cell table:formula="of:=[$'sapmachine15-few-loaders-5-400-interleave0.1-sanitized'.AB116]" office:value-type="float" office:value="35328" calcext:value-type="float">
            <text:p>35328</text:p>
          </table:table-cell>
          <table:table-cell table:formula="of:=[$'sapmachine15-few-loaders-5-400-interleave0.01-sanitized'.AB116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17]" office:value-type="float" office:value="17078" calcext:value-type="float">
            <text:p>17078</text:p>
          </table:table-cell>
          <table:table-cell table:formula="of:=[$'sapmachine15-few-loaders-5-400-interleave1.0-sanitized'.AB117]" office:value-type="float" office:value="36576" calcext:value-type="float">
            <text:p>36576</text:p>
          </table:table-cell>
          <table:table-cell table:formula="of:=[$'sapmachine15-few-loaders-5-400-interleave0.1-sanitized'.AB117]" office:value-type="float" office:value="35328" calcext:value-type="float">
            <text:p>35328</text:p>
          </table:table-cell>
          <table:table-cell table:formula="of:=[$'sapmachine15-few-loaders-5-400-interleave0.01-sanitized'.AB117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18]" office:value-type="float" office:value="17078" calcext:value-type="float">
            <text:p>17078</text:p>
          </table:table-cell>
          <table:table-cell table:formula="of:=[$'sapmachine15-few-loaders-5-400-interleave1.0-sanitized'.AB118]" office:value-type="float" office:value="36576" calcext:value-type="float">
            <text:p>36576</text:p>
          </table:table-cell>
          <table:table-cell table:formula="of:=[$'sapmachine15-few-loaders-5-400-interleave0.1-sanitized'.AB118]" office:value-type="float" office:value="35328" calcext:value-type="float">
            <text:p>35328</text:p>
          </table:table-cell>
          <table:table-cell table:formula="of:=[$'sapmachine15-few-loaders-5-400-interleave0.01-sanitized'.AB118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19]" office:value-type="float" office:value="17078" calcext:value-type="float">
            <text:p>17078</text:p>
          </table:table-cell>
          <table:table-cell table:formula="of:=[$'sapmachine15-few-loaders-5-400-interleave1.0-sanitized'.AB119]" office:value-type="float" office:value="36576" calcext:value-type="float">
            <text:p>36576</text:p>
          </table:table-cell>
          <table:table-cell table:formula="of:=[$'sapmachine15-few-loaders-5-400-interleave0.1-sanitized'.AB119]" office:value-type="float" office:value="35328" calcext:value-type="float">
            <text:p>35328</text:p>
          </table:table-cell>
          <table:table-cell table:formula="of:=[$'sapmachine15-few-loaders-5-400-interleave0.01-sanitized'.AB119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0]" office:value-type="float" office:value="17078" calcext:value-type="float">
            <text:p>17078</text:p>
          </table:table-cell>
          <table:table-cell table:formula="of:=[$'sapmachine15-few-loaders-5-400-interleave1.0-sanitized'.AB120]" office:value-type="float" office:value="36576" calcext:value-type="float">
            <text:p>36576</text:p>
          </table:table-cell>
          <table:table-cell table:formula="of:=[$'sapmachine15-few-loaders-5-400-interleave0.1-sanitized'.AB120]" office:value-type="float" office:value="35328" calcext:value-type="float">
            <text:p>35328</text:p>
          </table:table-cell>
          <table:table-cell table:formula="of:=[$'sapmachine15-few-loaders-5-400-interleave0.01-sanitized'.AB120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1]" office:value-type="float" office:value="17078" calcext:value-type="float">
            <text:p>17078</text:p>
          </table:table-cell>
          <table:table-cell table:formula="of:=[$'sapmachine15-few-loaders-5-400-interleave1.0-sanitized'.AB121]" office:value-type="float" office:value="36576" calcext:value-type="float">
            <text:p>36576</text:p>
          </table:table-cell>
          <table:table-cell table:formula="of:=[$'sapmachine15-few-loaders-5-400-interleave0.1-sanitized'.AB121]" office:value-type="float" office:value="35328" calcext:value-type="float">
            <text:p>35328</text:p>
          </table:table-cell>
          <table:table-cell table:formula="of:=[$'sapmachine15-few-loaders-5-400-interleave0.01-sanitized'.AB121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2]" office:value-type="float" office:value="17078" calcext:value-type="float">
            <text:p>17078</text:p>
          </table:table-cell>
          <table:table-cell table:formula="of:=[$'sapmachine15-few-loaders-5-400-interleave1.0-sanitized'.AB122]" office:value-type="float" office:value="36576" calcext:value-type="float">
            <text:p>36576</text:p>
          </table:table-cell>
          <table:table-cell table:formula="of:=[$'sapmachine15-few-loaders-5-400-interleave0.1-sanitized'.AB122]" office:value-type="float" office:value="35328" calcext:value-type="float">
            <text:p>35328</text:p>
          </table:table-cell>
          <table:table-cell table:formula="of:=[$'sapmachine15-few-loaders-5-400-interleave0.01-sanitized'.AB122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3]" office:value-type="float" office:value="17078" calcext:value-type="float">
            <text:p>17078</text:p>
          </table:table-cell>
          <table:table-cell table:formula="of:=[$'sapmachine15-few-loaders-5-400-interleave1.0-sanitized'.AB123]" office:value-type="float" office:value="36576" calcext:value-type="float">
            <text:p>36576</text:p>
          </table:table-cell>
          <table:table-cell table:formula="of:=[$'sapmachine15-few-loaders-5-400-interleave0.1-sanitized'.AB123]" office:value-type="float" office:value="35328" calcext:value-type="float">
            <text:p>35328</text:p>
          </table:table-cell>
          <table:table-cell table:formula="of:=[$'sapmachine15-few-loaders-5-400-interleave0.01-sanitized'.AB123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4]" office:value-type="float" office:value="17078" calcext:value-type="float">
            <text:p>17078</text:p>
          </table:table-cell>
          <table:table-cell table:formula="of:=[$'sapmachine15-few-loaders-5-400-interleave1.0-sanitized'.AB124]" office:value-type="float" office:value="36576" calcext:value-type="float">
            <text:p>36576</text:p>
          </table:table-cell>
          <table:table-cell table:formula="of:=[$'sapmachine15-few-loaders-5-400-interleave0.1-sanitized'.AB124]" office:value-type="float" office:value="35328" calcext:value-type="float">
            <text:p>35328</text:p>
          </table:table-cell>
          <table:table-cell table:formula="of:=[$'sapmachine15-few-loaders-5-400-interleave0.01-sanitized'.AB124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5]" office:value-type="float" office:value="17078" calcext:value-type="float">
            <text:p>17078</text:p>
          </table:table-cell>
          <table:table-cell table:formula="of:=[$'sapmachine15-few-loaders-5-400-interleave1.0-sanitized'.AB125]" office:value-type="float" office:value="36576" calcext:value-type="float">
            <text:p>36576</text:p>
          </table:table-cell>
          <table:table-cell table:formula="of:=[$'sapmachine15-few-loaders-5-400-interleave0.1-sanitized'.AB125]" office:value-type="float" office:value="35328" calcext:value-type="float">
            <text:p>35328</text:p>
          </table:table-cell>
          <table:table-cell table:formula="of:=[$'sapmachine15-few-loaders-5-400-interleave0.01-sanitized'.AB125]" office:value-type="float" office:value="35276" calcext:value-type="float">
            <text:p>35276</text:p>
          </table:table-cell>
        </table:table-row>
        <table:table-row table:style-name="ro1">
          <table:table-cell table:formula="of:=[$'sapmachine15-few-loaders-5-400-interleave0.01-sanitized'.AC126]" office:value-type="float" office:value="0" calcext:value-type="float">
            <text:p>0</text:p>
          </table:table-cell>
          <table:table-cell table:formula="of:=[$'sapmachine15-few-loaders-5-400-interleave1.0-sanitized'.AB126]" office:value-type="float" office:value="0" calcext:value-type="float">
            <text:p>0</text:p>
          </table:table-cell>
          <table:table-cell table:formula="of:=[$'sapmachine15-few-loaders-5-400-interleave0.1-sanitized'.AB126]" office:value-type="float" office:value="0" calcext:value-type="float">
            <text:p>0</text:p>
          </table:table-cell>
          <table:table-cell table:formula="of:=[$'sapmachine15-few-loaders-5-400-interleave0.01-sanitized'.AB12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7]" office:value-type="float" office:value="0" calcext:value-type="float">
            <text:p>0</text:p>
          </table:table-cell>
          <table:table-cell table:formula="of:=[$'sapmachine15-few-loaders-5-400-interleave1.0-sanitized'.AB127]" office:value-type="float" office:value="0" calcext:value-type="float">
            <text:p>0</text:p>
          </table:table-cell>
          <table:table-cell table:formula="of:=[$'sapmachine15-few-loaders-5-400-interleave0.1-sanitized'.AB127]" office:value-type="float" office:value="0" calcext:value-type="float">
            <text:p>0</text:p>
          </table:table-cell>
          <table:table-cell table:formula="of:=[$'sapmachine15-few-loaders-5-400-interleave0.01-sanitized'.AB12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8]" office:value-type="float" office:value="0" calcext:value-type="float">
            <text:p>0</text:p>
          </table:table-cell>
          <table:table-cell table:formula="of:=[$'sapmachine15-few-loaders-5-400-interleave1.0-sanitized'.AB128]" office:value-type="float" office:value="0" calcext:value-type="float">
            <text:p>0</text:p>
          </table:table-cell>
          <table:table-cell table:formula="of:=[$'sapmachine15-few-loaders-5-400-interleave0.1-sanitized'.AB128]" office:value-type="float" office:value="0" calcext:value-type="float">
            <text:p>0</text:p>
          </table:table-cell>
          <table:table-cell table:formula="of:=[$'sapmachine15-few-loaders-5-400-interleave0.01-sanitized'.AB12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9]" office:value-type="float" office:value="0" calcext:value-type="float">
            <text:p>0</text:p>
          </table:table-cell>
          <table:table-cell table:formula="of:=[$'sapmachine15-few-loaders-5-400-interleave1.0-sanitized'.AB129]" office:value-type="float" office:value="0" calcext:value-type="float">
            <text:p>0</text:p>
          </table:table-cell>
          <table:table-cell table:formula="of:=[$'sapmachine15-few-loaders-5-400-interleave0.1-sanitized'.AB129]" office:value-type="float" office:value="0" calcext:value-type="float">
            <text:p>0</text:p>
          </table:table-cell>
          <table:table-cell table:formula="of:=[$'sapmachine15-few-loaders-5-400-interleave0.01-sanitized'.AB12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0]" office:value-type="float" office:value="0" calcext:value-type="float">
            <text:p>0</text:p>
          </table:table-cell>
          <table:table-cell table:formula="of:=[$'sapmachine15-few-loaders-5-400-interleave1.0-sanitized'.AB130]" office:value-type="float" office:value="0" calcext:value-type="float">
            <text:p>0</text:p>
          </table:table-cell>
          <table:table-cell table:formula="of:=[$'sapmachine15-few-loaders-5-400-interleave0.1-sanitized'.AB130]" office:value-type="float" office:value="0" calcext:value-type="float">
            <text:p>0</text:p>
          </table:table-cell>
          <table:table-cell table:formula="of:=[$'sapmachine15-few-loaders-5-400-interleave0.01-sanitized'.AB13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1]" office:value-type="float" office:value="0" calcext:value-type="float">
            <text:p>0</text:p>
          </table:table-cell>
          <table:table-cell table:formula="of:=[$'sapmachine15-few-loaders-5-400-interleave1.0-sanitized'.AB131]" office:value-type="float" office:value="0" calcext:value-type="float">
            <text:p>0</text:p>
          </table:table-cell>
          <table:table-cell table:formula="of:=[$'sapmachine15-few-loaders-5-400-interleave0.1-sanitized'.AB131]" office:value-type="float" office:value="0" calcext:value-type="float">
            <text:p>0</text:p>
          </table:table-cell>
          <table:table-cell table:formula="of:=[$'sapmachine15-few-loaders-5-400-interleave0.01-sanitized'.AB13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2]" office:value-type="float" office:value="0" calcext:value-type="float">
            <text:p>0</text:p>
          </table:table-cell>
          <table:table-cell table:formula="of:=[$'sapmachine15-few-loaders-5-400-interleave1.0-sanitized'.AB132]" office:value-type="float" office:value="0" calcext:value-type="float">
            <text:p>0</text:p>
          </table:table-cell>
          <table:table-cell table:formula="of:=[$'sapmachine15-few-loaders-5-400-interleave0.1-sanitized'.AB132]" office:value-type="float" office:value="0" calcext:value-type="float">
            <text:p>0</text:p>
          </table:table-cell>
          <table:table-cell table:formula="of:=[$'sapmachine15-few-loaders-5-400-interleave0.01-sanitized'.AB13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3]" office:value-type="float" office:value="0" calcext:value-type="float">
            <text:p>0</text:p>
          </table:table-cell>
          <table:table-cell table:formula="of:=[$'sapmachine15-few-loaders-5-400-interleave1.0-sanitized'.AB133]" office:value-type="float" office:value="0" calcext:value-type="float">
            <text:p>0</text:p>
          </table:table-cell>
          <table:table-cell table:formula="of:=[$'sapmachine15-few-loaders-5-400-interleave0.1-sanitized'.AB133]" office:value-type="float" office:value="0" calcext:value-type="float">
            <text:p>0</text:p>
          </table:table-cell>
          <table:table-cell table:formula="of:=[$'sapmachine15-few-loaders-5-400-interleave0.01-sanitized'.AB13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4]" office:value-type="float" office:value="0" calcext:value-type="float">
            <text:p>0</text:p>
          </table:table-cell>
          <table:table-cell table:formula="of:=[$'sapmachine15-few-loaders-5-400-interleave1.0-sanitized'.AB134]" office:value-type="float" office:value="0" calcext:value-type="float">
            <text:p>0</text:p>
          </table:table-cell>
          <table:table-cell table:formula="of:=[$'sapmachine15-few-loaders-5-400-interleave0.1-sanitized'.AB134]" office:value-type="float" office:value="0" calcext:value-type="float">
            <text:p>0</text:p>
          </table:table-cell>
          <table:table-cell table:formula="of:=[$'sapmachine15-few-loaders-5-400-interleave0.01-sanitized'.AB13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5]" office:value-type="float" office:value="0" calcext:value-type="float">
            <text:p>0</text:p>
          </table:table-cell>
          <table:table-cell table:formula="of:=[$'sapmachine15-few-loaders-5-400-interleave1.0-sanitized'.AB135]" office:value-type="float" office:value="0" calcext:value-type="float">
            <text:p>0</text:p>
          </table:table-cell>
          <table:table-cell table:formula="of:=[$'sapmachine15-few-loaders-5-400-interleave0.1-sanitized'.AB135]" office:value-type="float" office:value="0" calcext:value-type="float">
            <text:p>0</text:p>
          </table:table-cell>
          <table:table-cell table:formula="of:=[$'sapmachine15-few-loaders-5-400-interleave0.01-sanitized'.AB13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6]" office:value-type="float" office:value="0" calcext:value-type="float">
            <text:p>0</text:p>
          </table:table-cell>
          <table:table-cell table:formula="of:=[$'sapmachine15-few-loaders-5-400-interleave1.0-sanitized'.AB136]" office:value-type="float" office:value="0" calcext:value-type="float">
            <text:p>0</text:p>
          </table:table-cell>
          <table:table-cell table:formula="of:=[$'sapmachine15-few-loaders-5-400-interleave0.1-sanitized'.AB136]" office:value-type="float" office:value="0" calcext:value-type="float">
            <text:p>0</text:p>
          </table:table-cell>
          <table:table-cell table:formula="of:=[$'sapmachine15-few-loaders-5-400-interleave0.01-sanitized'.AB13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7]" office:value-type="float" office:value="0" calcext:value-type="float">
            <text:p>0</text:p>
          </table:table-cell>
          <table:table-cell table:formula="of:=[$'sapmachine15-few-loaders-5-400-interleave1.0-sanitized'.AB137]" office:value-type="float" office:value="0" calcext:value-type="float">
            <text:p>0</text:p>
          </table:table-cell>
          <table:table-cell table:formula="of:=[$'sapmachine15-few-loaders-5-400-interleave0.1-sanitized'.AB137]" office:value-type="float" office:value="0" calcext:value-type="float">
            <text:p>0</text:p>
          </table:table-cell>
          <table:table-cell table:formula="of:=[$'sapmachine15-few-loaders-5-400-interleave0.01-sanitized'.AB13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8]" office:value-type="float" office:value="0" calcext:value-type="float">
            <text:p>0</text:p>
          </table:table-cell>
          <table:table-cell table:formula="of:=[$'sapmachine15-few-loaders-5-400-interleave1.0-sanitized'.AB138]" office:value-type="float" office:value="0" calcext:value-type="float">
            <text:p>0</text:p>
          </table:table-cell>
          <table:table-cell table:formula="of:=[$'sapmachine15-few-loaders-5-400-interleave0.1-sanitized'.AB138]" office:value-type="float" office:value="0" calcext:value-type="float">
            <text:p>0</text:p>
          </table:table-cell>
          <table:table-cell table:formula="of:=[$'sapmachine15-few-loaders-5-400-interleave0.01-sanitized'.AB13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9]" office:value-type="float" office:value="0" calcext:value-type="float">
            <text:p>0</text:p>
          </table:table-cell>
          <table:table-cell table:formula="of:=[$'sapmachine15-few-loaders-5-400-interleave1.0-sanitized'.AB139]" office:value-type="float" office:value="0" calcext:value-type="float">
            <text:p>0</text:p>
          </table:table-cell>
          <table:table-cell table:formula="of:=[$'sapmachine15-few-loaders-5-400-interleave0.1-sanitized'.AB139]" office:value-type="float" office:value="0" calcext:value-type="float">
            <text:p>0</text:p>
          </table:table-cell>
          <table:table-cell table:formula="of:=[$'sapmachine15-few-loaders-5-400-interleave0.01-sanitized'.AB13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0]" office:value-type="float" office:value="0" calcext:value-type="float">
            <text:p>0</text:p>
          </table:table-cell>
          <table:table-cell table:formula="of:=[$'sapmachine15-few-loaders-5-400-interleave1.0-sanitized'.AB140]" office:value-type="float" office:value="0" calcext:value-type="float">
            <text:p>0</text:p>
          </table:table-cell>
          <table:table-cell table:formula="of:=[$'sapmachine15-few-loaders-5-400-interleave0.1-sanitized'.AB140]" office:value-type="float" office:value="0" calcext:value-type="float">
            <text:p>0</text:p>
          </table:table-cell>
          <table:table-cell table:formula="of:=[$'sapmachine15-few-loaders-5-400-interleave0.01-sanitized'.AB14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1]" office:value-type="float" office:value="0" calcext:value-type="float">
            <text:p>0</text:p>
          </table:table-cell>
          <table:table-cell table:formula="of:=[$'sapmachine15-few-loaders-5-400-interleave1.0-sanitized'.AB141]" office:value-type="float" office:value="0" calcext:value-type="float">
            <text:p>0</text:p>
          </table:table-cell>
          <table:table-cell table:formula="of:=[$'sapmachine15-few-loaders-5-400-interleave0.1-sanitized'.AB141]" office:value-type="float" office:value="0" calcext:value-type="float">
            <text:p>0</text:p>
          </table:table-cell>
          <table:table-cell table:formula="of:=[$'sapmachine15-few-loaders-5-400-interleave0.01-sanitized'.AB14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2]" office:value-type="float" office:value="0" calcext:value-type="float">
            <text:p>0</text:p>
          </table:table-cell>
          <table:table-cell table:formula="of:=[$'sapmachine15-few-loaders-5-400-interleave1.0-sanitized'.AB142]" office:value-type="float" office:value="0" calcext:value-type="float">
            <text:p>0</text:p>
          </table:table-cell>
          <table:table-cell table:formula="of:=[$'sapmachine15-few-loaders-5-400-interleave0.1-sanitized'.AB142]" office:value-type="float" office:value="0" calcext:value-type="float">
            <text:p>0</text:p>
          </table:table-cell>
          <table:table-cell table:formula="of:=[$'sapmachine15-few-loaders-5-400-interleave0.01-sanitized'.AB14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3]" office:value-type="float" office:value="0" calcext:value-type="float">
            <text:p>0</text:p>
          </table:table-cell>
          <table:table-cell table:formula="of:=[$'sapmachine15-few-loaders-5-400-interleave1.0-sanitized'.AB143]" office:value-type="float" office:value="0" calcext:value-type="float">
            <text:p>0</text:p>
          </table:table-cell>
          <table:table-cell table:formula="of:=[$'sapmachine15-few-loaders-5-400-interleave0.1-sanitized'.AB143]" office:value-type="float" office:value="0" calcext:value-type="float">
            <text:p>0</text:p>
          </table:table-cell>
          <table:table-cell table:formula="of:=[$'sapmachine15-few-loaders-5-400-interleave0.01-sanitized'.AB14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4]" office:value-type="float" office:value="0" calcext:value-type="float">
            <text:p>0</text:p>
          </table:table-cell>
          <table:table-cell table:formula="of:=[$'sapmachine15-few-loaders-5-400-interleave1.0-sanitized'.AB144]" office:value-type="float" office:value="0" calcext:value-type="float">
            <text:p>0</text:p>
          </table:table-cell>
          <table:table-cell table:formula="of:=[$'sapmachine15-few-loaders-5-400-interleave0.1-sanitized'.AB144]" office:value-type="float" office:value="0" calcext:value-type="float">
            <text:p>0</text:p>
          </table:table-cell>
          <table:table-cell table:formula="of:=[$'sapmachine15-few-loaders-5-400-interleave0.01-sanitized'.AB14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5]" office:value-type="float" office:value="0" calcext:value-type="float">
            <text:p>0</text:p>
          </table:table-cell>
          <table:table-cell table:formula="of:=[$'sapmachine15-few-loaders-5-400-interleave1.0-sanitized'.AB145]" office:value-type="float" office:value="0" calcext:value-type="float">
            <text:p>0</text:p>
          </table:table-cell>
          <table:table-cell table:formula="of:=[$'sapmachine15-few-loaders-5-400-interleave0.1-sanitized'.AB145]" office:value-type="float" office:value="0" calcext:value-type="float">
            <text:p>0</text:p>
          </table:table-cell>
          <table:table-cell table:formula="of:=[$'sapmachine15-few-loaders-5-400-interleave0.01-sanitized'.AB14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6]" office:value-type="float" office:value="0" calcext:value-type="float">
            <text:p>0</text:p>
          </table:table-cell>
          <table:table-cell table:formula="of:=[$'sapmachine15-few-loaders-5-400-interleave1.0-sanitized'.AB146]" office:value-type="float" office:value="0" calcext:value-type="float">
            <text:p>0</text:p>
          </table:table-cell>
          <table:table-cell table:formula="of:=[$'sapmachine15-few-loaders-5-400-interleave0.1-sanitized'.AB146]" office:value-type="float" office:value="0" calcext:value-type="float">
            <text:p>0</text:p>
          </table:table-cell>
          <table:table-cell table:formula="of:=[$'sapmachine15-few-loaders-5-400-interleave0.01-sanitized'.AB14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7]" office:value-type="float" office:value="0" calcext:value-type="float">
            <text:p>0</text:p>
          </table:table-cell>
          <table:table-cell table:formula="of:=[$'sapmachine15-few-loaders-5-400-interleave1.0-sanitized'.AB147]" office:value-type="float" office:value="0" calcext:value-type="float">
            <text:p>0</text:p>
          </table:table-cell>
          <table:table-cell table:formula="of:=[$'sapmachine15-few-loaders-5-400-interleave0.1-sanitized'.AB147]" office:value-type="float" office:value="0" calcext:value-type="float">
            <text:p>0</text:p>
          </table:table-cell>
          <table:table-cell table:formula="of:=[$'sapmachine15-few-loaders-5-400-interleave0.01-sanitized'.AB14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8]" office:value-type="float" office:value="0" calcext:value-type="float">
            <text:p>0</text:p>
          </table:table-cell>
          <table:table-cell table:formula="of:=[$'sapmachine15-few-loaders-5-400-interleave1.0-sanitized'.AB148]" office:value-type="float" office:value="0" calcext:value-type="float">
            <text:p>0</text:p>
          </table:table-cell>
          <table:table-cell table:formula="of:=[$'sapmachine15-few-loaders-5-400-interleave0.1-sanitized'.AB148]" office:value-type="float" office:value="0" calcext:value-type="float">
            <text:p>0</text:p>
          </table:table-cell>
          <table:table-cell table:formula="of:=[$'sapmachine15-few-loaders-5-400-interleave0.01-sanitized'.AB14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9]" office:value-type="float" office:value="0" calcext:value-type="float">
            <text:p>0</text:p>
          </table:table-cell>
          <table:table-cell table:formula="of:=[$'sapmachine15-few-loaders-5-400-interleave1.0-sanitized'.AB149]" office:value-type="float" office:value="0" calcext:value-type="float">
            <text:p>0</text:p>
          </table:table-cell>
          <table:table-cell table:formula="of:=[$'sapmachine15-few-loaders-5-400-interleave0.1-sanitized'.AB149]" office:value-type="float" office:value="0" calcext:value-type="float">
            <text:p>0</text:p>
          </table:table-cell>
          <table:table-cell table:formula="of:=[$'sapmachine15-few-loaders-5-400-interleave0.01-sanitized'.AB14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0]" office:value-type="float" office:value="0" calcext:value-type="float">
            <text:p>0</text:p>
          </table:table-cell>
          <table:table-cell table:formula="of:=[$'sapmachine15-few-loaders-5-400-interleave1.0-sanitized'.AB150]" office:value-type="float" office:value="0" calcext:value-type="float">
            <text:p>0</text:p>
          </table:table-cell>
          <table:table-cell table:formula="of:=[$'sapmachine15-few-loaders-5-400-interleave0.1-sanitized'.AB150]" office:value-type="float" office:value="0" calcext:value-type="float">
            <text:p>0</text:p>
          </table:table-cell>
          <table:table-cell table:formula="of:=[$'sapmachine15-few-loaders-5-400-interleave0.01-sanitized'.AB15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1]" office:value-type="float" office:value="0" calcext:value-type="float">
            <text:p>0</text:p>
          </table:table-cell>
          <table:table-cell table:formula="of:=[$'sapmachine15-few-loaders-5-400-interleave1.0-sanitized'.AB151]" office:value-type="float" office:value="0" calcext:value-type="float">
            <text:p>0</text:p>
          </table:table-cell>
          <table:table-cell table:formula="of:=[$'sapmachine15-few-loaders-5-400-interleave0.1-sanitized'.AB151]" office:value-type="float" office:value="0" calcext:value-type="float">
            <text:p>0</text:p>
          </table:table-cell>
          <table:table-cell table:formula="of:=[$'sapmachine15-few-loaders-5-400-interleave0.01-sanitized'.AB15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2]" office:value-type="float" office:value="0" calcext:value-type="float">
            <text:p>0</text:p>
          </table:table-cell>
          <table:table-cell table:formula="of:=[$'sapmachine15-few-loaders-5-400-interleave1.0-sanitized'.AB152]" office:value-type="float" office:value="0" calcext:value-type="float">
            <text:p>0</text:p>
          </table:table-cell>
          <table:table-cell table:formula="of:=[$'sapmachine15-few-loaders-5-400-interleave0.1-sanitized'.AB152]" office:value-type="float" office:value="0" calcext:value-type="float">
            <text:p>0</text:p>
          </table:table-cell>
          <table:table-cell table:formula="of:=[$'sapmachine15-few-loaders-5-400-interleave0.01-sanitized'.AB15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3]" office:value-type="float" office:value="0" calcext:value-type="float">
            <text:p>0</text:p>
          </table:table-cell>
          <table:table-cell table:formula="of:=[$'sapmachine15-few-loaders-5-400-interleave1.0-sanitized'.AB153]" office:value-type="float" office:value="0" calcext:value-type="float">
            <text:p>0</text:p>
          </table:table-cell>
          <table:table-cell table:formula="of:=[$'sapmachine15-few-loaders-5-400-interleave0.1-sanitized'.AB153]" office:value-type="float" office:value="0" calcext:value-type="float">
            <text:p>0</text:p>
          </table:table-cell>
          <table:table-cell table:formula="of:=[$'sapmachine15-few-loaders-5-400-interleave0.01-sanitized'.AB15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4]" office:value-type="float" office:value="0" calcext:value-type="float">
            <text:p>0</text:p>
          </table:table-cell>
          <table:table-cell table:formula="of:=[$'sapmachine15-few-loaders-5-400-interleave1.0-sanitized'.AB154]" office:value-type="float" office:value="0" calcext:value-type="float">
            <text:p>0</text:p>
          </table:table-cell>
          <table:table-cell table:formula="of:=[$'sapmachine15-few-loaders-5-400-interleave0.1-sanitized'.AB154]" office:value-type="float" office:value="0" calcext:value-type="float">
            <text:p>0</text:p>
          </table:table-cell>
          <table:table-cell table:formula="of:=[$'sapmachine15-few-loaders-5-400-interleave0.01-sanitized'.AB15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5]" office:value-type="float" office:value="0" calcext:value-type="float">
            <text:p>0</text:p>
          </table:table-cell>
          <table:table-cell table:formula="of:=[$'sapmachine15-few-loaders-5-400-interleave1.0-sanitized'.AB155]" office:value-type="float" office:value="0" calcext:value-type="float">
            <text:p>0</text:p>
          </table:table-cell>
          <table:table-cell table:formula="of:=[$'sapmachine15-few-loaders-5-400-interleave0.1-sanitized'.AB155]" office:value-type="float" office:value="0" calcext:value-type="float">
            <text:p>0</text:p>
          </table:table-cell>
          <table:table-cell table:formula="of:=[$'sapmachine15-few-loaders-5-400-interleave0.01-sanitized'.AB15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6]" office:value-type="float" office:value="0" calcext:value-type="float">
            <text:p>0</text:p>
          </table:table-cell>
          <table:table-cell table:formula="of:=[$'sapmachine15-few-loaders-5-400-interleave1.0-sanitized'.AB156]" office:value-type="float" office:value="0" calcext:value-type="float">
            <text:p>0</text:p>
          </table:table-cell>
          <table:table-cell table:formula="of:=[$'sapmachine15-few-loaders-5-400-interleave0.1-sanitized'.AB156]" office:value-type="float" office:value="0" calcext:value-type="float">
            <text:p>0</text:p>
          </table:table-cell>
          <table:table-cell table:formula="of:=[$'sapmachine15-few-loaders-5-400-interleave0.01-sanitized'.AB15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7]" office:value-type="float" office:value="0" calcext:value-type="float">
            <text:p>0</text:p>
          </table:table-cell>
          <table:table-cell table:formula="of:=[$'sapmachine15-few-loaders-5-400-interleave1.0-sanitized'.AB157]" office:value-type="float" office:value="0" calcext:value-type="float">
            <text:p>0</text:p>
          </table:table-cell>
          <table:table-cell table:formula="of:=[$'sapmachine15-few-loaders-5-400-interleave0.1-sanitized'.AB157]" office:value-type="float" office:value="0" calcext:value-type="float">
            <text:p>0</text:p>
          </table:table-cell>
          <table:table-cell table:formula="of:=[$'sapmachine15-few-loaders-5-400-interleave0.01-sanitized'.AB15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8]" office:value-type="float" office:value="0" calcext:value-type="float">
            <text:p>0</text:p>
          </table:table-cell>
          <table:table-cell table:formula="of:=[$'sapmachine15-few-loaders-5-400-interleave1.0-sanitized'.AB158]" office:value-type="float" office:value="0" calcext:value-type="float">
            <text:p>0</text:p>
          </table:table-cell>
          <table:table-cell table:formula="of:=[$'sapmachine15-few-loaders-5-400-interleave0.1-sanitized'.AB158]" office:value-type="float" office:value="0" calcext:value-type="float">
            <text:p>0</text:p>
          </table:table-cell>
          <table:table-cell table:formula="of:=[$'sapmachine15-few-loaders-5-400-interleave0.01-sanitized'.AB15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9]" office:value-type="float" office:value="0" calcext:value-type="float">
            <text:p>0</text:p>
          </table:table-cell>
          <table:table-cell table:formula="of:=[$'sapmachine15-few-loaders-5-400-interleave1.0-sanitized'.AB159]" office:value-type="float" office:value="0" calcext:value-type="float">
            <text:p>0</text:p>
          </table:table-cell>
          <table:table-cell table:formula="of:=[$'sapmachine15-few-loaders-5-400-interleave0.1-sanitized'.AB159]" office:value-type="float" office:value="0" calcext:value-type="float">
            <text:p>0</text:p>
          </table:table-cell>
          <table:table-cell table:formula="of:=[$'sapmachine15-few-loaders-5-400-interleave0.01-sanitized'.AB15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0]" office:value-type="float" office:value="0" calcext:value-type="float">
            <text:p>0</text:p>
          </table:table-cell>
          <table:table-cell table:formula="of:=[$'sapmachine15-few-loaders-5-400-interleave1.0-sanitized'.AB160]" office:value-type="float" office:value="0" calcext:value-type="float">
            <text:p>0</text:p>
          </table:table-cell>
          <table:table-cell table:formula="of:=[$'sapmachine15-few-loaders-5-400-interleave0.1-sanitized'.AB160]" office:value-type="float" office:value="0" calcext:value-type="float">
            <text:p>0</text:p>
          </table:table-cell>
          <table:table-cell table:formula="of:=[$'sapmachine15-few-loaders-5-400-interleave0.01-sanitized'.AB16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1]" office:value-type="float" office:value="0" calcext:value-type="float">
            <text:p>0</text:p>
          </table:table-cell>
          <table:table-cell table:formula="of:=[$'sapmachine15-few-loaders-5-400-interleave1.0-sanitized'.AB161]" office:value-type="float" office:value="0" calcext:value-type="float">
            <text:p>0</text:p>
          </table:table-cell>
          <table:table-cell table:formula="of:=[$'sapmachine15-few-loaders-5-400-interleave0.1-sanitized'.AB161]" office:value-type="float" office:value="0" calcext:value-type="float">
            <text:p>0</text:p>
          </table:table-cell>
          <table:table-cell table:formula="of:=[$'sapmachine15-few-loaders-5-400-interleave0.01-sanitized'.AB16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2]" office:value-type="float" office:value="0" calcext:value-type="float">
            <text:p>0</text:p>
          </table:table-cell>
          <table:table-cell table:formula="of:=[$'sapmachine15-few-loaders-5-400-interleave1.0-sanitized'.AB162]" office:value-type="float" office:value="0" calcext:value-type="float">
            <text:p>0</text:p>
          </table:table-cell>
          <table:table-cell table:formula="of:=[$'sapmachine15-few-loaders-5-400-interleave0.1-sanitized'.AB162]" office:value-type="float" office:value="0" calcext:value-type="float">
            <text:p>0</text:p>
          </table:table-cell>
          <table:table-cell table:formula="of:=[$'sapmachine15-few-loaders-5-400-interleave0.01-sanitized'.AB16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3]" office:value-type="float" office:value="0" calcext:value-type="float">
            <text:p>0</text:p>
          </table:table-cell>
          <table:table-cell table:formula="of:=[$'sapmachine15-few-loaders-5-400-interleave1.0-sanitized'.AB163]" office:value-type="float" office:value="0" calcext:value-type="float">
            <text:p>0</text:p>
          </table:table-cell>
          <table:table-cell table:formula="of:=[$'sapmachine15-few-loaders-5-400-interleave0.1-sanitized'.AB163]" office:value-type="float" office:value="0" calcext:value-type="float">
            <text:p>0</text:p>
          </table:table-cell>
          <table:table-cell table:formula="of:=[$'sapmachine15-few-loaders-5-400-interleave0.01-sanitized'.AB16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4]" office:value-type="float" office:value="0" calcext:value-type="float">
            <text:p>0</text:p>
          </table:table-cell>
          <table:table-cell table:formula="of:=[$'sapmachine15-few-loaders-5-400-interleave1.0-sanitized'.AB164]" office:value-type="float" office:value="0" calcext:value-type="float">
            <text:p>0</text:p>
          </table:table-cell>
          <table:table-cell table:formula="of:=[$'sapmachine15-few-loaders-5-400-interleave0.1-sanitized'.AB164]" office:value-type="float" office:value="0" calcext:value-type="float">
            <text:p>0</text:p>
          </table:table-cell>
          <table:table-cell table:formula="of:=[$'sapmachine15-few-loaders-5-400-interleave0.01-sanitized'.AB16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5]" office:value-type="float" office:value="0" calcext:value-type="float">
            <text:p>0</text:p>
          </table:table-cell>
          <table:table-cell table:formula="of:=[$'sapmachine15-few-loaders-5-400-interleave1.0-sanitized'.AB165]" office:value-type="float" office:value="0" calcext:value-type="float">
            <text:p>0</text:p>
          </table:table-cell>
          <table:table-cell table:formula="of:=[$'sapmachine15-few-loaders-5-400-interleave0.1-sanitized'.AB165]" office:value-type="float" office:value="0" calcext:value-type="float">
            <text:p>0</text:p>
          </table:table-cell>
          <table:table-cell table:formula="of:=[$'sapmachine15-few-loaders-5-400-interleave0.01-sanitized'.AB16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6]" office:value-type="float" office:value="0" calcext:value-type="float">
            <text:p>0</text:p>
          </table:table-cell>
          <table:table-cell table:formula="of:=[$'sapmachine15-few-loaders-5-400-interleave1.0-sanitized'.AB166]" office:value-type="float" office:value="0" calcext:value-type="float">
            <text:p>0</text:p>
          </table:table-cell>
          <table:table-cell table:formula="of:=[$'sapmachine15-few-loaders-5-400-interleave0.1-sanitized'.AB166]" office:value-type="float" office:value="0" calcext:value-type="float">
            <text:p>0</text:p>
          </table:table-cell>
          <table:table-cell table:formula="of:=[$'sapmachine15-few-loaders-5-400-interleave0.01-sanitized'.AB16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7]" office:value-type="float" office:value="0" calcext:value-type="float">
            <text:p>0</text:p>
          </table:table-cell>
          <table:table-cell table:formula="of:=[$'sapmachine15-few-loaders-5-400-interleave1.0-sanitized'.AB167]" office:value-type="float" office:value="0" calcext:value-type="float">
            <text:p>0</text:p>
          </table:table-cell>
          <table:table-cell table:formula="of:=[$'sapmachine15-few-loaders-5-400-interleave0.1-sanitized'.AB167]" office:value-type="float" office:value="0" calcext:value-type="float">
            <text:p>0</text:p>
          </table:table-cell>
          <table:table-cell table:formula="of:=[$'sapmachine15-few-loaders-5-400-interleave0.01-sanitized'.AB16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8]" office:value-type="float" office:value="0" calcext:value-type="float">
            <text:p>0</text:p>
          </table:table-cell>
          <table:table-cell table:formula="of:=[$'sapmachine15-few-loaders-5-400-interleave1.0-sanitized'.AB168]" office:value-type="float" office:value="0" calcext:value-type="float">
            <text:p>0</text:p>
          </table:table-cell>
          <table:table-cell table:formula="of:=[$'sapmachine15-few-loaders-5-400-interleave0.1-sanitized'.AB168]" office:value-type="float" office:value="0" calcext:value-type="float">
            <text:p>0</text:p>
          </table:table-cell>
          <table:table-cell table:formula="of:=[$'sapmachine15-few-loaders-5-400-interleave0.01-sanitized'.AB16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9]" office:value-type="float" office:value="0" calcext:value-type="float">
            <text:p>0</text:p>
          </table:table-cell>
          <table:table-cell table:formula="of:=[$'sapmachine15-few-loaders-5-400-interleave1.0-sanitized'.AB169]" office:value-type="float" office:value="0" calcext:value-type="float">
            <text:p>0</text:p>
          </table:table-cell>
          <table:table-cell table:formula="of:=[$'sapmachine15-few-loaders-5-400-interleave0.1-sanitized'.AB169]" office:value-type="float" office:value="0" calcext:value-type="float">
            <text:p>0</text:p>
          </table:table-cell>
          <table:table-cell table:formula="of:=[$'sapmachine15-few-loaders-5-400-interleave0.01-sanitized'.AB16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0]" office:value-type="float" office:value="0" calcext:value-type="float">
            <text:p>0</text:p>
          </table:table-cell>
          <table:table-cell table:formula="of:=[$'sapmachine15-few-loaders-5-400-interleave1.0-sanitized'.AB170]" office:value-type="float" office:value="0" calcext:value-type="float">
            <text:p>0</text:p>
          </table:table-cell>
          <table:table-cell table:formula="of:=[$'sapmachine15-few-loaders-5-400-interleave0.1-sanitized'.AB170]" office:value-type="float" office:value="0" calcext:value-type="float">
            <text:p>0</text:p>
          </table:table-cell>
          <table:table-cell table:formula="of:=[$'sapmachine15-few-loaders-5-400-interleave0.01-sanitized'.AB17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1]" office:value-type="float" office:value="0" calcext:value-type="float">
            <text:p>0</text:p>
          </table:table-cell>
          <table:table-cell table:formula="of:=[$'sapmachine15-few-loaders-5-400-interleave1.0-sanitized'.AB171]" office:value-type="float" office:value="0" calcext:value-type="float">
            <text:p>0</text:p>
          </table:table-cell>
          <table:table-cell table:formula="of:=[$'sapmachine15-few-loaders-5-400-interleave0.1-sanitized'.AB171]" office:value-type="float" office:value="0" calcext:value-type="float">
            <text:p>0</text:p>
          </table:table-cell>
          <table:table-cell table:formula="of:=[$'sapmachine15-few-loaders-5-400-interleave0.01-sanitized'.AB17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2]" office:value-type="float" office:value="0" calcext:value-type="float">
            <text:p>0</text:p>
          </table:table-cell>
          <table:table-cell table:formula="of:=[$'sapmachine15-few-loaders-5-400-interleave1.0-sanitized'.AB172]" office:value-type="float" office:value="0" calcext:value-type="float">
            <text:p>0</text:p>
          </table:table-cell>
          <table:table-cell table:formula="of:=[$'sapmachine15-few-loaders-5-400-interleave0.1-sanitized'.AB172]" office:value-type="float" office:value="0" calcext:value-type="float">
            <text:p>0</text:p>
          </table:table-cell>
          <table:table-cell table:formula="of:=[$'sapmachine15-few-loaders-5-400-interleave0.01-sanitized'.AB17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3]" office:value-type="float" office:value="0" calcext:value-type="float">
            <text:p>0</text:p>
          </table:table-cell>
          <table:table-cell table:formula="of:=[$'sapmachine15-few-loaders-5-400-interleave1.0-sanitized'.AB173]" office:value-type="float" office:value="0" calcext:value-type="float">
            <text:p>0</text:p>
          </table:table-cell>
          <table:table-cell table:formula="of:=[$'sapmachine15-few-loaders-5-400-interleave0.1-sanitized'.AB173]" office:value-type="float" office:value="0" calcext:value-type="float">
            <text:p>0</text:p>
          </table:table-cell>
          <table:table-cell table:formula="of:=[$'sapmachine15-few-loaders-5-400-interleave0.01-sanitized'.AB17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4]" office:value-type="float" office:value="0" calcext:value-type="float">
            <text:p>0</text:p>
          </table:table-cell>
          <table:table-cell table:formula="of:=[$'sapmachine15-few-loaders-5-400-interleave1.0-sanitized'.AB174]" office:value-type="float" office:value="0" calcext:value-type="float">
            <text:p>0</text:p>
          </table:table-cell>
          <table:table-cell table:formula="of:=[$'sapmachine15-few-loaders-5-400-interleave0.1-sanitized'.AB174]" office:value-type="float" office:value="0" calcext:value-type="float">
            <text:p>0</text:p>
          </table:table-cell>
          <table:table-cell table:formula="of:=[$'sapmachine15-few-loaders-5-400-interleave0.01-sanitized'.AB17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5]" office:value-type="float" office:value="0" calcext:value-type="float">
            <text:p>0</text:p>
          </table:table-cell>
          <table:table-cell table:formula="of:=[$'sapmachine15-few-loaders-5-400-interleave1.0-sanitized'.AB175]" office:value-type="float" office:value="0" calcext:value-type="float">
            <text:p>0</text:p>
          </table:table-cell>
          <table:table-cell table:formula="of:=[$'sapmachine15-few-loaders-5-400-interleave0.1-sanitized'.AB175]" office:value-type="float" office:value="0" calcext:value-type="float">
            <text:p>0</text:p>
          </table:table-cell>
          <table:table-cell table:formula="of:=[$'sapmachine15-few-loaders-5-400-interleave0.01-sanitized'.AB17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6]" office:value-type="float" office:value="0" calcext:value-type="float">
            <text:p>0</text:p>
          </table:table-cell>
          <table:table-cell table:formula="of:=[$'sapmachine15-few-loaders-5-400-interleave1.0-sanitized'.AB176]" office:value-type="float" office:value="0" calcext:value-type="float">
            <text:p>0</text:p>
          </table:table-cell>
          <table:table-cell table:formula="of:=[$'sapmachine15-few-loaders-5-400-interleave0.1-sanitized'.AB176]" office:value-type="float" office:value="0" calcext:value-type="float">
            <text:p>0</text:p>
          </table:table-cell>
          <table:table-cell table:formula="of:=[$'sapmachine15-few-loaders-5-400-interleave0.01-sanitized'.AB17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7]" office:value-type="float" office:value="0" calcext:value-type="float">
            <text:p>0</text:p>
          </table:table-cell>
          <table:table-cell table:formula="of:=[$'sapmachine15-few-loaders-5-400-interleave1.0-sanitized'.AB177]" office:value-type="float" office:value="0" calcext:value-type="float">
            <text:p>0</text:p>
          </table:table-cell>
          <table:table-cell table:formula="of:=[$'sapmachine15-few-loaders-5-400-interleave0.1-sanitized'.AB177]" office:value-type="float" office:value="0" calcext:value-type="float">
            <text:p>0</text:p>
          </table:table-cell>
          <table:table-cell table:formula="of:=[$'sapmachine15-few-loaders-5-400-interleave0.01-sanitized'.AB17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8]" office:value-type="float" office:value="0" calcext:value-type="float">
            <text:p>0</text:p>
          </table:table-cell>
          <table:table-cell table:formula="of:=[$'sapmachine15-few-loaders-5-400-interleave1.0-sanitized'.AB178]" office:value-type="float" office:value="0" calcext:value-type="float">
            <text:p>0</text:p>
          </table:table-cell>
          <table:table-cell table:formula="of:=[$'sapmachine15-few-loaders-5-400-interleave0.1-sanitized'.AB178]" office:value-type="float" office:value="0" calcext:value-type="float">
            <text:p>0</text:p>
          </table:table-cell>
          <table:table-cell table:formula="of:=[$'sapmachine15-few-loaders-5-400-interleave0.01-sanitized'.AB17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9]" office:value-type="float" office:value="0" calcext:value-type="float">
            <text:p>0</text:p>
          </table:table-cell>
          <table:table-cell table:formula="of:=[$'sapmachine15-few-loaders-5-400-interleave1.0-sanitized'.AB179]" office:value-type="float" office:value="0" calcext:value-type="float">
            <text:p>0</text:p>
          </table:table-cell>
          <table:table-cell table:formula="of:=[$'sapmachine15-few-loaders-5-400-interleave0.1-sanitized'.AB179]" office:value-type="float" office:value="0" calcext:value-type="float">
            <text:p>0</text:p>
          </table:table-cell>
          <table:table-cell table:formula="of:=[$'sapmachine15-few-loaders-5-400-interleave0.01-sanitized'.AB17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0]" office:value-type="float" office:value="0" calcext:value-type="float">
            <text:p>0</text:p>
          </table:table-cell>
          <table:table-cell table:formula="of:=[$'sapmachine15-few-loaders-5-400-interleave1.0-sanitized'.AB180]" office:value-type="float" office:value="0" calcext:value-type="float">
            <text:p>0</text:p>
          </table:table-cell>
          <table:table-cell table:formula="of:=[$'sapmachine15-few-loaders-5-400-interleave0.1-sanitized'.AB180]" office:value-type="float" office:value="0" calcext:value-type="float">
            <text:p>0</text:p>
          </table:table-cell>
          <table:table-cell table:formula="of:=[$'sapmachine15-few-loaders-5-400-interleave0.01-sanitized'.AB18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1]" office:value-type="float" office:value="0" calcext:value-type="float">
            <text:p>0</text:p>
          </table:table-cell>
          <table:table-cell table:formula="of:=[$'sapmachine15-few-loaders-5-400-interleave1.0-sanitized'.AB181]" office:value-type="float" office:value="0" calcext:value-type="float">
            <text:p>0</text:p>
          </table:table-cell>
          <table:table-cell table:formula="of:=[$'sapmachine15-few-loaders-5-400-interleave0.1-sanitized'.AB181]" office:value-type="float" office:value="0" calcext:value-type="float">
            <text:p>0</text:p>
          </table:table-cell>
          <table:table-cell table:formula="of:=[$'sapmachine15-few-loaders-5-400-interleave0.01-sanitized'.AB18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2]" office:value-type="float" office:value="0" calcext:value-type="float">
            <text:p>0</text:p>
          </table:table-cell>
          <table:table-cell table:formula="of:=[$'sapmachine15-few-loaders-5-400-interleave1.0-sanitized'.AB182]" office:value-type="float" office:value="0" calcext:value-type="float">
            <text:p>0</text:p>
          </table:table-cell>
          <table:table-cell table:formula="of:=[$'sapmachine15-few-loaders-5-400-interleave0.1-sanitized'.AB182]" office:value-type="float" office:value="0" calcext:value-type="float">
            <text:p>0</text:p>
          </table:table-cell>
          <table:table-cell table:formula="of:=[$'sapmachine15-few-loaders-5-400-interleave0.01-sanitized'.AB18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3]" office:value-type="float" office:value="0" calcext:value-type="float">
            <text:p>0</text:p>
          </table:table-cell>
          <table:table-cell table:formula="of:=[$'sapmachine15-few-loaders-5-400-interleave1.0-sanitized'.AB183]" office:value-type="float" office:value="0" calcext:value-type="float">
            <text:p>0</text:p>
          </table:table-cell>
          <table:table-cell table:formula="of:=[$'sapmachine15-few-loaders-5-400-interleave0.1-sanitized'.AB183]" office:value-type="float" office:value="0" calcext:value-type="float">
            <text:p>0</text:p>
          </table:table-cell>
          <table:table-cell table:formula="of:=[$'sapmachine15-few-loaders-5-400-interleave0.01-sanitized'.AB18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4]" office:value-type="float" office:value="0" calcext:value-type="float">
            <text:p>0</text:p>
          </table:table-cell>
          <table:table-cell table:formula="of:=[$'sapmachine15-few-loaders-5-400-interleave1.0-sanitized'.AB184]" office:value-type="float" office:value="0" calcext:value-type="float">
            <text:p>0</text:p>
          </table:table-cell>
          <table:table-cell table:formula="of:=[$'sapmachine15-few-loaders-5-400-interleave0.1-sanitized'.AB184]" office:value-type="float" office:value="0" calcext:value-type="float">
            <text:p>0</text:p>
          </table:table-cell>
          <table:table-cell table:formula="of:=[$'sapmachine15-few-loaders-5-400-interleave0.01-sanitized'.AB18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5]" office:value-type="float" office:value="0" calcext:value-type="float">
            <text:p>0</text:p>
          </table:table-cell>
          <table:table-cell table:formula="of:=[$'sapmachine15-few-loaders-5-400-interleave1.0-sanitized'.AB185]" office:value-type="float" office:value="0" calcext:value-type="float">
            <text:p>0</text:p>
          </table:table-cell>
          <table:table-cell table:formula="of:=[$'sapmachine15-few-loaders-5-400-interleave0.1-sanitized'.AB185]" office:value-type="float" office:value="0" calcext:value-type="float">
            <text:p>0</text:p>
          </table:table-cell>
          <table:table-cell table:formula="of:=[$'sapmachine15-few-loaders-5-400-interleave0.01-sanitized'.AB18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6]" office:value-type="float" office:value="0" calcext:value-type="float">
            <text:p>0</text:p>
          </table:table-cell>
          <table:table-cell table:formula="of:=[$'sapmachine15-few-loaders-5-400-interleave1.0-sanitized'.AB186]" office:value-type="float" office:value="0" calcext:value-type="float">
            <text:p>0</text:p>
          </table:table-cell>
          <table:table-cell table:formula="of:=[$'sapmachine15-few-loaders-5-400-interleave0.1-sanitized'.AB186]" office:value-type="float" office:value="0" calcext:value-type="float">
            <text:p>0</text:p>
          </table:table-cell>
          <table:table-cell table:formula="of:=[$'sapmachine15-few-loaders-5-400-interleave0.01-sanitized'.AB18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7]" office:value-type="float" office:value="0" calcext:value-type="float">
            <text:p>0</text:p>
          </table:table-cell>
          <table:table-cell table:formula="of:=[$'sapmachine15-few-loaders-5-400-interleave1.0-sanitized'.AB187]" office:value-type="float" office:value="0" calcext:value-type="float">
            <text:p>0</text:p>
          </table:table-cell>
          <table:table-cell table:formula="of:=[$'sapmachine15-few-loaders-5-400-interleave0.1-sanitized'.AB187]" office:value-type="float" office:value="0" calcext:value-type="float">
            <text:p>0</text:p>
          </table:table-cell>
          <table:table-cell table:formula="of:=[$'sapmachine15-few-loaders-5-400-interleave0.01-sanitized'.AB18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8]" office:value-type="float" office:value="0" calcext:value-type="float">
            <text:p>0</text:p>
          </table:table-cell>
          <table:table-cell table:formula="of:=[$'sapmachine15-few-loaders-5-400-interleave1.0-sanitized'.AB188]" office:value-type="float" office:value="0" calcext:value-type="float">
            <text:p>0</text:p>
          </table:table-cell>
          <table:table-cell table:formula="of:=[$'sapmachine15-few-loaders-5-400-interleave0.1-sanitized'.AB188]" office:value-type="float" office:value="0" calcext:value-type="float">
            <text:p>0</text:p>
          </table:table-cell>
          <table:table-cell table:formula="of:=[$'sapmachine15-few-loaders-5-400-interleave0.01-sanitized'.AB18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9]" office:value-type="float" office:value="0" calcext:value-type="float">
            <text:p>0</text:p>
          </table:table-cell>
          <table:table-cell table:formula="of:=[$'sapmachine15-few-loaders-5-400-interleave1.0-sanitized'.AB189]" office:value-type="float" office:value="0" calcext:value-type="float">
            <text:p>0</text:p>
          </table:table-cell>
          <table:table-cell table:formula="of:=[$'sapmachine15-few-loaders-5-400-interleave0.1-sanitized'.AB189]" office:value-type="float" office:value="0" calcext:value-type="float">
            <text:p>0</text:p>
          </table:table-cell>
          <table:table-cell table:formula="of:=[$'sapmachine15-few-loaders-5-400-interleave0.01-sanitized'.AB18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0]" office:value-type="float" office:value="0" calcext:value-type="float">
            <text:p>0</text:p>
          </table:table-cell>
          <table:table-cell table:formula="of:=[$'sapmachine15-few-loaders-5-400-interleave1.0-sanitized'.AB190]" office:value-type="float" office:value="0" calcext:value-type="float">
            <text:p>0</text:p>
          </table:table-cell>
          <table:table-cell table:formula="of:=[$'sapmachine15-few-loaders-5-400-interleave0.1-sanitized'.AB190]" office:value-type="float" office:value="0" calcext:value-type="float">
            <text:p>0</text:p>
          </table:table-cell>
          <table:table-cell table:formula="of:=[$'sapmachine15-few-loaders-5-400-interleave0.01-sanitized'.AB19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1]" office:value-type="float" office:value="0" calcext:value-type="float">
            <text:p>0</text:p>
          </table:table-cell>
          <table:table-cell table:formula="of:=[$'sapmachine15-few-loaders-5-400-interleave1.0-sanitized'.AB191]" office:value-type="float" office:value="0" calcext:value-type="float">
            <text:p>0</text:p>
          </table:table-cell>
          <table:table-cell table:formula="of:=[$'sapmachine15-few-loaders-5-400-interleave0.1-sanitized'.AB191]" office:value-type="float" office:value="0" calcext:value-type="float">
            <text:p>0</text:p>
          </table:table-cell>
          <table:table-cell table:formula="of:=[$'sapmachine15-few-loaders-5-400-interleave0.01-sanitized'.AB19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2]" office:value-type="float" office:value="0" calcext:value-type="float">
            <text:p>0</text:p>
          </table:table-cell>
          <table:table-cell table:formula="of:=[$'sapmachine15-few-loaders-5-400-interleave1.0-sanitized'.AB192]" office:value-type="float" office:value="0" calcext:value-type="float">
            <text:p>0</text:p>
          </table:table-cell>
          <table:table-cell table:formula="of:=[$'sapmachine15-few-loaders-5-400-interleave0.1-sanitized'.AB192]" office:value-type="float" office:value="0" calcext:value-type="float">
            <text:p>0</text:p>
          </table:table-cell>
          <table:table-cell table:formula="of:=[$'sapmachine15-few-loaders-5-400-interleave0.01-sanitized'.AB19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3]" office:value-type="float" office:value="0" calcext:value-type="float">
            <text:p>0</text:p>
          </table:table-cell>
          <table:table-cell table:formula="of:=[$'sapmachine15-few-loaders-5-400-interleave1.0-sanitized'.AB193]" office:value-type="float" office:value="0" calcext:value-type="float">
            <text:p>0</text:p>
          </table:table-cell>
          <table:table-cell table:formula="of:=[$'sapmachine15-few-loaders-5-400-interleave0.1-sanitized'.AB193]" office:value-type="float" office:value="0" calcext:value-type="float">
            <text:p>0</text:p>
          </table:table-cell>
          <table:table-cell table:formula="of:=[$'sapmachine15-few-loaders-5-400-interleave0.01-sanitized'.AB19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4]" office:value-type="float" office:value="0" calcext:value-type="float">
            <text:p>0</text:p>
          </table:table-cell>
          <table:table-cell table:formula="of:=[$'sapmachine15-few-loaders-5-400-interleave1.0-sanitized'.AB194]" office:value-type="float" office:value="0" calcext:value-type="float">
            <text:p>0</text:p>
          </table:table-cell>
          <table:table-cell table:formula="of:=[$'sapmachine15-few-loaders-5-400-interleave0.1-sanitized'.AB194]" office:value-type="float" office:value="0" calcext:value-type="float">
            <text:p>0</text:p>
          </table:table-cell>
          <table:table-cell table:formula="of:=[$'sapmachine15-few-loaders-5-400-interleave0.01-sanitized'.AB19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5]" office:value-type="float" office:value="0" calcext:value-type="float">
            <text:p>0</text:p>
          </table:table-cell>
          <table:table-cell table:formula="of:=[$'sapmachine15-few-loaders-5-400-interleave1.0-sanitized'.AB195]" office:value-type="float" office:value="0" calcext:value-type="float">
            <text:p>0</text:p>
          </table:table-cell>
          <table:table-cell table:formula="of:=[$'sapmachine15-few-loaders-5-400-interleave0.1-sanitized'.AB195]" office:value-type="float" office:value="0" calcext:value-type="float">
            <text:p>0</text:p>
          </table:table-cell>
          <table:table-cell table:formula="of:=[$'sapmachine15-few-loaders-5-400-interleave0.01-sanitized'.AB19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6]" office:value-type="float" office:value="0" calcext:value-type="float">
            <text:p>0</text:p>
          </table:table-cell>
          <table:table-cell table:formula="of:=[$'sapmachine15-few-loaders-5-400-interleave1.0-sanitized'.AB196]" office:value-type="float" office:value="0" calcext:value-type="float">
            <text:p>0</text:p>
          </table:table-cell>
          <table:table-cell table:formula="of:=[$'sapmachine15-few-loaders-5-400-interleave0.1-sanitized'.AB196]" office:value-type="float" office:value="0" calcext:value-type="float">
            <text:p>0</text:p>
          </table:table-cell>
          <table:table-cell table:formula="of:=[$'sapmachine15-few-loaders-5-400-interleave0.01-sanitized'.AB19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7]" office:value-type="float" office:value="0" calcext:value-type="float">
            <text:p>0</text:p>
          </table:table-cell>
          <table:table-cell table:formula="of:=[$'sapmachine15-few-loaders-5-400-interleave1.0-sanitized'.AB197]" office:value-type="float" office:value="0" calcext:value-type="float">
            <text:p>0</text:p>
          </table:table-cell>
          <table:table-cell table:formula="of:=[$'sapmachine15-few-loaders-5-400-interleave0.1-sanitized'.AB197]" office:value-type="float" office:value="0" calcext:value-type="float">
            <text:p>0</text:p>
          </table:table-cell>
          <table:table-cell table:formula="of:=[$'sapmachine15-few-loaders-5-400-interleave0.01-sanitized'.AB19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8]" office:value-type="float" office:value="0" calcext:value-type="float">
            <text:p>0</text:p>
          </table:table-cell>
          <table:table-cell table:formula="of:=[$'sapmachine15-few-loaders-5-400-interleave1.0-sanitized'.AB198]" office:value-type="float" office:value="0" calcext:value-type="float">
            <text:p>0</text:p>
          </table:table-cell>
          <table:table-cell table:formula="of:=[$'sapmachine15-few-loaders-5-400-interleave0.1-sanitized'.AB198]" office:value-type="float" office:value="0" calcext:value-type="float">
            <text:p>0</text:p>
          </table:table-cell>
          <table:table-cell table:formula="of:=[$'sapmachine15-few-loaders-5-400-interleave0.01-sanitized'.AB19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9]" office:value-type="float" office:value="0" calcext:value-type="float">
            <text:p>0</text:p>
          </table:table-cell>
          <table:table-cell table:formula="of:=[$'sapmachine15-few-loaders-5-400-interleave1.0-sanitized'.AB199]" office:value-type="float" office:value="0" calcext:value-type="float">
            <text:p>0</text:p>
          </table:table-cell>
          <table:table-cell table:formula="of:=[$'sapmachine15-few-loaders-5-400-interleave0.1-sanitized'.AB199]" office:value-type="float" office:value="0" calcext:value-type="float">
            <text:p>0</text:p>
          </table:table-cell>
          <table:table-cell table:formula="of:=[$'sapmachine15-few-loaders-5-400-interleave0.01-sanitized'.AB19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0]" office:value-type="float" office:value="0" calcext:value-type="float">
            <text:p>0</text:p>
          </table:table-cell>
          <table:table-cell table:formula="of:=[$'sapmachine15-few-loaders-5-400-interleave1.0-sanitized'.AB200]" office:value-type="float" office:value="0" calcext:value-type="float">
            <text:p>0</text:p>
          </table:table-cell>
          <table:table-cell table:formula="of:=[$'sapmachine15-few-loaders-5-400-interleave0.1-sanitized'.AB200]" office:value-type="float" office:value="0" calcext:value-type="float">
            <text:p>0</text:p>
          </table:table-cell>
          <table:table-cell table:formula="of:=[$'sapmachine15-few-loaders-5-400-interleave0.01-sanitized'.AB20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1]" office:value-type="float" office:value="0" calcext:value-type="float">
            <text:p>0</text:p>
          </table:table-cell>
          <table:table-cell table:formula="of:=[$'sapmachine15-few-loaders-5-400-interleave1.0-sanitized'.AB201]" office:value-type="float" office:value="0" calcext:value-type="float">
            <text:p>0</text:p>
          </table:table-cell>
          <table:table-cell table:formula="of:=[$'sapmachine15-few-loaders-5-400-interleave0.1-sanitized'.AB201]" office:value-type="float" office:value="0" calcext:value-type="float">
            <text:p>0</text:p>
          </table:table-cell>
          <table:table-cell table:formula="of:=[$'sapmachine15-few-loaders-5-400-interleave0.01-sanitized'.AB20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2]" office:value-type="float" office:value="0" calcext:value-type="float">
            <text:p>0</text:p>
          </table:table-cell>
          <table:table-cell table:formula="of:=[$'sapmachine15-few-loaders-5-400-interleave1.0-sanitized'.AB202]" office:value-type="float" office:value="0" calcext:value-type="float">
            <text:p>0</text:p>
          </table:table-cell>
          <table:table-cell table:formula="of:=[$'sapmachine15-few-loaders-5-400-interleave0.1-sanitized'.AB202]" office:value-type="float" office:value="0" calcext:value-type="float">
            <text:p>0</text:p>
          </table:table-cell>
          <table:table-cell table:formula="of:=[$'sapmachine15-few-loaders-5-400-interleave0.01-sanitized'.AB20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3]" office:value-type="float" office:value="0" calcext:value-type="float">
            <text:p>0</text:p>
          </table:table-cell>
          <table:table-cell table:formula="of:=[$'sapmachine15-few-loaders-5-400-interleave1.0-sanitized'.AB203]" office:value-type="float" office:value="0" calcext:value-type="float">
            <text:p>0</text:p>
          </table:table-cell>
          <table:table-cell table:formula="of:=[$'sapmachine15-few-loaders-5-400-interleave0.1-sanitized'.AB203]" office:value-type="float" office:value="0" calcext:value-type="float">
            <text:p>0</text:p>
          </table:table-cell>
          <table:table-cell table:formula="of:=[$'sapmachine15-few-loaders-5-400-interleave0.01-sanitized'.AB20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4]" office:value-type="float" office:value="0" calcext:value-type="float">
            <text:p>0</text:p>
          </table:table-cell>
          <table:table-cell table:formula="of:=[$'sapmachine15-few-loaders-5-400-interleave1.0-sanitized'.AB204]" office:value-type="float" office:value="0" calcext:value-type="float">
            <text:p>0</text:p>
          </table:table-cell>
          <table:table-cell table:formula="of:=[$'sapmachine15-few-loaders-5-400-interleave0.1-sanitized'.AB204]" office:value-type="float" office:value="0" calcext:value-type="float">
            <text:p>0</text:p>
          </table:table-cell>
          <table:table-cell table:formula="of:=[$'sapmachine15-few-loaders-5-400-interleave0.01-sanitized'.AB20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5]" office:value-type="float" office:value="0" calcext:value-type="float">
            <text:p>0</text:p>
          </table:table-cell>
          <table:table-cell table:formula="of:=[$'sapmachine15-few-loaders-5-400-interleave1.0-sanitized'.AB205]" office:value-type="float" office:value="0" calcext:value-type="float">
            <text:p>0</text:p>
          </table:table-cell>
          <table:table-cell table:formula="of:=[$'sapmachine15-few-loaders-5-400-interleave0.1-sanitized'.AB205]" office:value-type="float" office:value="0" calcext:value-type="float">
            <text:p>0</text:p>
          </table:table-cell>
          <table:table-cell table:formula="of:=[$'sapmachine15-few-loaders-5-400-interleave0.01-sanitized'.AB20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6]" office:value-type="float" office:value="0" calcext:value-type="float">
            <text:p>0</text:p>
          </table:table-cell>
          <table:table-cell table:formula="of:=[$'sapmachine15-few-loaders-5-400-interleave1.0-sanitized'.AB206]" office:value-type="float" office:value="0" calcext:value-type="float">
            <text:p>0</text:p>
          </table:table-cell>
          <table:table-cell table:formula="of:=[$'sapmachine15-few-loaders-5-400-interleave0.1-sanitized'.AB206]" office:value-type="float" office:value="0" calcext:value-type="float">
            <text:p>0</text:p>
          </table:table-cell>
          <table:table-cell table:formula="of:=[$'sapmachine15-few-loaders-5-400-interleave0.01-sanitized'.AB20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7]" office:value-type="float" office:value="0" calcext:value-type="float">
            <text:p>0</text:p>
          </table:table-cell>
          <table:table-cell table:formula="of:=[$'sapmachine15-few-loaders-5-400-interleave1.0-sanitized'.AB207]" office:value-type="float" office:value="0" calcext:value-type="float">
            <text:p>0</text:p>
          </table:table-cell>
          <table:table-cell table:formula="of:=[$'sapmachine15-few-loaders-5-400-interleave0.1-sanitized'.AB207]" office:value-type="float" office:value="0" calcext:value-type="float">
            <text:p>0</text:p>
          </table:table-cell>
          <table:table-cell table:formula="of:=[$'sapmachine15-few-loaders-5-400-interleave0.01-sanitized'.AB20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8]" office:value-type="float" office:value="0" calcext:value-type="float">
            <text:p>0</text:p>
          </table:table-cell>
          <table:table-cell table:formula="of:=[$'sapmachine15-few-loaders-5-400-interleave1.0-sanitized'.AB208]" office:value-type="float" office:value="0" calcext:value-type="float">
            <text:p>0</text:p>
          </table:table-cell>
          <table:table-cell table:formula="of:=[$'sapmachine15-few-loaders-5-400-interleave0.1-sanitized'.AB208]" office:value-type="float" office:value="0" calcext:value-type="float">
            <text:p>0</text:p>
          </table:table-cell>
          <table:table-cell table:formula="of:=[$'sapmachine15-few-loaders-5-400-interleave0.01-sanitized'.AB20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9]" office:value-type="float" office:value="0" calcext:value-type="float">
            <text:p>0</text:p>
          </table:table-cell>
          <table:table-cell table:formula="of:=[$'sapmachine15-few-loaders-5-400-interleave1.0-sanitized'.AB209]" office:value-type="float" office:value="0" calcext:value-type="float">
            <text:p>0</text:p>
          </table:table-cell>
          <table:table-cell table:formula="of:=[$'sapmachine15-few-loaders-5-400-interleave0.1-sanitized'.AB209]" office:value-type="float" office:value="0" calcext:value-type="float">
            <text:p>0</text:p>
          </table:table-cell>
          <table:table-cell table:formula="of:=[$'sapmachine15-few-loaders-5-400-interleave0.01-sanitized'.AB20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0]" office:value-type="float" office:value="0" calcext:value-type="float">
            <text:p>0</text:p>
          </table:table-cell>
          <table:table-cell table:formula="of:=[$'sapmachine15-few-loaders-5-400-interleave1.0-sanitized'.AB210]" office:value-type="float" office:value="0" calcext:value-type="float">
            <text:p>0</text:p>
          </table:table-cell>
          <table:table-cell table:formula="of:=[$'sapmachine15-few-loaders-5-400-interleave0.1-sanitized'.AB210]" office:value-type="float" office:value="0" calcext:value-type="float">
            <text:p>0</text:p>
          </table:table-cell>
          <table:table-cell table:formula="of:=[$'sapmachine15-few-loaders-5-400-interleave0.01-sanitized'.AB21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1]" office:value-type="float" office:value="0" calcext:value-type="float">
            <text:p>0</text:p>
          </table:table-cell>
          <table:table-cell table:formula="of:=[$'sapmachine15-few-loaders-5-400-interleave1.0-sanitized'.AB211]" office:value-type="float" office:value="0" calcext:value-type="float">
            <text:p>0</text:p>
          </table:table-cell>
          <table:table-cell table:formula="of:=[$'sapmachine15-few-loaders-5-400-interleave0.1-sanitized'.AB211]" office:value-type="float" office:value="0" calcext:value-type="float">
            <text:p>0</text:p>
          </table:table-cell>
          <table:table-cell table:formula="of:=[$'sapmachine15-few-loaders-5-400-interleave0.01-sanitized'.AB21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2]" office:value-type="float" office:value="0" calcext:value-type="float">
            <text:p>0</text:p>
          </table:table-cell>
          <table:table-cell table:formula="of:=[$'sapmachine15-few-loaders-5-400-interleave1.0-sanitized'.AB212]" office:value-type="float" office:value="0" calcext:value-type="float">
            <text:p>0</text:p>
          </table:table-cell>
          <table:table-cell table:formula="of:=[$'sapmachine15-few-loaders-5-400-interleave0.1-sanitized'.AB212]" office:value-type="float" office:value="0" calcext:value-type="float">
            <text:p>0</text:p>
          </table:table-cell>
          <table:table-cell table:formula="of:=[$'sapmachine15-few-loaders-5-400-interleave0.01-sanitized'.AB21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3]" office:value-type="float" office:value="0" calcext:value-type="float">
            <text:p>0</text:p>
          </table:table-cell>
          <table:table-cell table:formula="of:=[$'sapmachine15-few-loaders-5-400-interleave1.0-sanitized'.AB213]" office:value-type="float" office:value="0" calcext:value-type="float">
            <text:p>0</text:p>
          </table:table-cell>
          <table:table-cell table:formula="of:=[$'sapmachine15-few-loaders-5-400-interleave0.1-sanitized'.AB213]" office:value-type="float" office:value="0" calcext:value-type="float">
            <text:p>0</text:p>
          </table:table-cell>
          <table:table-cell table:formula="of:=[$'sapmachine15-few-loaders-5-400-interleave0.01-sanitized'.AB21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4]" office:value-type="float" office:value="0" calcext:value-type="float">
            <text:p>0</text:p>
          </table:table-cell>
          <table:table-cell table:formula="of:=[$'sapmachine15-few-loaders-5-400-interleave1.0-sanitized'.AB214]" office:value-type="float" office:value="0" calcext:value-type="float">
            <text:p>0</text:p>
          </table:table-cell>
          <table:table-cell table:formula="of:=[$'sapmachine15-few-loaders-5-400-interleave0.1-sanitized'.AB214]" office:value-type="float" office:value="0" calcext:value-type="float">
            <text:p>0</text:p>
          </table:table-cell>
          <table:table-cell table:formula="of:=[$'sapmachine15-few-loaders-5-400-interleave0.01-sanitized'.AB21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5]" office:value-type="float" office:value="0" calcext:value-type="float">
            <text:p>0</text:p>
          </table:table-cell>
          <table:table-cell table:formula="of:=[$'sapmachine15-few-loaders-5-400-interleave1.0-sanitized'.AB215]" office:value-type="float" office:value="0" calcext:value-type="float">
            <text:p>0</text:p>
          </table:table-cell>
          <table:table-cell table:formula="of:=[$'sapmachine15-few-loaders-5-400-interleave0.1-sanitized'.AB215]" office:value-type="float" office:value="0" calcext:value-type="float">
            <text:p>0</text:p>
          </table:table-cell>
          <table:table-cell table:formula="of:=[$'sapmachine15-few-loaders-5-400-interleave0.01-sanitized'.AB21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6]" office:value-type="float" office:value="0" calcext:value-type="float">
            <text:p>0</text:p>
          </table:table-cell>
          <table:table-cell table:formula="of:=[$'sapmachine15-few-loaders-5-400-interleave1.0-sanitized'.AB216]" office:value-type="float" office:value="0" calcext:value-type="float">
            <text:p>0</text:p>
          </table:table-cell>
          <table:table-cell table:formula="of:=[$'sapmachine15-few-loaders-5-400-interleave0.1-sanitized'.AB216]" office:value-type="float" office:value="0" calcext:value-type="float">
            <text:p>0</text:p>
          </table:table-cell>
          <table:table-cell table:formula="of:=[$'sapmachine15-few-loaders-5-400-interleave0.01-sanitized'.AB21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7]" office:value-type="float" office:value="0" calcext:value-type="float">
            <text:p>0</text:p>
          </table:table-cell>
          <table:table-cell table:formula="of:=[$'sapmachine15-few-loaders-5-400-interleave1.0-sanitized'.AB217]" office:value-type="float" office:value="0" calcext:value-type="float">
            <text:p>0</text:p>
          </table:table-cell>
          <table:table-cell table:formula="of:=[$'sapmachine15-few-loaders-5-400-interleave0.1-sanitized'.AB217]" office:value-type="float" office:value="0" calcext:value-type="float">
            <text:p>0</text:p>
          </table:table-cell>
          <table:table-cell table:formula="of:=[$'sapmachine15-few-loaders-5-400-interleave0.01-sanitized'.AB21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8]" office:value-type="float" office:value="0" calcext:value-type="float">
            <text:p>0</text:p>
          </table:table-cell>
          <table:table-cell table:formula="of:=[$'sapmachine15-few-loaders-5-400-interleave1.0-sanitized'.AB218]" office:value-type="float" office:value="0" calcext:value-type="float">
            <text:p>0</text:p>
          </table:table-cell>
          <table:table-cell table:formula="of:=[$'sapmachine15-few-loaders-5-400-interleave0.1-sanitized'.AB218]" office:value-type="float" office:value="0" calcext:value-type="float">
            <text:p>0</text:p>
          </table:table-cell>
          <table:table-cell table:formula="of:=[$'sapmachine15-few-loaders-5-400-interleave0.01-sanitized'.AB21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9]" office:value-type="float" office:value="0" calcext:value-type="float">
            <text:p>0</text:p>
          </table:table-cell>
          <table:table-cell table:formula="of:=[$'sapmachine15-few-loaders-5-400-interleave1.0-sanitized'.AB219]" office:value-type="float" office:value="0" calcext:value-type="float">
            <text:p>0</text:p>
          </table:table-cell>
          <table:table-cell table:formula="of:=[$'sapmachine15-few-loaders-5-400-interleave0.1-sanitized'.AB219]" office:value-type="float" office:value="0" calcext:value-type="float">
            <text:p>0</text:p>
          </table:table-cell>
          <table:table-cell table:formula="of:=[$'sapmachine15-few-loaders-5-400-interleave0.01-sanitized'.AB21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0]" office:value-type="float" office:value="0" calcext:value-type="float">
            <text:p>0</text:p>
          </table:table-cell>
          <table:table-cell table:formula="of:=[$'sapmachine15-few-loaders-5-400-interleave1.0-sanitized'.AB220]" office:value-type="float" office:value="0" calcext:value-type="float">
            <text:p>0</text:p>
          </table:table-cell>
          <table:table-cell table:formula="of:=[$'sapmachine15-few-loaders-5-400-interleave0.1-sanitized'.AB220]" office:value-type="float" office:value="0" calcext:value-type="float">
            <text:p>0</text:p>
          </table:table-cell>
          <table:table-cell table:formula="of:=[$'sapmachine15-few-loaders-5-400-interleave0.01-sanitized'.AB22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1]" office:value-type="float" office:value="0" calcext:value-type="float">
            <text:p>0</text:p>
          </table:table-cell>
          <table:table-cell table:formula="of:=[$'sapmachine15-few-loaders-5-400-interleave1.0-sanitized'.AB221]" office:value-type="float" office:value="0" calcext:value-type="float">
            <text:p>0</text:p>
          </table:table-cell>
          <table:table-cell table:formula="of:=[$'sapmachine15-few-loaders-5-400-interleave0.1-sanitized'.AB221]" office:value-type="float" office:value="0" calcext:value-type="float">
            <text:p>0</text:p>
          </table:table-cell>
          <table:table-cell table:formula="of:=[$'sapmachine15-few-loaders-5-400-interleave0.01-sanitized'.AB22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2]" office:value-type="float" office:value="0" calcext:value-type="float">
            <text:p>0</text:p>
          </table:table-cell>
          <table:table-cell table:formula="of:=[$'sapmachine15-few-loaders-5-400-interleave1.0-sanitized'.AB222]" office:value-type="float" office:value="0" calcext:value-type="float">
            <text:p>0</text:p>
          </table:table-cell>
          <table:table-cell table:formula="of:=[$'sapmachine15-few-loaders-5-400-interleave0.1-sanitized'.AB222]" office:value-type="float" office:value="0" calcext:value-type="float">
            <text:p>0</text:p>
          </table:table-cell>
          <table:table-cell table:formula="of:=[$'sapmachine15-few-loaders-5-400-interleave0.01-sanitized'.AB22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3]" office:value-type="float" office:value="0" calcext:value-type="float">
            <text:p>0</text:p>
          </table:table-cell>
          <table:table-cell table:formula="of:=[$'sapmachine15-few-loaders-5-400-interleave1.0-sanitized'.AB223]" office:value-type="float" office:value="0" calcext:value-type="float">
            <text:p>0</text:p>
          </table:table-cell>
          <table:table-cell table:formula="of:=[$'sapmachine15-few-loaders-5-400-interleave0.1-sanitized'.AB223]" office:value-type="float" office:value="0" calcext:value-type="float">
            <text:p>0</text:p>
          </table:table-cell>
          <table:table-cell table:formula="of:=[$'sapmachine15-few-loaders-5-400-interleave0.01-sanitized'.AB22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4]" office:value-type="float" office:value="0" calcext:value-type="float">
            <text:p>0</text:p>
          </table:table-cell>
          <table:table-cell table:formula="of:=[$'sapmachine15-few-loaders-5-400-interleave1.0-sanitized'.AB224]" office:value-type="float" office:value="0" calcext:value-type="float">
            <text:p>0</text:p>
          </table:table-cell>
          <table:table-cell table:formula="of:=[$'sapmachine15-few-loaders-5-400-interleave0.1-sanitized'.AB224]" office:value-type="float" office:value="0" calcext:value-type="float">
            <text:p>0</text:p>
          </table:table-cell>
          <table:table-cell table:formula="of:=[$'sapmachine15-few-loaders-5-400-interleave0.01-sanitized'.AB22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5]" office:value-type="float" office:value="0" calcext:value-type="float">
            <text:p>0</text:p>
          </table:table-cell>
          <table:table-cell table:formula="of:=[$'sapmachine15-few-loaders-5-400-interleave1.0-sanitized'.AB225]" office:value-type="float" office:value="0" calcext:value-type="float">
            <text:p>0</text:p>
          </table:table-cell>
          <table:table-cell table:formula="of:=[$'sapmachine15-few-loaders-5-400-interleave0.1-sanitized'.AB225]" office:value-type="float" office:value="0" calcext:value-type="float">
            <text:p>0</text:p>
          </table:table-cell>
          <table:table-cell table:formula="of:=[$'sapmachine15-few-loaders-5-400-interleave0.01-sanitized'.AB22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6]" office:value-type="float" office:value="0" calcext:value-type="float">
            <text:p>0</text:p>
          </table:table-cell>
          <table:table-cell table:formula="of:=[$'sapmachine15-few-loaders-5-400-interleave1.0-sanitized'.AB226]" office:value-type="float" office:value="0" calcext:value-type="float">
            <text:p>0</text:p>
          </table:table-cell>
          <table:table-cell table:formula="of:=[$'sapmachine15-few-loaders-5-400-interleave0.1-sanitized'.AB226]" office:value-type="float" office:value="0" calcext:value-type="float">
            <text:p>0</text:p>
          </table:table-cell>
          <table:table-cell table:formula="of:=[$'sapmachine15-few-loaders-5-400-interleave0.01-sanitized'.AB22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7]" office:value-type="float" office:value="0" calcext:value-type="float">
            <text:p>0</text:p>
          </table:table-cell>
          <table:table-cell table:formula="of:=[$'sapmachine15-few-loaders-5-400-interleave1.0-sanitized'.AB227]" office:value-type="float" office:value="0" calcext:value-type="float">
            <text:p>0</text:p>
          </table:table-cell>
          <table:table-cell table:formula="of:=[$'sapmachine15-few-loaders-5-400-interleave0.1-sanitized'.AB227]" office:value-type="float" office:value="0" calcext:value-type="float">
            <text:p>0</text:p>
          </table:table-cell>
          <table:table-cell table:formula="of:=[$'sapmachine15-few-loaders-5-400-interleave0.01-sanitized'.AB22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8]" office:value-type="float" office:value="0" calcext:value-type="float">
            <text:p>0</text:p>
          </table:table-cell>
          <table:table-cell table:formula="of:=[$'sapmachine15-few-loaders-5-400-interleave1.0-sanitized'.AB228]" office:value-type="float" office:value="0" calcext:value-type="float">
            <text:p>0</text:p>
          </table:table-cell>
          <table:table-cell table:formula="of:=[$'sapmachine15-few-loaders-5-400-interleave0.1-sanitized'.AB228]" office:value-type="float" office:value="0" calcext:value-type="float">
            <text:p>0</text:p>
          </table:table-cell>
          <table:table-cell table:formula="of:=[$'sapmachine15-few-loaders-5-400-interleave0.01-sanitized'.AB22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9]" office:value-type="float" office:value="0" calcext:value-type="float">
            <text:p>0</text:p>
          </table:table-cell>
          <table:table-cell table:formula="of:=[$'sapmachine15-few-loaders-5-400-interleave1.0-sanitized'.AB229]" office:value-type="float" office:value="0" calcext:value-type="float">
            <text:p>0</text:p>
          </table:table-cell>
          <table:table-cell table:formula="of:=[$'sapmachine15-few-loaders-5-400-interleave0.1-sanitized'.AB229]" office:value-type="float" office:value="0" calcext:value-type="float">
            <text:p>0</text:p>
          </table:table-cell>
          <table:table-cell table:formula="of:=[$'sapmachine15-few-loaders-5-400-interleave0.01-sanitized'.AB22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0]" office:value-type="float" office:value="0" calcext:value-type="float">
            <text:p>0</text:p>
          </table:table-cell>
          <table:table-cell table:formula="of:=[$'sapmachine15-few-loaders-5-400-interleave1.0-sanitized'.AB230]" office:value-type="float" office:value="0" calcext:value-type="float">
            <text:p>0</text:p>
          </table:table-cell>
          <table:table-cell table:formula="of:=[$'sapmachine15-few-loaders-5-400-interleave0.1-sanitized'.AB230]" office:value-type="float" office:value="0" calcext:value-type="float">
            <text:p>0</text:p>
          </table:table-cell>
          <table:table-cell table:formula="of:=[$'sapmachine15-few-loaders-5-400-interleave0.01-sanitized'.AB23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1]" office:value-type="float" office:value="0" calcext:value-type="float">
            <text:p>0</text:p>
          </table:table-cell>
          <table:table-cell table:formula="of:=[$'sapmachine15-few-loaders-5-400-interleave1.0-sanitized'.AB231]" office:value-type="float" office:value="0" calcext:value-type="float">
            <text:p>0</text:p>
          </table:table-cell>
          <table:table-cell table:formula="of:=[$'sapmachine15-few-loaders-5-400-interleave0.1-sanitized'.AB231]" office:value-type="float" office:value="0" calcext:value-type="float">
            <text:p>0</text:p>
          </table:table-cell>
          <table:table-cell table:formula="of:=[$'sapmachine15-few-loaders-5-400-interleave0.01-sanitized'.AB23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2]" office:value-type="float" office:value="0" calcext:value-type="float">
            <text:p>0</text:p>
          </table:table-cell>
          <table:table-cell table:formula="of:=[$'sapmachine15-few-loaders-5-400-interleave1.0-sanitized'.AB232]" office:value-type="float" office:value="0" calcext:value-type="float">
            <text:p>0</text:p>
          </table:table-cell>
          <table:table-cell table:formula="of:=[$'sapmachine15-few-loaders-5-400-interleave0.1-sanitized'.AB232]" office:value-type="float" office:value="0" calcext:value-type="float">
            <text:p>0</text:p>
          </table:table-cell>
          <table:table-cell table:formula="of:=[$'sapmachine15-few-loaders-5-400-interleave0.01-sanitized'.AB23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3]" office:value-type="float" office:value="0" calcext:value-type="float">
            <text:p>0</text:p>
          </table:table-cell>
          <table:table-cell table:formula="of:=[$'sapmachine15-few-loaders-5-400-interleave1.0-sanitized'.AB233]" office:value-type="float" office:value="0" calcext:value-type="float">
            <text:p>0</text:p>
          </table:table-cell>
          <table:table-cell table:formula="of:=[$'sapmachine15-few-loaders-5-400-interleave0.1-sanitized'.AB233]" office:value-type="float" office:value="0" calcext:value-type="float">
            <text:p>0</text:p>
          </table:table-cell>
          <table:table-cell table:formula="of:=[$'sapmachine15-few-loaders-5-400-interleave0.01-sanitized'.AB23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4]" office:value-type="float" office:value="0" calcext:value-type="float">
            <text:p>0</text:p>
          </table:table-cell>
          <table:table-cell table:formula="of:=[$'sapmachine15-few-loaders-5-400-interleave1.0-sanitized'.AB234]" office:value-type="float" office:value="0" calcext:value-type="float">
            <text:p>0</text:p>
          </table:table-cell>
          <table:table-cell table:formula="of:=[$'sapmachine15-few-loaders-5-400-interleave0.1-sanitized'.AB234]" office:value-type="float" office:value="0" calcext:value-type="float">
            <text:p>0</text:p>
          </table:table-cell>
          <table:table-cell table:formula="of:=[$'sapmachine15-few-loaders-5-400-interleave0.01-sanitized'.AB23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5]" office:value-type="float" office:value="0" calcext:value-type="float">
            <text:p>0</text:p>
          </table:table-cell>
          <table:table-cell table:formula="of:=[$'sapmachine15-few-loaders-5-400-interleave1.0-sanitized'.AB235]" office:value-type="float" office:value="0" calcext:value-type="float">
            <text:p>0</text:p>
          </table:table-cell>
          <table:table-cell table:formula="of:=[$'sapmachine15-few-loaders-5-400-interleave0.1-sanitized'.AB235]" office:value-type="float" office:value="0" calcext:value-type="float">
            <text:p>0</text:p>
          </table:table-cell>
          <table:table-cell table:formula="of:=[$'sapmachine15-few-loaders-5-400-interleave0.01-sanitized'.AB23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6]" office:value-type="float" office:value="0" calcext:value-type="float">
            <text:p>0</text:p>
          </table:table-cell>
          <table:table-cell table:formula="of:=[$'sapmachine15-few-loaders-5-400-interleave1.0-sanitized'.AB236]" office:value-type="float" office:value="0" calcext:value-type="float">
            <text:p>0</text:p>
          </table:table-cell>
          <table:table-cell table:formula="of:=[$'sapmachine15-few-loaders-5-400-interleave0.1-sanitized'.AB236]" office:value-type="float" office:value="0" calcext:value-type="float">
            <text:p>0</text:p>
          </table:table-cell>
          <table:table-cell table:formula="of:=[$'sapmachine15-few-loaders-5-400-interleave0.01-sanitized'.AB23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7]" office:value-type="float" office:value="0" calcext:value-type="float">
            <text:p>0</text:p>
          </table:table-cell>
          <table:table-cell table:formula="of:=[$'sapmachine15-few-loaders-5-400-interleave1.0-sanitized'.AB237]" office:value-type="float" office:value="0" calcext:value-type="float">
            <text:p>0</text:p>
          </table:table-cell>
          <table:table-cell table:formula="of:=[$'sapmachine15-few-loaders-5-400-interleave0.1-sanitized'.AB237]" office:value-type="float" office:value="0" calcext:value-type="float">
            <text:p>0</text:p>
          </table:table-cell>
          <table:table-cell table:formula="of:=[$'sapmachine15-few-loaders-5-400-interleave0.01-sanitized'.AB23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8]" office:value-type="float" office:value="0" calcext:value-type="float">
            <text:p>0</text:p>
          </table:table-cell>
          <table:table-cell table:formula="of:=[$'sapmachine15-few-loaders-5-400-interleave1.0-sanitized'.AB238]" office:value-type="float" office:value="0" calcext:value-type="float">
            <text:p>0</text:p>
          </table:table-cell>
          <table:table-cell table:formula="of:=[$'sapmachine15-few-loaders-5-400-interleave0.1-sanitized'.AB238]" office:value-type="float" office:value="0" calcext:value-type="float">
            <text:p>0</text:p>
          </table:table-cell>
          <table:table-cell table:formula="of:=[$'sapmachine15-few-loaders-5-400-interleave0.01-sanitized'.AB23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9]" office:value-type="float" office:value="0" calcext:value-type="float">
            <text:p>0</text:p>
          </table:table-cell>
          <table:table-cell table:formula="of:=[$'sapmachine15-few-loaders-5-400-interleave1.0-sanitized'.AB239]" office:value-type="float" office:value="0" calcext:value-type="float">
            <text:p>0</text:p>
          </table:table-cell>
          <table:table-cell table:formula="of:=[$'sapmachine15-few-loaders-5-400-interleave0.1-sanitized'.AB239]" office:value-type="float" office:value="0" calcext:value-type="float">
            <text:p>0</text:p>
          </table:table-cell>
          <table:table-cell table:formula="of:=[$'sapmachine15-few-loaders-5-400-interleave0.01-sanitized'.AB23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0]" office:value-type="float" office:value="0" calcext:value-type="float">
            <text:p>0</text:p>
          </table:table-cell>
          <table:table-cell table:formula="of:=[$'sapmachine15-few-loaders-5-400-interleave1.0-sanitized'.AB240]" office:value-type="float" office:value="0" calcext:value-type="float">
            <text:p>0</text:p>
          </table:table-cell>
          <table:table-cell table:formula="of:=[$'sapmachine15-few-loaders-5-400-interleave0.1-sanitized'.AB240]" office:value-type="float" office:value="0" calcext:value-type="float">
            <text:p>0</text:p>
          </table:table-cell>
          <table:table-cell table:formula="of:=[$'sapmachine15-few-loaders-5-400-interleave0.01-sanitized'.AB24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1]" office:value-type="float" office:value="0" calcext:value-type="float">
            <text:p>0</text:p>
          </table:table-cell>
          <table:table-cell table:formula="of:=[$'sapmachine15-few-loaders-5-400-interleave1.0-sanitized'.AB241]" office:value-type="float" office:value="0" calcext:value-type="float">
            <text:p>0</text:p>
          </table:table-cell>
          <table:table-cell table:formula="of:=[$'sapmachine15-few-loaders-5-400-interleave0.1-sanitized'.AB241]" office:value-type="float" office:value="0" calcext:value-type="float">
            <text:p>0</text:p>
          </table:table-cell>
          <table:table-cell table:formula="of:=[$'sapmachine15-few-loaders-5-400-interleave0.01-sanitized'.AB24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2]" office:value-type="float" office:value="0" calcext:value-type="float">
            <text:p>0</text:p>
          </table:table-cell>
          <table:table-cell table:formula="of:=[$'sapmachine15-few-loaders-5-400-interleave1.0-sanitized'.AB242]" office:value-type="float" office:value="0" calcext:value-type="float">
            <text:p>0</text:p>
          </table:table-cell>
          <table:table-cell table:formula="of:=[$'sapmachine15-few-loaders-5-400-interleave0.1-sanitized'.AB242]" office:value-type="float" office:value="0" calcext:value-type="float">
            <text:p>0</text:p>
          </table:table-cell>
          <table:table-cell table:formula="of:=[$'sapmachine15-few-loaders-5-400-interleave0.01-sanitized'.AB24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3]" office:value-type="float" office:value="0" calcext:value-type="float">
            <text:p>0</text:p>
          </table:table-cell>
          <table:table-cell table:formula="of:=[$'sapmachine15-few-loaders-5-400-interleave1.0-sanitized'.AB243]" office:value-type="float" office:value="0" calcext:value-type="float">
            <text:p>0</text:p>
          </table:table-cell>
          <table:table-cell table:formula="of:=[$'sapmachine15-few-loaders-5-400-interleave0.1-sanitized'.AB243]" office:value-type="float" office:value="0" calcext:value-type="float">
            <text:p>0</text:p>
          </table:table-cell>
          <table:table-cell table:formula="of:=[$'sapmachine15-few-loaders-5-400-interleave0.01-sanitized'.AB24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4]" office:value-type="float" office:value="0" calcext:value-type="float">
            <text:p>0</text:p>
          </table:table-cell>
          <table:table-cell table:formula="of:=[$'sapmachine15-few-loaders-5-400-interleave1.0-sanitized'.AB244]" office:value-type="float" office:value="0" calcext:value-type="float">
            <text:p>0</text:p>
          </table:table-cell>
          <table:table-cell table:formula="of:=[$'sapmachine15-few-loaders-5-400-interleave0.1-sanitized'.AB244]" office:value-type="float" office:value="0" calcext:value-type="float">
            <text:p>0</text:p>
          </table:table-cell>
          <table:table-cell table:formula="of:=[$'sapmachine15-few-loaders-5-400-interleave0.01-sanitized'.AB24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5]" office:value-type="float" office:value="0" calcext:value-type="float">
            <text:p>0</text:p>
          </table:table-cell>
          <table:table-cell table:formula="of:=[$'sapmachine15-few-loaders-5-400-interleave1.0-sanitized'.AB245]" office:value-type="float" office:value="0" calcext:value-type="float">
            <text:p>0</text:p>
          </table:table-cell>
          <table:table-cell table:formula="of:=[$'sapmachine15-few-loaders-5-400-interleave0.1-sanitized'.AB245]" office:value-type="float" office:value="0" calcext:value-type="float">
            <text:p>0</text:p>
          </table:table-cell>
          <table:table-cell table:formula="of:=[$'sapmachine15-few-loaders-5-400-interleave0.01-sanitized'.AB24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6]" office:value-type="float" office:value="0" calcext:value-type="float">
            <text:p>0</text:p>
          </table:table-cell>
          <table:table-cell table:formula="of:=[$'sapmachine15-few-loaders-5-400-interleave1.0-sanitized'.AB246]" office:value-type="float" office:value="0" calcext:value-type="float">
            <text:p>0</text:p>
          </table:table-cell>
          <table:table-cell table:formula="of:=[$'sapmachine15-few-loaders-5-400-interleave0.1-sanitized'.AB246]" office:value-type="float" office:value="0" calcext:value-type="float">
            <text:p>0</text:p>
          </table:table-cell>
          <table:table-cell table:formula="of:=[$'sapmachine15-few-loaders-5-400-interleave0.01-sanitized'.AB24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7]" office:value-type="float" office:value="0" calcext:value-type="float">
            <text:p>0</text:p>
          </table:table-cell>
          <table:table-cell table:formula="of:=[$'sapmachine15-few-loaders-5-400-interleave1.0-sanitized'.AB247]" office:value-type="float" office:value="0" calcext:value-type="float">
            <text:p>0</text:p>
          </table:table-cell>
          <table:table-cell table:formula="of:=[$'sapmachine15-few-loaders-5-400-interleave0.1-sanitized'.AB247]" office:value-type="float" office:value="0" calcext:value-type="float">
            <text:p>0</text:p>
          </table:table-cell>
          <table:table-cell table:formula="of:=[$'sapmachine15-few-loaders-5-400-interleave0.01-sanitized'.AB24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8]" office:value-type="float" office:value="0" calcext:value-type="float">
            <text:p>0</text:p>
          </table:table-cell>
          <table:table-cell table:formula="of:=[$'sapmachine15-few-loaders-5-400-interleave1.0-sanitized'.AB248]" office:value-type="float" office:value="0" calcext:value-type="float">
            <text:p>0</text:p>
          </table:table-cell>
          <table:table-cell table:formula="of:=[$'sapmachine15-few-loaders-5-400-interleave0.1-sanitized'.AB248]" office:value-type="float" office:value="0" calcext:value-type="float">
            <text:p>0</text:p>
          </table:table-cell>
          <table:table-cell table:formula="of:=[$'sapmachine15-few-loaders-5-400-interleave0.01-sanitized'.AB24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9]" office:value-type="float" office:value="0" calcext:value-type="float">
            <text:p>0</text:p>
          </table:table-cell>
          <table:table-cell table:formula="of:=[$'sapmachine15-few-loaders-5-400-interleave1.0-sanitized'.AB249]" office:value-type="float" office:value="0" calcext:value-type="float">
            <text:p>0</text:p>
          </table:table-cell>
          <table:table-cell table:formula="of:=[$'sapmachine15-few-loaders-5-400-interleave0.1-sanitized'.AB249]" office:value-type="float" office:value="0" calcext:value-type="float">
            <text:p>0</text:p>
          </table:table-cell>
          <table:table-cell table:formula="of:=[$'sapmachine15-few-loaders-5-400-interleave0.01-sanitized'.AB24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50]" office:value-type="float" office:value="0" calcext:value-type="float">
            <text:p>0</text:p>
          </table:table-cell>
          <table:table-cell table:formula="of:=[$'sapmachine15-few-loaders-5-400-interleave1.0-sanitized'.AB250]" office:value-type="float" office:value="0" calcext:value-type="float">
            <text:p>0</text:p>
          </table:table-cell>
          <table:table-cell table:formula="of:=[$'sapmachine15-few-loaders-5-400-interleave0.1-sanitized'.AB250]" office:value-type="float" office:value="0" calcext:value-type="float">
            <text:p>0</text:p>
          </table:table-cell>
          <table:table-cell table:formula="of:=[$'sapmachine15-few-loaders-5-400-interleave0.01-sanitized'.AB2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15:23.281514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6:17:54.069533783</dc:date>
    <meta:editing-duration>PT19M25S</meta:editing-duration>
    <meta:editing-cycles>5</meta:editing-cycles>
    <meta:generator>LibreOffice/6.4.6.2$Linux_X86_64 LibreOffice_project/40$Build-2</meta:generator>
    <meta:document-statistic meta:table-count="4" meta:cell-count="170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4cm" svg:height="15.274cm" xlink:href=".." xlink:type="simple" chart:class="chart:line" chart:style-name="ch1">
        <chart:legend chart:legend-position="end" svg:x="21.962cm" svg:y="6.591cm" style:legend-expansion="high" chart:style-name="ch2"/>
        <chart:plot-area chart:style-name="ch3" table:cell-range-address="Sheet4.A1:Sheet4.D250" chart:data-source-has-labels="row" svg:x="0.514cm" svg:y="0.305cm" svg:width="20.934cm" svg:height="14.664cm">
          <chartooo:coordinate-region svg:x="1.876cm" svg:y="0.426cm" svg:width="19.431cm" svg:height="13.5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50" chart:label-cell-address="Sheet4.A1:Sheet4.A1" chart:class="chart:line">
            <chart:data-point chart:repeated="249"/>
          </chart:series>
          <chart:series chart:style-name="ch7" chart:values-cell-range-address="Sheet4.B2:Sheet4.B250" chart:label-cell-address="Sheet4.B1:Sheet4.B1" chart:class="chart:line">
            <chart:data-point chart:repeated="249"/>
          </chart:series>
          <chart:series chart:style-name="ch8" chart:values-cell-range-address="Sheet4.C2:Sheet4.C250" chart:label-cell-address="Sheet4.C1:Sheet4.C1" chart:class="chart:line">
            <chart:data-point chart:repeated="249"/>
          </chart:series>
          <chart:series chart:style-name="ch9" chart:values-cell-range-address="Sheet4.D2:Sheet4.D250" chart:label-cell-address="Sheet4.D1:Sheet4.D1" chart:class="chart:line">
            <chart:data-point chart:repeated="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Sheet4.A1:Sheet4.A1</svg:desc>
                </draw:g>
              </table:table-cell>
              <table:table-cell office:value-type="string">
                <text:p>Committed 1.0</text:p>
                <draw:g>
                  <svg:desc>Sheet4.B1:Sheet4.B1</svg:desc>
                </draw:g>
              </table:table-cell>
              <table:table-cell office:value-type="string">
                <text:p>Committed 0.1</text:p>
                <draw:g>
                  <svg:desc>Sheet4.C1:Sheet4.C1</svg:desc>
                </draw:g>
              </table:table-cell>
              <table:table-cell office:value-type="string">
                <text:p>Committed 0.01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3">
                <text:p>3833</text:p>
                <draw:g>
                  <svg:desc>Sheet4.A2:Sheet4.A250</svg:desc>
                </draw:g>
              </table:table-cell>
              <table:table-cell office:value-type="float" office:value="4864">
                <text:p>4864</text:p>
                <draw:g>
                  <svg:desc>Sheet4.B2:Sheet4.B250</svg:desc>
                </draw:g>
              </table:table-cell>
              <table:table-cell office:value-type="float" office:value="4864">
                <text:p>4864</text:p>
                <draw:g>
                  <svg:desc>Sheet4.C2:Sheet4.C250</svg:desc>
                </draw:g>
              </table:table-cell>
              <table:table-cell office:value-type="float" office:value="4864">
                <text:p>4864</text:p>
                <draw:g>
                  <svg:desc>Sheet4.D2:Sheet4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09">
                <text:p>15209</text:p>
              </table:table-cell>
              <table:table-cell office:value-type="float" office:value="15488">
                <text:p>15488</text:p>
              </table:table-cell>
              <table:table-cell office:value-type="float" office:value="15488">
                <text:p>15488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22">
                <text:p>15922</text:p>
              </table:table-cell>
              <table:table-cell office:value-type="float" office:value="16256">
                <text:p>16256</text:p>
              </table:table-cell>
              <table:table-cell office:value-type="float" office:value="16256">
                <text:p>16256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78">
                <text:p>16378</text:p>
              </table:table-cell>
              <table:table-cell office:value-type="float" office:value="16768">
                <text:p>16768</text:p>
              </table:table-cell>
              <table:table-cell office:value-type="float" office:value="16768">
                <text:p>16768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08">
                <text:p>16908</text:p>
              </table:table-cell>
              <table:table-cell office:value-type="float" office:value="17280">
                <text:p>17280</text:p>
              </table:table-cell>
              <table:table-cell office:value-type="float" office:value="17280">
                <text:p>17280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64">
                <text:p>17064</text:p>
              </table:table-cell>
              <table:table-cell office:value-type="float" office:value="17536">
                <text:p>17536</text:p>
              </table:table-cell>
              <table:table-cell office:value-type="float" office:value="17536">
                <text:p>1753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84">
                <text:p>65884</text:p>
              </table:table-cell>
              <table:table-cell office:value-type="float" office:value="52472">
                <text:p>52472</text:p>
              </table:table-cell>
              <table:table-cell office:value-type="float" office:value="72116">
                <text:p>72116</text:p>
              </table:table-cell>
              <table:table-cell office:value-type="float" office:value="68148">
                <text:p>68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658">
                <text:p>192658</text:p>
              </table:table-cell>
              <table:table-cell office:value-type="float" office:value="176876">
                <text:p>176876</text:p>
              </table:table-cell>
              <table:table-cell office:value-type="float" office:value="210088">
                <text:p>210088</text:p>
              </table:table-cell>
              <table:table-cell office:value-type="float" office:value="196560">
                <text:p>1965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4614">
                <text:p>234614</text:p>
              </table:table-cell>
              <table:table-cell office:value-type="float" office:value="233184">
                <text:p>233184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860">
                <text:p>212860</text:p>
              </table:table-cell>
              <table:table-cell office:value-type="float" office:value="224992">
                <text:p>224992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860">
                <text:p>212860</text:p>
              </table:table-cell>
              <table:table-cell office:value-type="float" office:value="224992">
                <text:p>224992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860">
                <text:p>212860</text:p>
              </table:table-cell>
              <table:table-cell office:value-type="float" office:value="224992">
                <text:p>224992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106">
                <text:p>191106</text:p>
              </table:table-cell>
              <table:table-cell office:value-type="float" office:value="208608">
                <text:p>208608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106">
                <text:p>191106</text:p>
              </table:table-cell>
              <table:table-cell office:value-type="float" office:value="208608">
                <text:p>208608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1107">
                <text:p>191107</text:p>
              </table:table-cell>
              <table:table-cell office:value-type="float" office:value="208608">
                <text:p>208608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353">
                <text:p>169353</text:p>
              </table:table-cell>
              <table:table-cell office:value-type="float" office:value="190176">
                <text:p>190176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353">
                <text:p>169353</text:p>
              </table:table-cell>
              <table:table-cell office:value-type="float" office:value="190176">
                <text:p>190176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353">
                <text:p>169353</text:p>
              </table:table-cell>
              <table:table-cell office:value-type="float" office:value="190176">
                <text:p>190176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598">
                <text:p>147598</text:p>
              </table:table-cell>
              <table:table-cell office:value-type="float" office:value="175840">
                <text:p>175840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598">
                <text:p>147598</text:p>
              </table:table-cell>
              <table:table-cell office:value-type="float" office:value="175840">
                <text:p>175840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598">
                <text:p>147598</text:p>
              </table:table-cell>
              <table:table-cell office:value-type="float" office:value="175840">
                <text:p>175840</text:p>
              </table:table-cell>
              <table:table-cell office:value-type="float" office:value="237608">
                <text:p>237608</text:p>
              </table:table-cell>
              <table:table-cell office:value-type="float" office:value="239680">
                <text:p>239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844">
                <text:p>125844</text:p>
              </table:table-cell>
              <table:table-cell office:value-type="float" office:value="155360">
                <text:p>155360</text:p>
              </table:table-cell>
              <table:table-cell office:value-type="float" office:value="237608">
                <text:p>237608</text:p>
              </table:table-cell>
              <table:table-cell office:value-type="float" office:value="237632">
                <text:p>237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844">
                <text:p>125844</text:p>
              </table:table-cell>
              <table:table-cell office:value-type="float" office:value="155360">
                <text:p>155360</text:p>
              </table:table-cell>
              <table:table-cell office:value-type="float" office:value="237608">
                <text:p>237608</text:p>
              </table:table-cell>
              <table:table-cell office:value-type="float" office:value="237632">
                <text:p>237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44">
                <text:p>125844</text:p>
              </table:table-cell>
              <table:table-cell office:value-type="float" office:value="155360">
                <text:p>155360</text:p>
              </table:table-cell>
              <table:table-cell office:value-type="float" office:value="237608">
                <text:p>237608</text:p>
              </table:table-cell>
              <table:table-cell office:value-type="float" office:value="237632">
                <text:p>237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090">
                <text:p>104090</text:p>
              </table:table-cell>
              <table:table-cell office:value-type="float" office:value="134880">
                <text:p>134880</text:p>
              </table:table-cell>
              <table:table-cell office:value-type="float" office:value="237608">
                <text:p>237608</text:p>
              </table:table-cell>
              <table:table-cell office:value-type="float" office:value="217152">
                <text:p>217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090">
                <text:p>104090</text:p>
              </table:table-cell>
              <table:table-cell office:value-type="float" office:value="134880">
                <text:p>134880</text:p>
              </table:table-cell>
              <table:table-cell office:value-type="float" office:value="237608">
                <text:p>237608</text:p>
              </table:table-cell>
              <table:table-cell office:value-type="float" office:value="217152">
                <text:p>217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091">
                <text:p>104091</text:p>
              </table:table-cell>
              <table:table-cell office:value-type="float" office:value="134880">
                <text:p>134880</text:p>
              </table:table-cell>
              <table:table-cell office:value-type="float" office:value="237608">
                <text:p>237608</text:p>
              </table:table-cell>
              <table:table-cell office:value-type="float" office:value="217152">
                <text:p>217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336">
                <text:p>82336</text:p>
              </table:table-cell>
              <table:table-cell office:value-type="float" office:value="114400">
                <text:p>114400</text:p>
              </table:table-cell>
              <table:table-cell office:value-type="float" office:value="237608">
                <text:p>237608</text:p>
              </table:table-cell>
              <table:table-cell office:value-type="float" office:value="196672">
                <text:p>196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336">
                <text:p>82336</text:p>
              </table:table-cell>
              <table:table-cell office:value-type="float" office:value="114400">
                <text:p>114400</text:p>
              </table:table-cell>
              <table:table-cell office:value-type="float" office:value="237608">
                <text:p>237608</text:p>
              </table:table-cell>
              <table:table-cell office:value-type="float" office:value="196672">
                <text:p>196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336">
                <text:p>82336</text:p>
              </table:table-cell>
              <table:table-cell office:value-type="float" office:value="114400">
                <text:p>114400</text:p>
              </table:table-cell>
              <table:table-cell office:value-type="float" office:value="237608">
                <text:p>237608</text:p>
              </table:table-cell>
              <table:table-cell office:value-type="float" office:value="196672">
                <text:p>196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582">
                <text:p>60582</text:p>
              </table:table-cell>
              <table:table-cell office:value-type="float" office:value="93920">
                <text:p>93920</text:p>
              </table:table-cell>
              <table:table-cell office:value-type="float" office:value="237608">
                <text:p>237608</text:p>
              </table:table-cell>
              <table:table-cell office:value-type="float" office:value="182336">
                <text:p>182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582">
                <text:p>60582</text:p>
              </table:table-cell>
              <table:table-cell office:value-type="float" office:value="93920">
                <text:p>93920</text:p>
              </table:table-cell>
              <table:table-cell office:value-type="float" office:value="237608">
                <text:p>237608</text:p>
              </table:table-cell>
              <table:table-cell office:value-type="float" office:value="182336">
                <text:p>182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582">
                <text:p>60582</text:p>
              </table:table-cell>
              <table:table-cell office:value-type="float" office:value="93920">
                <text:p>93920</text:p>
              </table:table-cell>
              <table:table-cell office:value-type="float" office:value="237608">
                <text:p>237608</text:p>
              </table:table-cell>
              <table:table-cell office:value-type="float" office:value="182336">
                <text:p>182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28">
                <text:p>38828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832">
                <text:p>38832</text:p>
              </table:table-cell>
              <table:table-cell office:value-type="float" office:value="73440">
                <text:p>73440</text:p>
              </table:table-cell>
              <table:table-cell office:value-type="float" office:value="237608">
                <text:p>237608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078">
                <text:p>17078</text:p>
              </table:table-cell>
              <table:table-cell office:value-type="float" office:value="36576">
                <text:p>36576</text:p>
              </table:table-cell>
              <table:table-cell office:value-type="float" office:value="35328">
                <text:p>35328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